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82mm"/>
    </style:style>
    <style:style style:name="co2" style:family="table-column">
      <style:table-column-properties fo:break-before="auto" style:column-width="27.02mm"/>
    </style:style>
    <style:style style:name="co3" style:family="table-column">
      <style:table-column-properties fo:break-before="auto" style:column-width="27.9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1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number:number-style style:name="N20000" number:language="es" number:country="ES">
      <number:number number:min-integer-digits="1"/>
    </number:number-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a07a"/>
    </style:style>
    <style:style style:name="ce2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style:font-name="Liberation Sans" style:font-name-asian="Droid Sans Fallback" style:font-name-complex="Droid Sans Devanagari"/>
    </style:style>
    <style:style style:name="ce16" style:family="table-cell" style:parent-style-name="Default" style:data-style-name="N2">
      <style:table-cell-properties fo:border="0.06pt solid #000000"/>
    </style:style>
    <style:style style:name="ce20" style:family="table-cell" style:parent-style-name="Default" style:data-style-name="N100">
      <style:table-cell-properties fo:background-color="#ffa07a"/>
    </style:style>
    <style:style style:name="ce23" style:family="table-cell" style:parent-style-name="Default" style:data-style-name="N100"/>
    <style:style style:name="ce26" style:family="table-cell" style:parent-style-name="Default" style:data-style-name="N20000">
      <style:table-cell-properties fo:background-color="transparent"/>
    </style:style>
    <style:style style:name="ce28" style:family="table-cell" style:parent-style-name="Default" style:data-style-name="N20000">
      <style:table-cell-properties fo:background-color="transparent" fo:border="0.06pt solid #000000"/>
    </style:style>
    <style:style style:name="ce29" style:family="table-cell" style:parent-style-name="Default">
      <style:table-cell-properties fo:background-color="#ffa07a" fo:border="0.06pt solid #000000"/>
    </style:style>
    <style:style style:name="ce21" style:family="table-cell" style:parent-style-name="Default" style:data-style-name="N20000">
      <style:table-cell-properties fo:border="0.06pt solid #000000"/>
    </style:style>
    <style:style style:name="ce24" style:family="table-cell" style:parent-style-name="Default">
      <style:text-properties style:use-window-font-color="true" style:font-name="Liberation Sans" fo:font-size="10pt" style:font-size-asian="10pt" style:font-size-complex="10pt"/>
    </style:style>
    <style:style style:name="ce25" style:family="table-cell" style:parent-style-name="Default">
      <style:text-properties style:use-window-font-color="true" style:font-name="Liberation Sans" fo:font-size="10pt" fo:language="none" fo:country="none" style:font-name-asian="Noto Sans" style:font-size-asian="10pt" style:language-asian="none" style:country-asian="none" style:font-name-complex="Noto Sans" style:font-size-complex="10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U" table:style-name="ta1">
        <table:shapes>
          <draw:frame draw:z-index="0" draw:style-name="gr1" draw:text-style-name="P1" svg:width="115.37mm" svg:height="83.94mm" svg:x="307.88mm" svg:y="45.35mm">
            <loext:p draw:notify-on-update-of-ranges="LU.C13:LU.C15 LU.D11:LU.D12 LU.D13:LU.D15 LU.H11:LU.H12 LU.H13:LU.H15 LU.E11:LU.E12 LU.E13:LU.E15 LU.F11:LU.F12 LU.F13:LU.F15 LU.G11:LU.G12 LU.G13:LU.G15 LU.I11:LU.I12 LU.I13:LU.I15 LU.J11:LU.J12 LU.J13:LU.J15 LU.K11:LU.K12 LU.K13:LU.K1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APPLICATION: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LU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PARAMETERS: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MSIZ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FIFO Data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string" calcext:value-type="string">
            <text:p>BSIZE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2048" calcext:value-type="float">
            <text:p>2048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GENERATED PLOTS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UserParallel</text:p>
          </table:table-cell>
          <table:table-cell table:style-name="ce4" table:number-columns-repeated="2"/>
          <table:table-cell table:style-name="ce4" office:value-type="string" calcext:value-type="string">
            <text:p>UserParallel</text:p>
          </table:table-cell>
          <table:table-cell table:style-name="ce4" office:value-type="string" calcext:value-type="string">
            <text:p>AutoParallel</text:p>
          </table:table-cell>
          <table:table-cell table:style-name="ce4" table:number-columns-repeated="2"/>
          <table:table-cell table:style-name="ce4" office:value-type="string" calcext:value-type="string">
            <text:p>AutoParallel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NumWorkers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1 (48)</text:p>
          </table:table-cell>
          <table:table-cell table:style-name="ce6" table:formula="of:=[.$G$13]/[.G13]" office:value-type="float" office:value="1" calcext:value-type="float">
            <text:p>1</text:p>
          </table:table-cell>
          <table:table-cell table:style-name="ce16" table:formula="of:=MIN([.$N$36:.$N$52])" office:value-type="float" office:value="435.805259228" calcext:value-type="float">
            <text:p>435,81</text:p>
          </table:table-cell>
          <table:table-cell table:style-name="ce16" table:formula="of:=MAX([.$N$36:.$N$52])" office:value-type="float" office:value="451.588932991" calcext:value-type="float">
            <text:p>451,59</text:p>
          </table:table-cell>
          <table:table-cell table:style-name="ce16" table:formula="of:=AVERAGE([.$N$36:.$N$52])" office:value-type="float" office:value="445.592809558" calcext:value-type="float">
            <text:p>445,59</text:p>
          </table:table-cell>
          <table:table-cell table:style-name="ce6" table:formula="of:=[.$G$13]/[.K13]" office:value-type="float" office:value="1.93667047316026" calcext:value-type="float">
            <text:p>1,93667047316026</text:p>
          </table:table-cell>
          <table:table-cell table:style-name="ce16" table:formula="of:=MIN([.$Q$36:.$Q$52])" office:value-type="float" office:value="216.084392071" calcext:value-type="float">
            <text:p>216,08</text:p>
          </table:table-cell>
          <table:table-cell table:style-name="ce16" table:formula="of:=MAX([.$Q$36:.$Q$52])" office:value-type="float" office:value="259.43186307" calcext:value-type="float">
            <text:p>259,43</text:p>
          </table:table-cell>
          <table:table-cell table:style-name="ce16" table:formula="of:=AVERAGE([.$Q$36:.$Q$52])" office:value-type="float" office:value="230.081893504" calcext:value-type="float">
            <text:p>230,0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2 (96)</text:p>
          </table:table-cell>
          <table:table-cell table:style-name="ce6" table:formula="of:=[.$G$13]/[.G14]" office:value-type="float" office:value="1.29633522710105" calcext:value-type="float">
            <text:p>1,29633522710105</text:p>
          </table:table-cell>
          <table:table-cell table:style-name="ce16" table:formula="of:=MIN([.$O$36:.$O$52])" office:value-type="float" office:value="337.729044914" calcext:value-type="float">
            <text:p>337,73</text:p>
          </table:table-cell>
          <table:table-cell table:style-name="ce16" table:formula="of:=MAX([.$O$36:.$O$52])" office:value-type="float" office:value="349.736357927" calcext:value-type="float">
            <text:p>349,74</text:p>
          </table:table-cell>
          <table:table-cell table:style-name="ce16" table:formula="of:=AVERAGE([.$O$36:.$O$52])" office:value-type="float" office:value="343.7327014205" calcext:value-type="float">
            <text:p>343,73</text:p>
          </table:table-cell>
          <table:table-cell table:style-name="ce6" table:formula="of:=[.$G$13]/[.K14]" office:value-type="float" office:value="2.36912046153787" calcext:value-type="float">
            <text:p>2,36912046153787</text:p>
          </table:table-cell>
          <table:table-cell table:style-name="ce16" table:formula="of:=MIN([.$R$36:.$R$52])" office:value-type="float" office:value="156.518908024" calcext:value-type="float">
            <text:p>156,52</text:p>
          </table:table-cell>
          <table:table-cell table:style-name="ce16" table:formula="of:=MAX([.$R$36:.$R$52])" office:value-type="float" office:value="256.685142994" calcext:value-type="float">
            <text:p>256,69</text:p>
          </table:table-cell>
          <table:table-cell table:style-name="ce16" table:formula="of:=AVERAGE([.$R$36:.$R$52])" office:value-type="float" office:value="188.0836440325" calcext:value-type="float">
            <text:p>188,0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4 (192)</text:p>
          </table:table-cell>
          <table:table-cell table:style-name="ce6" table:formula="of:=[.$G$13]/[.G15]" office:value-type="float" office:value="1.54686122121035" calcext:value-type="float">
            <text:p>1,54686122121035</text:p>
          </table:table-cell>
          <table:table-cell table:style-name="ce16" table:formula="of:=MIN([.$P$36:.$P$52])" office:value-type="float" office:value="281.615010977" calcext:value-type="float">
            <text:p>281,62</text:p>
          </table:table-cell>
          <table:table-cell table:style-name="ce16" table:formula="of:=MAX([.$P$36:.$P$52])" office:value-type="float" office:value="294.510117054" calcext:value-type="float">
            <text:p>294,51</text:p>
          </table:table-cell>
          <table:table-cell table:style-name="ce16" table:formula="of:=AVERAGE([.$P$36:.$P$52])" office:value-type="float" office:value="288.0625640155" calcext:value-type="float">
            <text:p>288,06</text:p>
          </table:table-cell>
          <table:table-cell table:style-name="ce6" table:formula="of:=[.$G$13]/[.K15]" office:value-type="float" office:value="2.90325923036993" calcext:value-type="float">
            <text:p>2,90325923036993</text:p>
          </table:table-cell>
          <table:table-cell table:style-name="ce16" table:formula="of:=MIN([.$S$36:.$S$52])" office:value-type="float" office:value="135.691849947" calcext:value-type="float">
            <text:p>135,69</text:p>
          </table:table-cell>
          <table:table-cell table:style-name="ce16" table:formula="of:=MAX([.$S$36:.$S$52])" office:value-type="float" office:value="197.18343401" calcext:value-type="float">
            <text:p>197,18</text:p>
          </table:table-cell>
          <table:table-cell table:style-name="ce16" table:formula="of:=AVERAGE([.$S$36:.$S$52])" office:value-type="float" office:value="153.48020076775" calcext:value-type="float">
            <text:p>153,48</text:p>
          </table:table-cell>
          <table:table-cell table:number-columns-repeated="8"/>
        </table:table-row>
        <table:table-row table:style-name="ro1" table:number-rows-repeated="16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RAW TEST DATA</text:p>
          </table:table-cell>
          <table:table-cell table:style-name="ce2" table:number-columns-repeated="10"/>
          <table:table-cell/>
          <table:table-cell table:style-name="ce1" office:value-type="string" calcext:value-type="string">
            <text:p>SUMMARY TEST DATA</text:p>
          </table:table-cell>
          <table:table-cell table:style-name="ce2"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3" office:value-type="string" calcext:value-type="string">
            <text:p>JOB_ID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MSIZE</text:p>
          </table:table-cell>
          <table:table-cell table:style-name="ce3" office:value-type="string" calcext:value-type="string">
            <text:p>BSIZE</text:p>
          </table:table-cell>
          <table:table-cell table:style-name="ce3" office:value-type="string" calcext:value-type="string">
            <text:p>TRACING</text:p>
          </table:table-cell>
          <table:table-cell table:style-name="ce3" office:value-type="string" calcext:value-type="string">
            <text:p>NUM_WORKERS</text:p>
          </table:table-cell>
          <table:table-cell table:style-name="ce3" office:value-type="string" calcext:value-type="string">
            <text:p>TOTAL_TIME</text:p>
          </table:table-cell>
          <table:table-cell table:style-name="ce3" office:value-type="string" calcext:value-type="string">
            <text:p>INIT_TIME</text:p>
          </table:table-cell>
          <table:table-cell table:style-name="ce3" office:value-type="string" calcext:value-type="string">
            <text:p>COMP_TIME</text:p>
          </table:table-cell>
          <table:table-cell table:style-name="ce3" office:value-type="string" calcext:value-type="string">
            <text:p>NUM_TASKS</text:p>
          </table:table-cell>
          <table:table-cell table:number-columns-repeated="2"/>
          <table:table-cell office:value-type="string" calcext:value-type="string">
            <text:p>UserParallel</text:p>
          </table:table-cell>
          <table:table-cell table:number-columns-repeated="2"/>
          <table:table-cell office:value-type="string" calcext:value-type="string">
            <text:p>AutoParallel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1462195" calcext:value-type="float">
            <text:p>1462195</text:p>
          </table:table-cell>
          <table:table-cell table:style-name="ce10"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467.931129932" calcext:value-type="float">
            <text:p>467,931129932</text:p>
          </table:table-cell>
          <table:table-cell table:style-name="ce26" office:value-type="float" office:value="3.7408759594" calcext:value-type="float">
            <text:p>3,7408759594</text:p>
          </table:table-cell>
          <table:table-cell table:style-name="ce26" office:value-type="float" office:value="464.190253973" calcext:value-type="float">
            <text:p>464,190253973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0" office:value-type="float" office:value="1462197" calcext:value-type="float">
            <text:p>1462197</text:p>
          </table:table-cell>
          <table:table-cell table:style-name="ce10"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483.29885006" calcext:value-type="float">
            <text:p>483,29885006</text:p>
          </table:table-cell>
          <table:table-cell table:style-name="ce26" office:value-type="float" office:value="4.17284989357" calcext:value-type="float">
            <text:p>4,17284989357</text:p>
          </table:table-cell>
          <table:table-cell table:style-name="ce26" office:value-type="float" office:value="479.126000166" calcext:value-type="float">
            <text:p>479,126000166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2"/>
          <table:table-cell table:style-name="ce28" office:value-type="float" office:value="447.116286993" calcext:value-type="float">
            <text:p>447,116286993</text:p>
          </table:table-cell>
          <table:table-cell table:style-name="ce28" office:value-type="float" office:value="337.729044914" calcext:value-type="float">
            <text:p>337,729044914</text:p>
          </table:table-cell>
          <table:table-cell table:style-name="ce28" office:value-type="float" office:value="294.510117054" calcext:value-type="float">
            <text:p>294,510117054</text:p>
          </table:table-cell>
          <table:table-cell table:style-name="ce28" office:value-type="float" office:value="225.77616787" calcext:value-type="float">
            <text:p>225,77616787</text:p>
          </table:table-cell>
          <table:table-cell table:style-name="ce28" office:value-type="float" office:value="156.518908024" calcext:value-type="float">
            <text:p>156,518908024</text:p>
          </table:table-cell>
          <table:table-cell table:style-name="ce28" office:value-type="float" office:value="135.691849947" calcext:value-type="float">
            <text:p>135,691849947</text:p>
          </table:table-cell>
        </table:table-row>
        <table:table-row table:style-name="ro1">
          <table:table-cell/>
          <table:table-cell table:style-name="ce10" office:value-type="float" office:value="1768524" calcext:value-type="float">
            <text:p>1768524</text:p>
          </table:table-cell>
          <table:table-cell table:style-name="ce10"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236.308659077" calcext:value-type="float">
            <text:p>236,308659077</text:p>
          </table:table-cell>
          <table:table-cell table:style-name="ce26" office:value-type="float" office:value="10.5324912071" calcext:value-type="float">
            <text:p>10,5324912071</text:p>
          </table:table-cell>
          <table:table-cell table:style-name="ce26" office:value-type="float" office:value="225.77616787" calcext:value-type="float">
            <text:p>225,77616787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2"/>
          <table:table-cell table:style-name="ce28" office:value-type="float" office:value="447.86075902" calcext:value-type="float">
            <text:p>447,86075902</text:p>
          </table:table-cell>
          <table:table-cell table:style-name="ce28" office:value-type="float" office:value="349.736357927" calcext:value-type="float">
            <text:p>349,736357927</text:p>
          </table:table-cell>
          <table:table-cell table:style-name="ce28" office:value-type="float" office:value="281.615010977" calcext:value-type="float">
            <text:p>281,615010977</text:p>
          </table:table-cell>
          <table:table-cell table:style-name="ce28" office:value-type="float" office:value="219.035151005" calcext:value-type="float">
            <text:p>219,035151005</text:p>
          </table:table-cell>
          <table:table-cell table:style-name="ce28" office:value-type="float" office:value="181.127249956" calcext:value-type="float">
            <text:p>181,127249956</text:p>
          </table:table-cell>
          <table:table-cell table:style-name="ce28" office:value-type="float" office:value="197.18343401" calcext:value-type="float">
            <text:p>197,18343401</text:p>
          </table:table-cell>
        </table:table-row>
        <table:table-row table:style-name="ro1">
          <table:table-cell/>
          <table:table-cell table:style-name="ce10" office:value-type="float" office:value="1768526" calcext:value-type="float">
            <text:p>1768526</text:p>
          </table:table-cell>
          <table:table-cell table:style-name="ce10"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229.22894311" calcext:value-type="float">
            <text:p>229,22894311</text:p>
          </table:table-cell>
          <table:table-cell table:style-name="ce26" office:value-type="float" office:value="10.1937921047" calcext:value-type="float">
            <text:p>10,1937921047</text:p>
          </table:table-cell>
          <table:table-cell table:style-name="ce26" office:value-type="float" office:value="219.035151005" calcext:value-type="float">
            <text:p>219,035151005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2"/>
          <table:table-cell table:style-name="ce28" office:value-type="float" office:value="451.588932991" calcext:value-type="float">
            <text:p>451,588932991</text:p>
          </table:table-cell>
          <table:table-cell table:style-name="ce5"/>
          <table:table-cell table:style-name="ce29"/>
          <table:table-cell table:style-name="ce29" office:value-type="float" office:value="259.43186307" calcext:value-type="float">
            <text:p>259,43186307</text:p>
          </table:table-cell>
          <table:table-cell table:style-name="ce29" office:value-type="float" office:value="256.685142994" calcext:value-type="float">
            <text:p>256,685142994</text:p>
          </table:table-cell>
          <table:table-cell table:style-name="ce29" office:value-type="float" office:value="144.257570982" calcext:value-type="float">
            <text:p>144,257570982</text:p>
          </table:table-cell>
        </table:table-row>
        <table:table-row table:style-name="ro1">
          <table:table-cell/>
          <table:table-cell table:style-name="ce10" office:value-type="float" office:value="1439244" calcext:value-type="float">
            <text:p>1439244</text:p>
          </table:table-cell>
          <table:table-cell table:style-name="ce10"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477.373153925" calcext:value-type="float">
            <text:p>477,373153925</text:p>
          </table:table-cell>
          <table:table-cell table:style-name="ce26" office:value-type="float" office:value="3.56338500977" calcext:value-type="float">
            <text:p>3,56338500977</text:p>
          </table:table-cell>
          <table:table-cell table:style-name="ce26" office:value-type="float" office:value="473.809768915" calcext:value-type="float">
            <text:p>473,809768915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2"/>
          <table:table-cell table:style-name="ce28" office:value-type="float" office:value="435.805259228" calcext:value-type="float">
            <text:p>435,805259228</text:p>
          </table:table-cell>
          <table:table-cell table:style-name="ce5" table:number-columns-repeated="2"/>
          <table:table-cell table:style-name="ce5" office:value-type="float" office:value="216.084392071" calcext:value-type="float">
            <text:p>216,084392071</text:p>
          </table:table-cell>
          <table:table-cell table:style-name="ce5" office:value-type="float" office:value="158.003275156" calcext:value-type="float">
            <text:p>158,003275156</text:p>
          </table:table-cell>
          <table:table-cell table:style-name="ce5" office:value-type="float" office:value="136.787948132" calcext:value-type="float">
            <text:p>136,787948132</text:p>
          </table:table-cell>
        </table:table-row>
        <table:table-row table:style-name="ro1">
          <table:table-cell/>
          <table:table-cell table:style-name="ce10" office:value-type="float" office:value="1439248" calcext:value-type="float">
            <text:p>1439248</text:p>
          </table:table-cell>
          <table:table-cell table:style-name="ce10"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469.471008062" calcext:value-type="float">
            <text:p>469,471008062</text:p>
          </table:table-cell>
          <table:table-cell table:style-name="ce26" office:value-type="float" office:value="3.3509759903" calcext:value-type="float">
            <text:p>3,3509759903</text:p>
          </table:table-cell>
          <table:table-cell table:style-name="ce26" office:value-type="float" office:value="466.120032072" calcext:value-type="float">
            <text:p>466,120032072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2"/>
          <table:table-cell table:style-name="ce5" table:number-columns-repeated="3"/>
          <table:table-cell table:style-name="ce21"/>
          <table:table-cell table:style-name="ce5" table:number-columns-repeated="2"/>
        </table:table-row>
        <table:table-row table:style-name="ro1">
          <table:table-cell/>
          <table:table-cell table:style-name="ce11" office:value-type="float" office:value="1823947" calcext:value-type="float">
            <text:p>1823947</text:p>
          </table:table-cell>
          <table:table-cell table:style-name="ce11" office:value-type="string" calcext:value-type="string">
            <text:p>autoparallel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70.611624956" calcext:value-type="float">
            <text:p>270,611624956</text:p>
          </table:table-cell>
          <table:table-cell table:style-name="ce11" office:value-type="float" office:value="11.1797618866" calcext:value-type="float">
            <text:p>11,1797618866</text:p>
          </table:table-cell>
          <table:table-cell table:style-name="ce11" office:value-type="float" office:value="259.43186307" calcext:value-type="float">
            <text:p>259,43186307</text:p>
          </table:table-cell>
          <table:table-cell table:style-name="ce11" office:value-type="float" office:value="4711" calcext:value-type="float">
            <text:p>4711</text:p>
          </table:table-cell>
          <table:table-cell table:number-columns-repeated="2"/>
          <table:table-cell table:style-name="ce5" table:number-columns-repeated="3"/>
          <table:table-cell table:style-name="ce21"/>
          <table:table-cell table:style-name="ce5" table:number-columns-repeated="2"/>
        </table:table-row>
        <table:table-row table:style-name="ro1">
          <table:table-cell/>
          <table:table-cell office:value-type="float" office:value="1834659" calcext:value-type="float">
            <text:p>1834659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26.185926914" calcext:value-type="float">
            <text:p>226,185926914</text:p>
          </table:table-cell>
          <table:table-cell office:value-type="float" office:value="10.1015348434" calcext:value-type="float">
            <text:p>10,1015348434</text:p>
          </table:table-cell>
          <table:table-cell office:value-type="float" office:value="216.084392071" calcext:value-type="float">
            <text:p>216,084392071</text:p>
          </table:table-cell>
          <table:table-cell office:value-type="float" office:value="4711" calcext:value-type="float">
            <text:p>4711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table:style-name="ce10" office:value-type="float" office:value="1439249" calcext:value-type="float">
            <text:p>1439249</text:p>
          </table:table-cell>
          <table:table-cell table:style-name="ce10" office:value-type="string" calcext:value-type="string">
            <text:p>user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451.979357958" calcext:value-type="float">
            <text:p>451,979357958</text:p>
          </table:table-cell>
          <table:table-cell table:style-name="ce26" office:value-type="float" office:value="4.86307096481" calcext:value-type="float">
            <text:p>4,86307096481</text:p>
          </table:table-cell>
          <table:table-cell table:style-name="ce26" office:value-type="float" office:value="447.116286993" calcext:value-type="float">
            <text:p>447,116286993</text:p>
          </table:table-cell>
          <table:table-cell table:style-name="ce10" office:value-type="float" office:value="4472" calcext:value-type="float">
            <text:p>447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table:style-name="ce10" office:value-type="float" office:value="1439252" calcext:value-type="float">
            <text:p>1439252</text:p>
          </table:table-cell>
          <table:table-cell table:style-name="ce10" office:value-type="string" calcext:value-type="string">
            <text:p>user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452.564367056" calcext:value-type="float">
            <text:p>452,564367056</text:p>
          </table:table-cell>
          <table:table-cell table:style-name="ce26" office:value-type="float" office:value="4.70360803604" calcext:value-type="float">
            <text:p>4,70360803604</text:p>
          </table:table-cell>
          <table:table-cell table:style-name="ce26" office:value-type="float" office:value="447.86075902" calcext:value-type="float">
            <text:p>447,86075902</text:p>
          </table:table-cell>
          <table:table-cell table:style-name="ce10" office:value-type="float" office:value="4472" calcext:value-type="float">
            <text:p>447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table:style-name="ce10" office:value-type="float" office:value="1462200" calcext:value-type="float">
            <text:p>1462200</text:p>
          </table:table-cell>
          <table:table-cell table:style-name="ce10" office:value-type="string" calcext:value-type="string">
            <text:p>user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456.446582079" calcext:value-type="float">
            <text:p>456,446582079</text:p>
          </table:table-cell>
          <table:table-cell table:style-name="ce26" office:value-type="float" office:value="4.85764908791" calcext:value-type="float">
            <text:p>4,85764908791</text:p>
          </table:table-cell>
          <table:table-cell table:style-name="ce26" office:value-type="float" office:value="451.588932991" calcext:value-type="float">
            <text:p>451,588932991</text:p>
          </table:table-cell>
          <table:table-cell table:style-name="ce10" office:value-type="float" office:value="4472" calcext:value-type="float">
            <text:p>447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table:style-name="ce10" office:value-type="float" office:value="1462201" calcext:value-type="float">
            <text:p>1462201</text:p>
          </table:table-cell>
          <table:table-cell table:style-name="ce10" office:value-type="string" calcext:value-type="string">
            <text:p>user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439.594152212" calcext:value-type="float">
            <text:p>439,594152212</text:p>
          </table:table-cell>
          <table:table-cell table:style-name="ce26" office:value-type="float" office:value="3.78889298439" calcext:value-type="float">
            <text:p>3,78889298439</text:p>
          </table:table-cell>
          <table:table-cell table:style-name="ce26" office:value-type="float" office:value="435.805259228" calcext:value-type="float">
            <text:p>435,805259228</text:p>
          </table:table-cell>
          <table:table-cell table:style-name="ce10" office:value-type="float" office:value="4472" calcext:value-type="float">
            <text:p>447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table:style-name="ce10" table:number-columns-repeated="6"/>
          <table:table-cell table:style-name="ce26" table:number-columns-repeated="3"/>
          <table:table-cell table:style-name="ce10"/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table:style-name="ce10" office:value-type="float" office:value="1478791" calcext:value-type="float">
            <text:p>1478791</text:p>
          </table:table-cell>
          <table:table-cell table:style-name="ce10"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2" calcext:value-type="float">
            <text:p>2</text:p>
          </table:table-cell>
          <table:table-cell table:style-name="ce26" office:value-type="float" office:value="349.01332593" calcext:value-type="float">
            <text:p>349,01332593</text:p>
          </table:table-cell>
          <table:table-cell table:style-name="ce26" office:value-type="float" office:value="2.89216899872" calcext:value-type="float">
            <text:p>2,89216899872</text:p>
          </table:table-cell>
          <table:table-cell table:style-name="ce26" office:value-type="float" office:value="346.121156931" calcext:value-type="float">
            <text:p>346,121156931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table:style-name="ce10" office:value-type="float" office:value="1478792" calcext:value-type="float">
            <text:p>1478792</text:p>
          </table:table-cell>
          <table:table-cell table:style-name="ce10"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float" office:value="2" calcext:value-type="float">
            <text:p>2</text:p>
          </table:table-cell>
          <table:table-cell table:style-name="ce26" office:value-type="float" office:value="389.612264872" calcext:value-type="float">
            <text:p>389,612264872</text:p>
          </table:table-cell>
          <table:table-cell table:style-name="ce26" office:value-type="float" office:value="2.5433318615" calcext:value-type="float">
            <text:p>2,5433318615</text:p>
          </table:table-cell>
          <table:table-cell table:style-name="ce26" office:value-type="float" office:value="387.06893301" calcext:value-type="float">
            <text:p>387,06893301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table:style-name="ce10" office:value-type="float" office:value="1768530" calcext:value-type="float">
            <text:p>1768530</text:p>
          </table:table-cell>
          <table:table-cell table:style-name="ce10"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2" calcext:value-type="float">
            <text:p>2</text:p>
          </table:table-cell>
          <table:table-cell table:style-name="ce26" office:value-type="float" office:value="162.850389957" calcext:value-type="float">
            <text:p>162,850389957</text:p>
          </table:table-cell>
          <table:table-cell table:style-name="ce26" office:value-type="float" office:value="6.33148193359" calcext:value-type="float">
            <text:p>6,33148193359</text:p>
          </table:table-cell>
          <table:table-cell table:style-name="ce26" office:value-type="float" office:value="156.518908024" calcext:value-type="float">
            <text:p>156,518908024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table:style-name="ce10" office:value-type="float" office:value="1768532" calcext:value-type="float">
            <text:p>1768532</text:p>
          </table:table-cell>
          <table:table-cell table:style-name="ce10"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float" office:value="2" calcext:value-type="float">
            <text:p>2</text:p>
          </table:table-cell>
          <table:table-cell table:style-name="ce26" office:value-type="float" office:value="188.303217888" calcext:value-type="float">
            <text:p>188,303217888</text:p>
          </table:table-cell>
          <table:table-cell table:style-name="ce26" office:value-type="float" office:value="7.17596793175" calcext:value-type="float">
            <text:p>7,17596793175</text:p>
          </table:table-cell>
          <table:table-cell table:style-name="ce26" office:value-type="float" office:value="181.127249956" calcext:value-type="float">
            <text:p>181,127249956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table:style-name="ce11" office:value-type="float" office:value="1823952" calcext:value-type="float">
            <text:p>1823952</text:p>
          </table:table-cell>
          <table:table-cell table:style-name="ce11" office:value-type="string" calcext:value-type="string">
            <text:p>autoparallel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67.097539902" calcext:value-type="float">
            <text:p>267,097539902</text:p>
          </table:table-cell>
          <table:table-cell table:style-name="ce11" office:value-type="float" office:value="10.4123969078" calcext:value-type="float">
            <text:p>10,4123969078</text:p>
          </table:table-cell>
          <table:table-cell table:style-name="ce11" office:value-type="float" office:value="256.685142994" calcext:value-type="float">
            <text:p>256,685142994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834664" calcext:value-type="float">
            <text:p>1834664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64.160296202" calcext:value-type="float">
            <text:p>164,160296202</text:p>
          </table:table-cell>
          <table:table-cell office:value-type="float" office:value="6.15702104568" calcext:value-type="float">
            <text:p>6,15702104568</text:p>
          </table:table-cell>
          <table:table-cell office:value-type="float" office:value="158.003275156" calcext:value-type="float">
            <text:p>158,003275156</text:p>
          </table:table-cell>
          <table:table-cell office:value-type="float" office:value="4711" calcext:value-type="float">
            <text:p>4711</text:p>
          </table:table-cell>
          <table:table-cell table:number-columns-repeated="8"/>
        </table:table-row>
        <table:table-row table:style-name="ro1">
          <table:table-cell/>
          <table:table-cell table:style-name="ce10" office:value-type="float" office:value="1478793" calcext:value-type="float">
            <text:p>1478793</text:p>
          </table:table-cell>
          <table:table-cell table:style-name="ce10" office:value-type="string" calcext:value-type="string">
            <text:p>user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2" calcext:value-type="float">
            <text:p>2</text:p>
          </table:table-cell>
          <table:table-cell table:style-name="ce26" office:value-type="float" office:value="342.006126881" calcext:value-type="float">
            <text:p>342,006126881</text:p>
          </table:table-cell>
          <table:table-cell table:style-name="ce26" office:value-type="float" office:value="4.2770819664" calcext:value-type="float">
            <text:p>4,2770819664</text:p>
          </table:table-cell>
          <table:table-cell table:style-name="ce26" office:value-type="float" office:value="337.729044914" calcext:value-type="float">
            <text:p>337,729044914</text:p>
          </table:table-cell>
          <table:table-cell table:style-name="ce10" office:value-type="float" office:value="4472" calcext:value-type="float">
            <text:p>4472</text:p>
          </table:table-cell>
          <table:table-cell table:number-columns-repeated="8"/>
        </table:table-row>
        <table:table-row table:style-name="ro1">
          <table:table-cell/>
          <table:table-cell table:style-name="ce10" office:value-type="float" office:value="1478794" calcext:value-type="float">
            <text:p>1478794</text:p>
          </table:table-cell>
          <table:table-cell table:style-name="ce10" office:value-type="string" calcext:value-type="string">
            <text:p>user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float" office:value="2" calcext:value-type="float">
            <text:p>2</text:p>
          </table:table-cell>
          <table:table-cell table:style-name="ce26" office:value-type="float" office:value="353.677484989" calcext:value-type="float">
            <text:p>353,677484989</text:p>
          </table:table-cell>
          <table:table-cell table:style-name="ce26" office:value-type="float" office:value="3.94112706184" calcext:value-type="float">
            <text:p>3,94112706184</text:p>
          </table:table-cell>
          <table:table-cell table:style-name="ce26" office:value-type="float" office:value="349.736357927" calcext:value-type="float">
            <text:p>349,736357927</text:p>
          </table:table-cell>
          <table:table-cell table:style-name="ce10" office:value-type="float" office:value="4472" calcext:value-type="float">
            <text:p>4472</text:p>
          </table:table-cell>
          <table:table-cell table:number-columns-repeated="8"/>
        </table:table-row>
        <table:table-row table:style-name="ro1">
          <table:table-cell/>
          <table:table-cell table:style-name="ce10" table:number-columns-repeated="6"/>
          <table:table-cell table:style-name="ce26" table:number-columns-repeated="3"/>
          <table:table-cell table:style-name="ce10"/>
          <table:table-cell table:number-columns-repeated="8"/>
        </table:table-row>
        <table:table-row table:style-name="ro1">
          <table:table-cell/>
          <table:table-cell table:style-name="ce10" office:value-type="float" office:value="1478795" calcext:value-type="float">
            <text:p>1478795</text:p>
          </table:table-cell>
          <table:table-cell table:style-name="ce10"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4" calcext:value-type="float">
            <text:p>4</text:p>
          </table:table-cell>
          <table:table-cell table:style-name="ce26" office:value-type="float" office:value="326.142379999" calcext:value-type="float">
            <text:p>326,142379999</text:p>
          </table:table-cell>
          <table:table-cell table:style-name="ce26" office:value-type="float" office:value="2.54515194893" calcext:value-type="float">
            <text:p>2,54515194893</text:p>
          </table:table-cell>
          <table:table-cell table:style-name="ce26" office:value-type="float" office:value="323.59722805" calcext:value-type="float">
            <text:p>323,59722805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8"/>
        </table:table-row>
        <table:table-row table:style-name="ro1">
          <table:table-cell/>
          <table:table-cell table:style-name="ce10" office:value-type="float" office:value="1768537" calcext:value-type="float">
            <text:p>1768537</text:p>
          </table:table-cell>
          <table:table-cell table:style-name="ce10"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4" calcext:value-type="float">
            <text:p>4</text:p>
          </table:table-cell>
          <table:table-cell table:style-name="ce26" office:value-type="float" office:value="140.24901104" calcext:value-type="float">
            <text:p>140,24901104</text:p>
          </table:table-cell>
          <table:table-cell table:style-name="ce26" office:value-type="float" office:value="4.55716109276" calcext:value-type="float">
            <text:p>4,55716109276</text:p>
          </table:table-cell>
          <table:table-cell table:style-name="ce26" office:value-type="float" office:value="135.691849947" calcext:value-type="float">
            <text:p>135,691849947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8"/>
        </table:table-row>
        <table:table-row table:style-name="ro1">
          <table:table-cell/>
          <table:table-cell table:style-name="ce10" office:value-type="float" office:value="1768541" calcext:value-type="float">
            <text:p>1768541</text:p>
          </table:table-cell>
          <table:table-cell table:style-name="ce10"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float" office:value="4" calcext:value-type="float">
            <text:p>4</text:p>
          </table:table-cell>
          <table:table-cell table:style-name="ce26" office:value-type="float" office:value="207.119660139" calcext:value-type="float">
            <text:p>207,119660139</text:p>
          </table:table-cell>
          <table:table-cell table:style-name="ce26" office:value-type="float" office:value="9.93622612953" calcext:value-type="float">
            <text:p>9,93622612953</text:p>
          </table:table-cell>
          <table:table-cell table:style-name="ce26" office:value-type="float" office:value="197.18343401" calcext:value-type="float">
            <text:p>197,18343401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float" office:value="1823959" calcext:value-type="float">
            <text:p>1823959</text:p>
          </table:table-cell>
          <table:table-cell table:style-name="ce11" office:value-type="string" calcext:value-type="string">
            <text:p>autoparallel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48.644763947" calcext:value-type="float">
            <text:p>148,644763947</text:p>
          </table:table-cell>
          <table:table-cell table:style-name="ce11" office:value-type="float" office:value="4.38719296455" calcext:value-type="float">
            <text:p>4,38719296455</text:p>
          </table:table-cell>
          <table:table-cell table:style-name="ce11" office:value-type="float" office:value="144.257570982" calcext:value-type="float">
            <text:p>144,257570982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34668" calcext:value-type="float">
            <text:p>1834668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40.903824091" calcext:value-type="float">
            <text:p>140,903824091</text:p>
          </table:table-cell>
          <table:table-cell office:value-type="float" office:value="4.1158759594" calcext:value-type="float">
            <text:p>4,1158759594</text:p>
          </table:table-cell>
          <table:table-cell office:value-type="float" office:value="136.787948132" calcext:value-type="float">
            <text:p>136,787948132</text:p>
          </table:table-cell>
          <table:table-cell office:value-type="float" office:value="4711" calcext:value-type="float">
            <text:p>4711</text:p>
          </table:table-cell>
          <table:table-cell table:number-columns-repeated="8"/>
        </table:table-row>
        <table:table-row table:style-name="ro1">
          <table:table-cell/>
          <table:table-cell table:style-name="ce10" office:value-type="float" office:value="1478797" calcext:value-type="float">
            <text:p>1478797</text:p>
          </table:table-cell>
          <table:table-cell table:style-name="ce10" office:value-type="string" calcext:value-type="string">
            <text:p>user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4" calcext:value-type="float">
            <text:p>4</text:p>
          </table:table-cell>
          <table:table-cell table:style-name="ce26" office:value-type="float" office:value="298.297841072" calcext:value-type="float">
            <text:p>298,297841072</text:p>
          </table:table-cell>
          <table:table-cell table:style-name="ce26" office:value-type="float" office:value="3.7877240181" calcext:value-type="float">
            <text:p>3,7877240181</text:p>
          </table:table-cell>
          <table:table-cell table:style-name="ce26" office:value-type="float" office:value="294.510117054" calcext:value-type="float">
            <text:p>294,510117054</text:p>
          </table:table-cell>
          <table:table-cell table:style-name="ce10" office:value-type="float" office:value="4472" calcext:value-type="float">
            <text:p>4472</text:p>
          </table:table-cell>
          <table:table-cell table:number-columns-repeated="8"/>
        </table:table-row>
        <table:table-row table:style-name="ro1">
          <table:table-cell/>
          <table:table-cell table:style-name="ce10" office:value-type="float" office:value="1478798" calcext:value-type="float">
            <text:p>1478798</text:p>
          </table:table-cell>
          <table:table-cell table:style-name="ce10" office:value-type="string" calcext:value-type="string">
            <text:p>user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float" office:value="4" calcext:value-type="float">
            <text:p>4</text:p>
          </table:table-cell>
          <table:table-cell table:style-name="ce26" office:value-type="float" office:value="285.299842834" calcext:value-type="float">
            <text:p>285,299842834</text:p>
          </table:table-cell>
          <table:table-cell table:style-name="ce26" office:value-type="float" office:value="3.68483185768" calcext:value-type="float">
            <text:p>3,68483185768</text:p>
          </table:table-cell>
          <table:table-cell table:style-name="ce26" office:value-type="float" office:value="281.615010977" calcext:value-type="float">
            <text:p>281,615010977</text:p>
          </table:table-cell>
          <table:table-cell table:style-name="ce10" office:value-type="float" office:value="4472" calcext:value-type="float">
            <text:p>4472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float" office:value="1823961" calcext:value-type="float">
            <text:p>1823961</text:p>
          </table:table-cell>
          <table:table-cell table:style-name="ce11" office:value-type="string" calcext:value-type="string">
            <text:p>userparallel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42.372104883" calcext:value-type="float">
            <text:p>142,372104883</text:p>
          </table:table-cell>
          <table:table-cell table:style-name="ce11" office:value-type="float" office:value="5.54285883904" calcext:value-type="float">
            <text:p>5,54285883904</text:p>
          </table:table-cell>
          <table:table-cell table:style-name="ce11" office:value-type="float" office:value="136.829246044" calcext:value-type="float">
            <text:p>136,829246044</text:p>
          </table:table-cell>
          <table:table-cell table:style-name="ce10" office:value-type="float" office:value="4472" calcext:value-type="float">
            <text:p>4472</text:p>
          </table:table-cell>
          <table:table-cell table:number-columns-repeated="8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table:number-columns-repeated="5"/>
          <table:table-cell table:style-name="ce23"/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5"/>
          <table:table-cell table:style-name="ce23"/>
          <table:table-cell table:number-columns-repeated="13"/>
        </table:table-row>
      </table:table>
      <table:table table:name="Cholesky" table:style-name="ta1">
        <table:shapes>
          <draw:frame draw:z-index="0" draw:style-name="gr1" draw:text-style-name="P1" svg:width="115.37mm" svg:height="83.94mm" svg:x="307.88mm" svg:y="45.35mm">
            <loext:p draw:notify-on-update-of-ranges="Cholesky.C13:Cholesky.C15 Cholesky.D11:Cholesky.D12 Cholesky.D13:Cholesky.D15 Cholesky.H11:Cholesky.H12 Cholesky.H13:Cholesky.H15 Cholesky.E11:Cholesky.E12 Cholesky.E13:Cholesky.E15 Cholesky.F11:Cholesky.F12 Cholesky.F13:Cholesky.F15 Cholesky.G11:Cholesky.G12 Cholesky.G13:Cholesky.G15 Cholesky.I11:Cholesky.I12 Cholesky.I13:Cholesky.I15 Cholesky.J11:Cholesky.J12 Cholesky.J13:Cholesky.J15 Cholesky.K11:Cholesky.K12 Cholesky.K13:Cholesky.K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3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row table:style-name="ro1"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PPLICATION: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Cholesky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ARAMETERS: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MSIZE</text:p>
          </table:table-cell>
          <table:table-cell office:value-type="float" office:value="16" calcext:value-type="float">
            <text:p>16</text:p>
          </table:table-cell>
          <table:table-cell/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FIFO Data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string" calcext:value-type="string">
            <text:p>BSIZE</text:p>
          </table:table-cell>
          <table:table-cell office:value-type="float" office:value="2048" calcext:value-type="float">
            <text:p>2048</text:p>
          </table:table-cell>
          <table:table-cell/>
          <table:table-cell table:style-name="Default" office:value-type="float" office:value="2048" calcext:value-type="float">
            <text:p>2048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GENERATED PLOTS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UserParallel</text:p>
          </table:table-cell>
          <table:table-cell table:style-name="ce4" table:number-columns-repeated="2"/>
          <table:table-cell table:style-name="ce4" office:value-type="string" calcext:value-type="string">
            <text:p>UserParallel</text:p>
          </table:table-cell>
          <table:table-cell table:style-name="ce4" office:value-type="string" calcext:value-type="string">
            <text:p>AutoParallel</text:p>
          </table:table-cell>
          <table:table-cell table:style-name="ce4" table:number-columns-repeated="2"/>
          <table:table-cell table:style-name="ce4" office:value-type="string" calcext:value-type="string">
            <text:p>AutoParallel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NumWorkers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1 (48)</text:p>
          </table:table-cell>
          <table:table-cell table:style-name="ce6" table:formula="of:=[.$G$13]/[.G13]" office:value-type="float" office:value="1" calcext:value-type="float">
            <text:p>1</text:p>
          </table:table-cell>
          <table:table-cell table:style-name="ce16" table:formula="of:=MIN([.$N$36:.$N$52])" office:value-type="float" office:value="52.0609681606" calcext:value-type="float">
            <text:p>52,06</text:p>
          </table:table-cell>
          <table:table-cell table:style-name="ce16" table:formula="of:=MAX([.$N$36:.$N$52])" office:value-type="float" office:value="53.1255199909" calcext:value-type="float">
            <text:p>53,13</text:p>
          </table:table-cell>
          <table:table-cell table:style-name="ce16" table:formula="of:=AVERAGE([.$N$36:.$N$52])" office:value-type="float" office:value="52.5574685335" calcext:value-type="float">
            <text:p>52,56</text:p>
          </table:table-cell>
          <table:table-cell table:style-name="ce6" table:formula="of:=[.$G$13]/[.K13]" office:value-type="float" office:value="0.831813897509781" calcext:value-type="float">
            <text:p>0,831813897509781</text:p>
          </table:table-cell>
          <table:table-cell table:style-name="ce16" table:formula="of:=MIN([.$Q$36:.$Q$52])" office:value-type="float" office:value="56.4783220291" calcext:value-type="float">
            <text:p>56,48</text:p>
          </table:table-cell>
          <table:table-cell table:style-name="ce16" table:formula="of:=MAX([.$Q$36:.$Q$52])" office:value-type="float" office:value="71.7693920135" calcext:value-type="float">
            <text:p>71,77</text:p>
          </table:table-cell>
          <table:table-cell table:style-name="ce16" table:formula="of:=AVERAGE([.$Q$36:.$Q$52])" office:value-type="float" office:value="63.1841673850875" calcext:value-type="float">
            <text:p>63,1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2 (96)</text:p>
          </table:table-cell>
          <table:table-cell table:style-name="ce6" table:formula="of:=[.$G$13]/[.G14]" office:value-type="float" office:value="1.07263043109183" calcext:value-type="float">
            <text:p>1,07263043109183</text:p>
          </table:table-cell>
          <table:table-cell table:style-name="ce16" table:formula="of:=MIN([.$O$36:.$O$52])" office:value-type="float" office:value="44.3767859936" calcext:value-type="float">
            <text:p>44,38</text:p>
          </table:table-cell>
          <table:table-cell table:style-name="ce16" table:formula="of:=MAX([.$O$36:.$O$52])" office:value-type="float" office:value="52.8729360104" calcext:value-type="float">
            <text:p>52,87</text:p>
          </table:table-cell>
          <table:table-cell table:style-name="ce16" table:formula="of:=AVERAGE([.$O$36:.$O$52])" office:value-type="float" office:value="48.99867373705" calcext:value-type="float">
            <text:p>49,00</text:p>
          </table:table-cell>
          <table:table-cell table:style-name="ce6" table:formula="of:=[.$G$13]/[.K14]" office:value-type="float" office:value="1.00129480815187" calcext:value-type="float">
            <text:p>1,00129480815187</text:p>
          </table:table-cell>
          <table:table-cell table:style-name="ce16" table:formula="of:=MIN([.$R$36:.$R$52])" office:value-type="float" office:value="48.5689809322" calcext:value-type="float">
            <text:p>48,57</text:p>
          </table:table-cell>
          <table:table-cell table:style-name="ce16" table:formula="of:=MAX([.$R$36:.$R$52])" office:value-type="float" office:value="57.1436030865" calcext:value-type="float">
            <text:p>57,14</text:p>
          </table:table-cell>
          <table:table-cell table:style-name="ce16" table:formula="of:=AVERAGE([.$R$36:.$R$52])" office:value-type="float" office:value="52.4895046949333" calcext:value-type="float">
            <text:p>52,4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4 (192)</text:p>
          </table:table-cell>
          <table:table-cell table:style-name="ce6" table:formula="of:=[.$G$13]/[.G15]" office:value-type="float" office:value="1.12111734522666" calcext:value-type="float">
            <text:p>1,12111734522666</text:p>
          </table:table-cell>
          <table:table-cell table:style-name="ce16" table:formula="of:=MIN([.$P$36:.$P$52])" office:value-type="float" office:value="44.4915130138" calcext:value-type="float">
            <text:p>44,49</text:p>
          </table:table-cell>
          <table:table-cell table:style-name="ce16" table:formula="of:=MAX([.$P$36:.$P$52])" office:value-type="float" office:value="51.5354161263" calcext:value-type="float">
            <text:p>51,54</text:p>
          </table:table-cell>
          <table:table-cell table:style-name="ce16" table:formula="of:=AVERAGE([.$P$36:.$P$52])" office:value-type="float" office:value="46.879542768" calcext:value-type="float">
            <text:p>46,88</text:p>
          </table:table-cell>
          <table:table-cell table:style-name="ce6" table:formula="of:=[.$G$13]/[.K15]" office:value-type="float" office:value="1.01610295850539" calcext:value-type="float">
            <text:p>1,01610295850539</text:p>
          </table:table-cell>
          <table:table-cell table:style-name="ce16" table:formula="of:=MIN([.$S$36:.$S$52])" office:value-type="float" office:value="49.2793321609" calcext:value-type="float">
            <text:p>49,28</text:p>
          </table:table-cell>
          <table:table-cell table:style-name="ce16" table:formula="of:=MAX([.$S$36:.$S$52])" office:value-type="float" office:value="54.3977189064" calcext:value-type="float">
            <text:p>54,40</text:p>
          </table:table-cell>
          <table:table-cell table:style-name="ce16" table:formula="of:=AVERAGE([.$S$36:.$S$52])" office:value-type="float" office:value="51.72455024716" calcext:value-type="float">
            <text:p>51,72</text:p>
          </table:table-cell>
          <table:table-cell table:number-columns-repeated="8"/>
        </table:table-row>
        <table:table-row table:style-name="ro1" table:number-rows-repeated="16"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RAW TEST DATA</text:p>
          </table:table-cell>
          <table:table-cell table:style-name="ce2" table:number-columns-repeated="10"/>
          <table:table-cell/>
          <table:table-cell table:style-name="ce1" office:value-type="string" calcext:value-type="string">
            <text:p>SUMMARY TEST DATA</text:p>
          </table:table-cell>
          <table:table-cell table:style-name="ce2"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3" office:value-type="string" calcext:value-type="string">
            <text:p>JOB_ID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MSIZE</text:p>
          </table:table-cell>
          <table:table-cell table:style-name="ce3" office:value-type="string" calcext:value-type="string">
            <text:p>BSIZE</text:p>
          </table:table-cell>
          <table:table-cell table:style-name="ce3" office:value-type="string" calcext:value-type="string">
            <text:p>TRACING</text:p>
          </table:table-cell>
          <table:table-cell table:style-name="ce3" office:value-type="string" calcext:value-type="string">
            <text:p>NUM_WORKERS</text:p>
          </table:table-cell>
          <table:table-cell table:style-name="ce3" office:value-type="string" calcext:value-type="string">
            <text:p>TOTAL_TIME</text:p>
          </table:table-cell>
          <table:table-cell table:style-name="ce3" office:value-type="string" calcext:value-type="string">
            <text:p>INIT_TIME</text:p>
          </table:table-cell>
          <table:table-cell table:style-name="ce3" office:value-type="string" calcext:value-type="string">
            <text:p>COMP_TIME</text:p>
          </table:table-cell>
          <table:table-cell table:style-name="ce3" office:value-type="string" calcext:value-type="string">
            <text:p>NUM_TASKS</text:p>
          </table:table-cell>
          <table:table-cell table:number-columns-repeated="2"/>
          <table:table-cell office:value-type="string" calcext:value-type="string">
            <text:p>UserParallel</text:p>
          </table:table-cell>
          <table:table-cell table:number-columns-repeated="2"/>
          <table:table-cell office:value-type="string" calcext:value-type="string">
            <text:p>AutoParalle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57851" calcext:value-type="float">
            <text:p>1457851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08.131510019" calcext:value-type="float">
            <text:p>108,131510019</text:p>
          </table:table-cell>
          <table:table-cell office:value-type="float" office:value="36.3621180058" calcext:value-type="float">
            <text:p>36,3621180058</text:p>
          </table:table-cell>
          <table:table-cell office:value-type="float" office:value="71.7693920135" calcext:value-type="float">
            <text:p>71,7693920135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457852" calcext:value-type="float">
            <text:p>1457852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03.009208918" calcext:value-type="float">
            <text:p>103,009208918</text:p>
          </table:table-cell>
          <table:table-cell office:value-type="float" office:value="39.3264429569" calcext:value-type="float">
            <text:p>39,3264429569</text:p>
          </table:table-cell>
          <table:table-cell office:value-type="float" office:value="63.6827659607" calcext:value-type="float">
            <text:p>63,6827659607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5" office:value-type="float" office:value="53.1255199909" calcext:value-type="float">
            <text:p>53,1255199909</text:p>
          </table:table-cell>
          <table:table-cell table:style-name="ce5" office:value-type="float" office:value="44.3767859936" calcext:value-type="float">
            <text:p>44,3767859936</text:p>
          </table:table-cell>
          <table:table-cell table:style-name="ce5" office:value-type="float" office:value="51.5354161263" calcext:value-type="float">
            <text:p>51,5354161263</text:p>
          </table:table-cell>
          <table:table-cell table:style-name="ce5" office:value-type="float" office:value="71.7693920135" calcext:value-type="float">
            <text:p>71,7693920135</text:p>
          </table:table-cell>
          <table:table-cell table:style-name="ce5" office:value-type="float" office:value="57.1436030865" calcext:value-type="float">
            <text:p>57,1436030865</text:p>
          </table:table-cell>
          <table:table-cell table:style-name="ce5" office:value-type="float" office:value="51.6546349525" calcext:value-type="float">
            <text:p>51,6546349525</text:p>
          </table:table-cell>
        </table:table-row>
        <table:table-row table:style-name="ro1">
          <table:table-cell/>
          <table:table-cell office:value-type="float" office:value="1438872" calcext:value-type="float">
            <text:p>1438872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08.694453001" calcext:value-type="float">
            <text:p>108,694453001</text:p>
          </table:table-cell>
          <table:table-cell office:value-type="float" office:value="41.1444728374" calcext:value-type="float">
            <text:p>41,1444728374</text:p>
          </table:table-cell>
          <table:table-cell office:value-type="float" office:value="67.5499801636" calcext:value-type="float">
            <text:p>67,5499801636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5" office:value-type="float" office:value="52.5404920578" calcext:value-type="float">
            <text:p>52,5404920578</text:p>
          </table:table-cell>
          <table:table-cell table:style-name="ce5" office:value-type="float" office:value="52.8729360104" calcext:value-type="float">
            <text:p>52,8729360104</text:p>
          </table:table-cell>
          <table:table-cell table:style-name="ce5" office:value-type="float" office:value="44.4915130138" calcext:value-type="float">
            <text:p>44,4915130138</text:p>
          </table:table-cell>
          <table:table-cell table:style-name="ce5" office:value-type="float" office:value="63.6827659607" calcext:value-type="float">
            <text:p>63,6827659607</text:p>
          </table:table-cell>
          <table:table-cell table:style-name="ce5" office:value-type="float" office:value="53.1172199249" calcext:value-type="float">
            <text:p>53,1172199249</text:p>
          </table:table-cell>
          <table:table-cell table:style-name="ce5" office:value-type="float" office:value="52.5573301315" calcext:value-type="float">
            <text:p>52,5573301315</text:p>
          </table:table-cell>
        </table:table-row>
        <table:table-row table:style-name="ro1">
          <table:table-cell/>
          <table:table-cell office:value-type="float" office:value="1438873" calcext:value-type="float">
            <text:p>1438873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14.075875044" calcext:value-type="float">
            <text:p>114,075875044</text:p>
          </table:table-cell>
          <table:table-cell office:value-type="float" office:value="47.6053421497" calcext:value-type="float">
            <text:p>47,6053421497</text:p>
          </table:table-cell>
          <table:table-cell office:value-type="float" office:value="66.4705328941" calcext:value-type="float">
            <text:p>66,4705328941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5" office:value-type="float" office:value="52.0609681606" calcext:value-type="float">
            <text:p>52,0609681606</text:p>
          </table:table-cell>
          <table:table-cell table:style-name="ce29" office:value-type="float" office:value="51.5029418468" calcext:value-type="float">
            <text:p>51,5029418468</text:p>
          </table:table-cell>
          <table:table-cell table:style-name="ce5" office:value-type="float" office:value="45.5398209095" calcext:value-type="float">
            <text:p>45,5398209095</text:p>
          </table:table-cell>
          <table:table-cell table:style-name="ce5" office:value-type="float" office:value="67.5499801636" calcext:value-type="float">
            <text:p>67,5499801636</text:p>
          </table:table-cell>
          <table:table-cell table:style-name="ce5" office:value-type="float" office:value="52.7860939503" calcext:value-type="float">
            <text:p>52,7860939503</text:p>
          </table:table-cell>
          <table:table-cell table:style-name="ce5" office:value-type="float" office:value="49.2793321609" calcext:value-type="float">
            <text:p>49,2793321609</text:p>
          </table:table-cell>
        </table:table-row>
        <table:table-row table:style-name="ro1">
          <table:table-cell/>
          <table:table-cell office:value-type="float" office:value="1768462" calcext:value-type="float">
            <text:p>1768462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99.0820548534" calcext:value-type="float">
            <text:p>99,0820548534</text:p>
          </table:table-cell>
          <table:table-cell office:value-type="float" office:value="41.3749170303" calcext:value-type="float">
            <text:p>41,3749170303</text:p>
          </table:table-cell>
          <table:table-cell office:value-type="float" office:value="57.7071378231" calcext:value-type="float">
            <text:p>57,7071378231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5" office:value-type="float" office:value="52.5028939247" calcext:value-type="float">
            <text:p>52,5028939247</text:p>
          </table:table-cell>
          <table:table-cell table:style-name="ce5" office:value-type="float" office:value="47.2420310974" calcext:value-type="float">
            <text:p>47,2420310974</text:p>
          </table:table-cell>
          <table:table-cell table:style-name="ce5" office:value-type="float" office:value="45.9514210224" calcext:value-type="float">
            <text:p>45,9514210224</text:p>
          </table:table-cell>
          <table:table-cell table:style-name="ce5" office:value-type="float" office:value="66.4705328941" calcext:value-type="float">
            <text:p>66,4705328941</text:p>
          </table:table-cell>
          <table:table-cell table:style-name="ce5" office:value-type="float" office:value="48.5689809322" calcext:value-type="float">
            <text:p>48,5689809322</text:p>
          </table:table-cell>
          <table:table-cell table:style-name="ce5" office:value-type="float" office:value="50.7337350845" calcext:value-type="float">
            <text:p>50,7337350845</text:p>
          </table:table-cell>
        </table:table-row>
        <table:table-row table:style-name="ro1">
          <table:table-cell/>
          <table:table-cell office:value-type="float" office:value="1768463" calcext:value-type="float">
            <text:p>1768463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93.3839669228" calcext:value-type="float">
            <text:p>93,3839669228</text:p>
          </table:table-cell>
          <table:table-cell office:value-type="float" office:value="36.9056448936" calcext:value-type="float">
            <text:p>36,9056448936</text:p>
          </table:table-cell>
          <table:table-cell office:value-type="float" office:value="56.4783220291" calcext:value-type="float">
            <text:p>56,4783220291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5" table:number-columns-repeated="3"/>
          <table:table-cell table:style-name="ce5" office:value-type="float" office:value="57.7071378231" calcext:value-type="float">
            <text:p>57,7071378231</text:p>
          </table:table-cell>
          <table:table-cell table:style-name="ce29" office:value-type="float" office:value="52.8695631027" calcext:value-type="float">
            <text:p>52,8695631027</text:p>
          </table:table-cell>
          <table:table-cell table:style-name="ce5" office:value-type="float" office:value="54.3977189064" calcext:value-type="float">
            <text:p>54,3977189064</text:p>
          </table:table-cell>
        </table:table-row>
        <table:table-row table:style-name="ro1">
          <table:table-cell/>
          <table:table-cell table:style-name="ce11" office:value-type="float" office:value="1824262" calcext:value-type="float">
            <text:p>1824262</text:p>
          </table:table-cell>
          <table:table-cell table:style-name="ce11" office:value-type="string" calcext:value-type="string">
            <text:p>autoparallel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29.031919003" calcext:value-type="float">
            <text:p>129,031919003</text:p>
          </table:table-cell>
          <table:table-cell table:style-name="ce11" office:value-type="float" office:value="66.0622138977" calcext:value-type="float">
            <text:p>66,0622138977</text:p>
          </table:table-cell>
          <table:table-cell table:style-name="ce11" office:value-type="float" office:value="62.9697051048" calcext:value-type="float">
            <text:p>62,9697051048</text:p>
          </table:table-cell>
          <table:table-cell table:style-name="ce11" office:value-type="float" office:value="1072" calcext:value-type="float">
            <text:p>1072</text:p>
          </table:table-cell>
          <table:table-cell table:number-columns-repeated="2"/>
          <table:table-cell table:style-name="ce5" table:number-columns-repeated="3"/>
          <table:table-cell table:style-name="ce5" office:value-type="float" office:value="56.4783220291" calcext:value-type="float">
            <text:p>56,4783220291</text:p>
          </table:table-cell>
          <table:table-cell table:style-name="ce5" office:value-type="float" office:value="50.451567173" calcext:value-type="float">
            <text:p>50,451567173</text:p>
          </table:table-cell>
          <table:table-cell table:style-name="ce5"/>
        </table:table-row>
        <table:table-row table:style-name="ro1">
          <table:table-cell/>
          <table:table-cell office:value-type="float" office:value="1834674" calcext:value-type="float">
            <text:p>1834674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95.6704671383" calcext:value-type="float">
            <text:p>95,6704671383</text:p>
          </table:table-cell>
          <table:table-cell office:value-type="float" office:value="36.8249640465" calcext:value-type="float">
            <text:p>36,8249640465</text:p>
          </table:table-cell>
          <table:table-cell office:value-type="float" office:value="58.8455030918" calcext:value-type="float">
            <text:p>58,8455030918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5" table:number-columns-repeated="3"/>
          <table:table-cell table:style-name="ce29" office:value-type="float" office:value="62.9697051048" calcext:value-type="float">
            <text:p>62,9697051048</text:p>
          </table:table-cell>
          <table:table-cell table:style-name="ce5" table:number-columns-repeated="2"/>
        </table:table-row>
        <table:table-row table:style-name="ro1">
          <table:table-cell/>
          <table:table-cell office:value-type="float" office:value="1457853" calcext:value-type="float">
            <text:p>1457853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88.2244801521" calcext:value-type="float">
            <text:p>88,2244801521</text:p>
          </table:table-cell>
          <table:table-cell office:value-type="float" office:value="35.0989601612" calcext:value-type="float">
            <text:p>35,0989601612</text:p>
          </table:table-cell>
          <table:table-cell office:value-type="float" office:value="53.1255199909" calcext:value-type="float">
            <text:p>53,1255199909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table:style-name="ce5" table:number-columns-repeated="3"/>
          <table:table-cell table:style-name="ce5" office:value-type="float" office:value="58.8455030918" calcext:value-type="float">
            <text:p>58,8455030918</text:p>
          </table:table-cell>
          <table:table-cell table:style-name="ce5" table:number-columns-repeated="2"/>
        </table:table-row>
        <table:table-row table:style-name="ro1">
          <table:table-cell/>
          <table:table-cell office:value-type="float" office:value="1457855" calcext:value-type="float">
            <text:p>1457855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4.8049650192" calcext:value-type="float">
            <text:p>84,8049650192</text:p>
          </table:table-cell>
          <table:table-cell office:value-type="float" office:value="32.2644729614" calcext:value-type="float">
            <text:p>32,2644729614</text:p>
          </table:table-cell>
          <table:table-cell office:value-type="float" office:value="52.5404920578" calcext:value-type="float">
            <text:p>52,5404920578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38874" calcext:value-type="float">
            <text:p>1438874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49.731630087" calcext:value-type="float">
            <text:p>149,731630087</text:p>
          </table:table-cell>
          <table:table-cell office:value-type="float" office:value="97.6706619263" calcext:value-type="float">
            <text:p>97,6706619263</text:p>
          </table:table-cell>
          <table:table-cell office:value-type="float" office:value="52.0609681606" calcext:value-type="float">
            <text:p>52,0609681606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38875" calcext:value-type="float">
            <text:p>1438875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03.506570101" calcext:value-type="float">
            <text:p>103,506570101</text:p>
          </table:table-cell>
          <table:table-cell office:value-type="float" office:value="51.0036761761" calcext:value-type="float">
            <text:p>51,0036761761</text:p>
          </table:table-cell>
          <table:table-cell office:value-type="float" office:value="52.5028939247" calcext:value-type="float">
            <text:p>52,5028939247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ce5" table:number-columns-repeated="6"/>
        </table:table-row>
        <table:table-row table:style-name="ro1">
          <table:table-cell/>
          <table:table-cell office:value-type="float" office:value="1478774" calcext:value-type="float">
            <text:p>1478774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01.503638983" calcext:value-type="float">
            <text:p>101,503638983</text:p>
          </table:table-cell>
          <table:table-cell office:value-type="float" office:value="44.3600358963" calcext:value-type="float">
            <text:p>44,3600358963</text:p>
          </table:table-cell>
          <table:table-cell office:value-type="float" office:value="57.1436030865" calcext:value-type="float">
            <text:p>57,1436030865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78775" calcext:value-type="float">
            <text:p>1478775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86.1291978359" calcext:value-type="float">
            <text:p>86,1291978359</text:p>
          </table:table-cell>
          <table:table-cell office:value-type="float" office:value="33.011977911" calcext:value-type="float">
            <text:p>33,011977911</text:p>
          </table:table-cell>
          <table:table-cell office:value-type="float" office:value="53.1172199249" calcext:value-type="float">
            <text:p>53,1172199249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768466" calcext:value-type="float">
            <text:p>1768466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86.3705301285" calcext:value-type="float">
            <text:p>86,3705301285</text:p>
          </table:table-cell>
          <table:table-cell office:value-type="float" office:value="33.5844361782" calcext:value-type="float">
            <text:p>33,5844361782</text:p>
          </table:table-cell>
          <table:table-cell office:value-type="float" office:value="52.7860939503" calcext:value-type="float">
            <text:p>52,7860939503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768467" calcext:value-type="float">
            <text:p>1768467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83.0054278374" calcext:value-type="float">
            <text:p>83,0054278374</text:p>
          </table:table-cell>
          <table:table-cell office:value-type="float" office:value="34.4364469051" calcext:value-type="float">
            <text:p>34,4364469051</text:p>
          </table:table-cell>
          <table:table-cell office:value-type="float" office:value="48.5689809322" calcext:value-type="float">
            <text:p>48,5689809322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table:style-name="ce11" office:value-type="float" office:value="1824264" calcext:value-type="float">
            <text:p>1824264</text:p>
          </table:table-cell>
          <table:table-cell table:style-name="ce11" office:value-type="string" calcext:value-type="string">
            <text:p>autoparallel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94.7098231316" calcext:value-type="float">
            <text:p>94,7098231316</text:p>
          </table:table-cell>
          <table:table-cell table:style-name="ce11" office:value-type="float" office:value="41.8402600288" calcext:value-type="float">
            <text:p>41,8402600288</text:p>
          </table:table-cell>
          <table:table-cell table:style-name="ce11" office:value-type="float" office:value="52.8695631027" calcext:value-type="float">
            <text:p>52,8695631027</text:p>
          </table:table-cell>
          <table:table-cell table:style-name="ce11" office:value-type="float" office:value="1072" calcext:value-type="float">
            <text:p>107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834681" calcext:value-type="float">
            <text:p>1834681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81.4861810207" calcext:value-type="float">
            <text:p>81,4861810207</text:p>
          </table:table-cell>
          <table:table-cell office:value-type="float" office:value="31.0346138477" calcext:value-type="float">
            <text:p>31,0346138477</text:p>
          </table:table-cell>
          <table:table-cell office:value-type="float" office:value="50.451567173" calcext:value-type="float">
            <text:p>50,451567173</text:p>
          </table:table-cell>
          <table:table-cell office:value-type="float" office:value="1072" calcext:value-type="float">
            <text:p>10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78776" calcext:value-type="float">
            <text:p>1478776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8.3431808949" calcext:value-type="float">
            <text:p>78,3431808949</text:p>
          </table:table-cell>
          <table:table-cell office:value-type="float" office:value="33.9663949013" calcext:value-type="float">
            <text:p>33,9663949013</text:p>
          </table:table-cell>
          <table:table-cell office:value-type="float" office:value="44.3767859936" calcext:value-type="float">
            <text:p>44,3767859936</text:p>
          </table:table-cell>
          <table:table-cell office:value-type="float" office:value="952" calcext:value-type="float">
            <text:p>9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78777" calcext:value-type="float">
            <text:p>1478777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90.2619829178" calcext:value-type="float">
            <text:p>90,2619829178</text:p>
          </table:table-cell>
          <table:table-cell office:value-type="float" office:value="37.3890469074" calcext:value-type="float">
            <text:p>37,3890469074</text:p>
          </table:table-cell>
          <table:table-cell office:value-type="float" office:value="52.8729360104" calcext:value-type="float">
            <text:p>52,8729360104</text:p>
          </table:table-cell>
          <table:table-cell office:value-type="float" office:value="952" calcext:value-type="float">
            <text:p>9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68468" calcext:value-type="float">
            <text:p>1768468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06.275979042" calcext:value-type="float">
            <text:p>106,275979042</text:p>
          </table:table-cell>
          <table:table-cell office:value-type="float" office:value="31.7665829659" calcext:value-type="float">
            <text:p>31,7665829659</text:p>
          </table:table-cell>
          <table:table-cell office:value-type="float" office:value="74.5093960762" calcext:value-type="float">
            <text:p>74,5093960762</text:p>
          </table:table-cell>
          <table:table-cell office:value-type="float" office:value="952" calcext:value-type="float">
            <text:p>952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float" office:value="1824266" calcext:value-type="float">
            <text:p>1824266</text:p>
          </table:table-cell>
          <table:table-cell table:style-name="ce11" office:value-type="string" calcext:value-type="string">
            <text:p>userparallel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92.6726269722" calcext:value-type="float">
            <text:p>92,6726269722</text:p>
          </table:table-cell>
          <table:table-cell table:style-name="ce11" office:value-type="float" office:value="41.1696851254" calcext:value-type="float">
            <text:p>41,1696851254</text:p>
          </table:table-cell>
          <table:table-cell table:style-name="ce11" office:value-type="float" office:value="51.5029418468" calcext:value-type="float">
            <text:p>51,5029418468</text:p>
          </table:table-cell>
          <table:table-cell table:style-name="ce11" office:value-type="float" office:value="952" calcext:value-type="float">
            <text:p>9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34683" calcext:value-type="float">
            <text:p>1834683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92.2911810875" calcext:value-type="float">
            <text:p>92,2911810875</text:p>
          </table:table-cell>
          <table:table-cell office:value-type="float" office:value="45.0491499901" calcext:value-type="float">
            <text:p>45,0491499901</text:p>
          </table:table-cell>
          <table:table-cell office:value-type="float" office:value="47.2420310974" calcext:value-type="float">
            <text:p>47,2420310974</text:p>
          </table:table-cell>
          <table:table-cell office:value-type="float" office:value="952" calcext:value-type="float">
            <text:p>952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/>
          <table:table-cell office:value-type="float" office:value="1478778" calcext:value-type="float">
            <text:p>1478778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85.6120610237" calcext:value-type="float">
            <text:p>85,6120610237</text:p>
          </table:table-cell>
          <table:table-cell office:value-type="float" office:value="33.9574260712" calcext:value-type="float">
            <text:p>33,9574260712</text:p>
          </table:table-cell>
          <table:table-cell office:value-type="float" office:value="51.6546349525" calcext:value-type="float">
            <text:p>51,6546349525</text:p>
          </table:table-cell>
          <table:table-cell office:value-type="float" office:value="1072" calcext:value-type="float">
            <text:p>10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78779" calcext:value-type="float">
            <text:p>1478779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81.9159669876" calcext:value-type="float">
            <text:p>81,9159669876</text:p>
          </table:table-cell>
          <table:table-cell office:value-type="float" office:value="29.3586368561" calcext:value-type="float">
            <text:p>29,3586368561</text:p>
          </table:table-cell>
          <table:table-cell office:value-type="float" office:value="52.5573301315" calcext:value-type="float">
            <text:p>52,5573301315</text:p>
          </table:table-cell>
          <table:table-cell office:value-type="float" office:value="1072" calcext:value-type="float">
            <text:p>10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68472" calcext:value-type="float">
            <text:p>1768472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21.735332966" calcext:value-type="float">
            <text:p>121,735332966</text:p>
          </table:table-cell>
          <table:table-cell office:value-type="float" office:value="72.4560008049" calcext:value-type="float">
            <text:p>72,4560008049</text:p>
          </table:table-cell>
          <table:table-cell office:value-type="float" office:value="49.2793321609" calcext:value-type="float">
            <text:p>49,2793321609</text:p>
          </table:table-cell>
          <table:table-cell office:value-type="float" office:value="1072" calcext:value-type="float">
            <text:p>10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68474" calcext:value-type="float">
            <text:p>1768474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16.331541061" calcext:value-type="float">
            <text:p>116,331541061</text:p>
          </table:table-cell>
          <table:table-cell office:value-type="float" office:value="65.5978059769" calcext:value-type="float">
            <text:p>65,5978059769</text:p>
          </table:table-cell>
          <table:table-cell office:value-type="float" office:value="50.7337350845" calcext:value-type="float">
            <text:p>50,7337350845</text:p>
          </table:table-cell>
          <table:table-cell office:value-type="float" office:value="1072" calcext:value-type="float">
            <text:p>1072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float" office:value="1824267" calcext:value-type="float">
            <text:p>1824267</text:p>
          </table:table-cell>
          <table:table-cell table:style-name="ce11" office:value-type="string" calcext:value-type="string">
            <text:p>autoparallel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97.641671896" calcext:value-type="float">
            <text:p>97,641671896</text:p>
          </table:table-cell>
          <table:table-cell table:style-name="ce11" office:value-type="float" office:value="36.2875590324" calcext:value-type="float">
            <text:p>36,2875590324</text:p>
          </table:table-cell>
          <table:table-cell table:style-name="ce11" office:value-type="float" office:value="61.3541128635" calcext:value-type="float">
            <text:p>61,3541128635</text:p>
          </table:table-cell>
          <table:table-cell table:style-name="ce11" office:value-type="float" office:value="1072" calcext:value-type="float">
            <text:p>10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34685" calcext:value-type="float">
            <text:p>1834685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86.3742008209" calcext:value-type="float">
            <text:p>86,3742008209</text:p>
          </table:table-cell>
          <table:table-cell office:value-type="float" office:value="31.9764819145" calcext:value-type="float">
            <text:p>31,9764819145</text:p>
          </table:table-cell>
          <table:table-cell office:value-type="float" office:value="54.3977189064" calcext:value-type="float">
            <text:p>54,3977189064</text:p>
          </table:table-cell>
          <table:table-cell office:value-type="float" office:value="1072" calcext:value-type="float">
            <text:p>10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78780" calcext:value-type="float">
            <text:p>1478780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87.985311985" calcext:value-type="float">
            <text:p>87,985311985</text:p>
          </table:table-cell>
          <table:table-cell office:value-type="float" office:value="36.4498958588" calcext:value-type="float">
            <text:p>36,4498958588</text:p>
          </table:table-cell>
          <table:table-cell office:value-type="float" office:value="51.5354161263" calcext:value-type="float">
            <text:p>51,5354161263</text:p>
          </table:table-cell>
          <table:table-cell office:value-type="float" office:value="952" calcext:value-type="float">
            <text:p>9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78781" calcext:value-type="float">
            <text:p>1478781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74.937363863" calcext:value-type="float">
            <text:p>74,937363863</text:p>
          </table:table-cell>
          <table:table-cell office:value-type="float" office:value="30.4458508492" calcext:value-type="float">
            <text:p>30,4458508492</text:p>
          </table:table-cell>
          <table:table-cell office:value-type="float" office:value="44.4915130138" calcext:value-type="float">
            <text:p>44,4915130138</text:p>
          </table:table-cell>
          <table:table-cell office:value-type="float" office:value="952" calcext:value-type="float">
            <text:p>9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68476" calcext:value-type="float">
            <text:p>1768476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01.978851795" calcext:value-type="float">
            <text:p>101,978851795</text:p>
          </table:table-cell>
          <table:table-cell office:value-type="float" office:value="35.1870818138" calcext:value-type="float">
            <text:p>35,1870818138</text:p>
          </table:table-cell>
          <table:table-cell office:value-type="float" office:value="66.7917699814" calcext:value-type="float">
            <text:p>66,7917699814</text:p>
          </table:table-cell>
          <table:table-cell office:value-type="float" office:value="952" calcext:value-type="float">
            <text:p>9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68478" calcext:value-type="float">
            <text:p>1768478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95.760586977" calcext:value-type="float">
            <text:p>95,760586977</text:p>
          </table:table-cell>
          <table:table-cell office:value-type="float" office:value="50.2207660675" calcext:value-type="float">
            <text:p>50,2207660675</text:p>
          </table:table-cell>
          <table:table-cell office:value-type="float" office:value="45.5398209095" calcext:value-type="float">
            <text:p>45,5398209095</text:p>
          </table:table-cell>
          <table:table-cell office:value-type="float" office:value="952" calcext:value-type="float">
            <text:p>952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float" office:value="1824270" calcext:value-type="float">
            <text:p>1824270</text:p>
          </table:table-cell>
          <table:table-cell table:style-name="ce11" office:value-type="string" calcext:value-type="string">
            <text:p>userparallel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75.976559162" calcext:value-type="float">
            <text:p>175,976559162</text:p>
          </table:table-cell>
          <table:table-cell table:style-name="ce11" office:value-type="float" office:value="34.9307529926" calcext:value-type="float">
            <text:p>34,9307529926</text:p>
          </table:table-cell>
          <table:table-cell table:style-name="ce11" office:value-type="float" office:value="141.04580617" calcext:value-type="float">
            <text:p>141,04580617</text:p>
          </table:table-cell>
          <table:table-cell table:style-name="ce11" office:value-type="float" office:value="952" calcext:value-type="float">
            <text:p>9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34687" calcext:value-type="float">
            <text:p>1834687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81.7203600407" calcext:value-type="float">
            <text:p>81,7203600407</text:p>
          </table:table-cell>
          <table:table-cell office:value-type="float" office:value="35.7689390182" calcext:value-type="float">
            <text:p>35,7689390182</text:p>
          </table:table-cell>
          <table:table-cell office:value-type="float" office:value="45.9514210224" calcext:value-type="float">
            <text:p>45,9514210224</text:p>
          </table:table-cell>
          <table:table-cell office:value-type="float" office:value="952" calcext:value-type="float">
            <text:p>952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/>
          <table:table-cell office:value-type="float" office:value="1512207" calcext:value-type="float">
            <text:p>1512207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443.634549856" calcext:value-type="float">
            <text:p>443,634549856</text:p>
          </table:table-cell>
          <table:table-cell office:value-type="float" office:value="117.080324888" calcext:value-type="float">
            <text:p>117,080324888</text:p>
          </table:table-cell>
          <table:table-cell office:value-type="float" office:value="326.554224968" calcext:value-type="float">
            <text:p>326,554224968</text:p>
          </table:table-cell>
          <table:table-cell office:value-type="float" office:value="7008" calcext:value-type="float">
            <text:p>70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2208" calcext:value-type="float">
            <text:p>1512208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494.648679018" calcext:value-type="float">
            <text:p>494,648679018</text:p>
          </table:table-cell>
          <table:table-cell office:value-type="float" office:value="122.202000141" calcext:value-type="float">
            <text:p>122,202000141</text:p>
          </table:table-cell>
          <table:table-cell office:value-type="float" office:value="372.446678877" calcext:value-type="float">
            <text:p>372,446678877</text:p>
          </table:table-cell>
          <table:table-cell office:value-type="float" office:value="7008" calcext:value-type="float">
            <text:p>70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2209" calcext:value-type="float">
            <text:p>1512209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436.640852928" calcext:value-type="float">
            <text:p>436,640852928</text:p>
          </table:table-cell>
          <table:table-cell office:value-type="float" office:value="131.602386951" calcext:value-type="float">
            <text:p>131,602386951</text:p>
          </table:table-cell>
          <table:table-cell office:value-type="float" office:value="305.038465977" calcext:value-type="float">
            <text:p>305,038465977</text:p>
          </table:table-cell>
          <table:table-cell office:value-type="float" office:value="6512" calcext:value-type="float">
            <text:p>65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2210" calcext:value-type="float">
            <text:p>1512210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447.467703819" calcext:value-type="float">
            <text:p>447,467703819</text:p>
          </table:table-cell>
          <table:table-cell office:value-type="float" office:value="134.034665823" calcext:value-type="float">
            <text:p>134,034665823</text:p>
          </table:table-cell>
          <table:table-cell office:value-type="float" office:value="313.433037996" calcext:value-type="float">
            <text:p>313,433037996</text:p>
          </table:table-cell>
          <table:table-cell office:value-type="float" office:value="6512" calcext:value-type="float">
            <text:p>65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2211" calcext:value-type="float">
            <text:p>1512211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50.043899059" calcext:value-type="float">
            <text:p>350,043899059</text:p>
          </table:table-cell>
          <table:table-cell office:value-type="float" office:value="132.536678076" calcext:value-type="float">
            <text:p>132,536678076</text:p>
          </table:table-cell>
          <table:table-cell office:value-type="float" office:value="217.507220984" calcext:value-type="float">
            <text:p>217,507220984</text:p>
          </table:table-cell>
          <table:table-cell office:value-type="float" office:value="7008" calcext:value-type="float">
            <text:p>70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2212" calcext:value-type="float">
            <text:p>1512212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358.801136017" calcext:value-type="float">
            <text:p>358,801136017</text:p>
          </table:table-cell>
          <table:table-cell office:value-type="float" office:value="136.352918148" calcext:value-type="float">
            <text:p>136,352918148</text:p>
          </table:table-cell>
          <table:table-cell office:value-type="float" office:value="222.448217869" calcext:value-type="float">
            <text:p>222,448217869</text:p>
          </table:table-cell>
          <table:table-cell office:value-type="float" office:value="7008" calcext:value-type="float">
            <text:p>70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2213" calcext:value-type="float">
            <text:p>1512213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39.749274969" calcext:value-type="float">
            <text:p>339,749274969</text:p>
          </table:table-cell>
          <table:table-cell office:value-type="float" office:value="122.020797014" calcext:value-type="float">
            <text:p>122,020797014</text:p>
          </table:table-cell>
          <table:table-cell office:value-type="float" office:value="217.728477955" calcext:value-type="float">
            <text:p>217,728477955</text:p>
          </table:table-cell>
          <table:table-cell office:value-type="float" office:value="6512" calcext:value-type="float">
            <text:p>65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2214" calcext:value-type="float">
            <text:p>1512214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323.182747841" calcext:value-type="float">
            <text:p>323,182747841</text:p>
          </table:table-cell>
          <table:table-cell office:value-type="float" office:value="112.938560963" calcext:value-type="float">
            <text:p>112,938560963</text:p>
          </table:table-cell>
          <table:table-cell office:value-type="float" office:value="210.244186878" calcext:value-type="float">
            <text:p>210,244186878</text:p>
          </table:table-cell>
          <table:table-cell office:value-type="float" office:value="6512" calcext:value-type="float">
            <text:p>65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2215" calcext:value-type="float">
            <text:p>1512215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275.513512135" calcext:value-type="float">
            <text:p>275,513512135</text:p>
          </table:table-cell>
          <table:table-cell office:value-type="float" office:value="122.167171001" calcext:value-type="float">
            <text:p>122,167171001</text:p>
          </table:table-cell>
          <table:table-cell office:value-type="float" office:value="153.346341133" calcext:value-type="float">
            <text:p>153,346341133</text:p>
          </table:table-cell>
          <table:table-cell office:value-type="float" office:value="7008" calcext:value-type="float">
            <text:p>70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2217" calcext:value-type="float">
            <text:p>1512217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293.175673008" calcext:value-type="float">
            <text:p>293,175673008</text:p>
          </table:table-cell>
          <table:table-cell office:value-type="float" office:value="123.297214031" calcext:value-type="float">
            <text:p>123,297214031</text:p>
          </table:table-cell>
          <table:table-cell office:value-type="float" office:value="169.878458977" calcext:value-type="float">
            <text:p>169,878458977</text:p>
          </table:table-cell>
          <table:table-cell office:value-type="float" office:value="7008" calcext:value-type="float">
            <text:p>70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2219" calcext:value-type="float">
            <text:p>1512219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257.079988003" calcext:value-type="float">
            <text:p>257,079988003</text:p>
          </table:table-cell>
          <table:table-cell office:value-type="float" office:value="93.1069428921" calcext:value-type="float">
            <text:p>93,1069428921</text:p>
          </table:table-cell>
          <table:table-cell office:value-type="float" office:value="163.973045111" calcext:value-type="float">
            <text:p>163,973045111</text:p>
          </table:table-cell>
          <table:table-cell office:value-type="float" office:value="6512" calcext:value-type="float">
            <text:p>65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2221" calcext:value-type="float">
            <text:p>1512221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280.460278034" calcext:value-type="float">
            <text:p>280,460278034</text:p>
          </table:table-cell>
          <table:table-cell office:value-type="float" office:value="101.248516083" calcext:value-type="float">
            <text:p>101,248516083</text:p>
          </table:table-cell>
          <table:table-cell office:value-type="float" office:value="179.211761951" calcext:value-type="float">
            <text:p>179,211761951</text:p>
          </table:table-cell>
          <table:table-cell office:value-type="float" office:value="6512" calcext:value-type="float">
            <text:p>6512</text:p>
          </table:table-cell>
          <table:table-cell table:number-columns-repeated="8"/>
        </table:table-row>
        <table:table-row table:style-name="ro1">
          <table:table-cell table:number-columns-repeated="19"/>
        </table:table-row>
      </table:table>
      <table:table table:name="QR" table:style-name="ta1">
        <table:shapes>
          <draw:frame draw:z-index="0" draw:style-name="gr1" draw:text-style-name="P1" svg:width="115.37mm" svg:height="83.94mm" svg:x="307.88mm" svg:y="45.35mm">
            <loext:p draw:notify-on-update-of-ranges="QR.C13:QR.C15 QR.D11:QR.D12 QR.D13:QR.D15 QR.H11:QR.H12 QR.H13:QR.H15 QR.E11:QR.E12 QR.E13:QR.E15 QR.F11:QR.F12 QR.F13:QR.F15 QR.G11:QR.G12 QR.G13:QR.G15 QR.I11:QR.I12 QR.I13:QR.I15 QR.J11:QR.J12 QR.J13:QR.J15 QR.K11:QR.K12 QR.K13:QR.K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APPLICATION: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QR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PARAMETERS: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MSIZ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FIFO Data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string" calcext:value-type="string">
            <text:p>BSIZE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2048" calcext:value-type="float">
            <text:p>2048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GENERATED PLOTS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UserParallel</text:p>
          </table:table-cell>
          <table:table-cell table:style-name="ce4" table:number-columns-repeated="2"/>
          <table:table-cell table:style-name="ce4" office:value-type="string" calcext:value-type="string">
            <text:p>UserParallel</text:p>
          </table:table-cell>
          <table:table-cell table:style-name="ce4" office:value-type="string" calcext:value-type="string">
            <text:p>AutoParallel</text:p>
          </table:table-cell>
          <table:table-cell table:style-name="ce4" table:number-columns-repeated="2"/>
          <table:table-cell table:style-name="ce4" office:value-type="string" calcext:value-type="string">
            <text:p>AutoParallel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NumWorkers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1 (48)</text:p>
          </table:table-cell>
          <table:table-cell table:style-name="ce6" table:formula="of:=[.$G$13]/[.G13]" office:value-type="float" office:value="1" calcext:value-type="float">
            <text:p>1</text:p>
          </table:table-cell>
          <table:table-cell table:style-name="ce16" table:formula="of:=MIN([.$N$36:.$N$52])" office:value-type="float" office:value="189.195383072" calcext:value-type="float">
            <text:p>189,20</text:p>
          </table:table-cell>
          <table:table-cell table:style-name="ce16" table:formula="of:=MAX([.$N$36:.$N$52])" office:value-type="float" office:value="228.915041208" calcext:value-type="float">
            <text:p>228,92</text:p>
          </table:table-cell>
          <table:table-cell table:style-name="ce16" table:formula="of:=AVERAGE([.$N$36:.$N$52])" office:value-type="float" office:value="217.152925074" calcext:value-type="float">
            <text:p>217,15</text:p>
          </table:table-cell>
          <table:table-cell table:style-name="ce6" table:formula="of:=[.$G$13]/[.K13]" office:value-type="float" office:value="1.31592334720375" calcext:value-type="float">
            <text:p>1,31592334720375</text:p>
          </table:table-cell>
          <table:table-cell table:style-name="ce16" table:formula="of:=MIN([.$Q$36:.$Q$52])" office:value-type="float" office:value="152.860188961" calcext:value-type="float">
            <text:p>152,86</text:p>
          </table:table-cell>
          <table:table-cell table:style-name="ce16" table:formula="of:=MAX([.$Q$36:.$Q$52])" office:value-type="float" office:value="184.442842007" calcext:value-type="float">
            <text:p>184,44</text:p>
          </table:table-cell>
          <table:table-cell table:style-name="ce16" table:formula="of:=AVERAGE([.$Q$36:.$Q$52])" office:value-type="float" office:value="165.019433339667" calcext:value-type="float">
            <text:p>165,0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2 (96)</text:p>
          </table:table-cell>
          <table:table-cell table:style-name="ce6" table:formula="of:=[.$G$13]/[.G14]" office:value-type="float" office:value="2.05159810889755" calcext:value-type="float">
            <text:p>2,05159810889755</text:p>
          </table:table-cell>
          <table:table-cell table:style-name="ce16" table:formula="of:=MIN([.$O$36:.$O$52])" office:value-type="float" office:value="103.127471924" calcext:value-type="float">
            <text:p>103,13</text:p>
          </table:table-cell>
          <table:table-cell table:style-name="ce16" table:formula="of:=MAX([.$O$36:.$O$52])" office:value-type="float" office:value="108.564013004" calcext:value-type="float">
            <text:p>108,56</text:p>
          </table:table-cell>
          <table:table-cell table:style-name="ce16" table:formula="of:=AVERAGE([.$O$36:.$O$52])" office:value-type="float" office:value="105.845742464" calcext:value-type="float">
            <text:p>105,85</text:p>
          </table:table-cell>
          <table:table-cell table:style-name="ce6" table:formula="of:=[.$G$13]/[.K14]" office:value-type="float" office:value="1.88204899639657" calcext:value-type="float">
            <text:p>1,88204899639657</text:p>
          </table:table-cell>
          <table:table-cell table:style-name="ce16" table:formula="of:=MIN([.$R$36:.$R$52])" office:value-type="float" office:value="114.0370121" calcext:value-type="float">
            <text:p>114,04</text:p>
          </table:table-cell>
          <table:table-cell table:style-name="ce16" table:formula="of:=MAX([.$R$36:.$R$52])" office:value-type="float" office:value="116.725232124" calcext:value-type="float">
            <text:p>116,73</text:p>
          </table:table-cell>
          <table:table-cell table:style-name="ce16" table:formula="of:=AVERAGE([.$R$36:.$R$52])" office:value-type="float" office:value="115.381122112" calcext:value-type="float">
            <text:p>115,3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4 (192)</text:p>
          </table:table-cell>
          <table:table-cell table:style-name="ce6" table:formula="of:=[.$G$13]/[.G15]" office:value-type="float" office:value="2.15479569043118" calcext:value-type="float">
            <text:p>2,15479569043118</text:p>
          </table:table-cell>
          <table:table-cell table:style-name="ce16" table:formula="of:=MIN([.$P$36:.$P$52])" office:value-type="float" office:value="100.776572943" calcext:value-type="float">
            <text:p>100,78</text:p>
          </table:table-cell>
          <table:table-cell table:style-name="ce16" table:formula="of:=MAX([.$P$36:.$P$52])" office:value-type="float" office:value="100.776572943" calcext:value-type="float">
            <text:p>100,78</text:p>
          </table:table-cell>
          <table:table-cell table:style-name="ce16" table:formula="of:=AVERAGE([.$P$36:.$P$52])" office:value-type="float" office:value="100.776572943" calcext:value-type="float">
            <text:p>100,78</text:p>
          </table:table-cell>
          <table:table-cell table:style-name="ce6" table:formula="of:=[.$G$13]/[.K15]" office:value-type="float" office:value="1.97969184259869" calcext:value-type="float">
            <text:p>1,97969184259869</text:p>
          </table:table-cell>
          <table:table-cell table:style-name="ce16" table:formula="of:=MIN([.$S$36:.$S$52])" office:value-type="float" office:value="109.690266132" calcext:value-type="float">
            <text:p>109,69</text:p>
          </table:table-cell>
          <table:table-cell table:style-name="ce16" table:formula="of:=MAX([.$S$36:.$S$52])" office:value-type="float" office:value="109.690266132" calcext:value-type="float">
            <text:p>109,69</text:p>
          </table:table-cell>
          <table:table-cell table:style-name="ce16" table:formula="of:=AVERAGE([.$S$36:.$S$52])" office:value-type="float" office:value="109.690266132" calcext:value-type="float">
            <text:p>109,69</text:p>
          </table:table-cell>
          <table:table-cell table:number-columns-repeated="8"/>
        </table:table-row>
        <table:table-row table:style-name="ro1" table:number-rows-repeated="16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RAW TEST DATA</text:p>
          </table:table-cell>
          <table:table-cell table:style-name="ce2" table:number-columns-repeated="10"/>
          <table:table-cell/>
          <table:table-cell table:style-name="ce1" office:value-type="string" calcext:value-type="string">
            <text:p>SUMMARY TEST DATA</text:p>
          </table:table-cell>
          <table:table-cell table:style-name="ce2"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3" office:value-type="string" calcext:value-type="string">
            <text:p>JOB_ID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MSIZE</text:p>
          </table:table-cell>
          <table:table-cell table:style-name="ce3" office:value-type="string" calcext:value-type="string">
            <text:p>BSIZE</text:p>
          </table:table-cell>
          <table:table-cell table:style-name="ce3" office:value-type="string" calcext:value-type="string">
            <text:p>TRACING</text:p>
          </table:table-cell>
          <table:table-cell table:style-name="ce3" office:value-type="string" calcext:value-type="string">
            <text:p>NUM_WORKERS</text:p>
          </table:table-cell>
          <table:table-cell table:style-name="ce3" office:value-type="string" calcext:value-type="string">
            <text:p>TOTAL_TIME</text:p>
          </table:table-cell>
          <table:table-cell table:style-name="ce3" office:value-type="string" calcext:value-type="string">
            <text:p>INIT_TIME</text:p>
          </table:table-cell>
          <table:table-cell table:style-name="ce3" office:value-type="string" calcext:value-type="string">
            <text:p>COMP_TIME</text:p>
          </table:table-cell>
          <table:table-cell table:style-name="ce3" office:value-type="string" calcext:value-type="string">
            <text:p>NUM_TASKS</text:p>
          </table:table-cell>
          <table:table-cell table:number-columns-repeated="2"/>
          <table:table-cell table:style-name="ce3" office:value-type="string" calcext:value-type="string">
            <text:p>UserParallel</text:p>
          </table:table-cell>
          <table:table-cell table:style-name="ce3" table:number-columns-repeated="2"/>
          <table:table-cell table:style-name="ce3" office:value-type="string" calcext:value-type="string">
            <text:p>AutoParalle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62273" calcext:value-type="float">
            <text:p>1462273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7.149405003" calcext:value-type="float">
            <text:p>327,149405003</text:p>
          </table:table-cell>
          <table:table-cell office:value-type="float" office:value="3.77139902115" calcext:value-type="float">
            <text:p>3,77139902115</text:p>
          </table:table-cell>
          <table:table-cell office:value-type="float" office:value="323.378005981" calcext:value-type="float">
            <text:p>323,378005981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462278" calcext:value-type="float">
            <text:p>1462278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87.954456091" calcext:value-type="float">
            <text:p>187,954456091</text:p>
          </table:table-cell>
          <table:table-cell office:value-type="float" office:value="3.51161408424" calcext:value-type="float">
            <text:p>3,51161408424</text:p>
          </table:table-cell>
          <table:table-cell office:value-type="float" office:value="184.442842007" calcext:value-type="float">
            <text:p>184,442842007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office:value-type="float" office:value="228.915041208" calcext:value-type="float">
            <text:p>228,915041208</text:p>
          </table:table-cell>
          <table:table-cell table:style-name="ce11" office:value-type="float" office:value="108.564013004" calcext:value-type="float">
            <text:p>108,564013004</text:p>
          </table:table-cell>
          <table:table-cell office:value-type="float" office:value="100.776572943" calcext:value-type="float">
            <text:p>100,776572943</text:p>
          </table:table-cell>
          <table:table-cell office:value-type="float" office:value="184.442842007" calcext:value-type="float">
            <text:p>184,442842007</text:p>
          </table:table-cell>
          <table:table-cell table:style-name="ce11" office:value-type="float" office:value="116.725232124" calcext:value-type="float">
            <text:p>116,725232124</text:p>
          </table:table-cell>
          <table:table-cell office:value-type="float" office:value="109.690266132" calcext:value-type="float">
            <text:p>109,690266132</text:p>
          </table:table-cell>
        </table:table-row>
        <table:table-row table:style-name="ro1">
          <table:table-cell/>
          <table:table-cell office:value-type="float" office:value="1466691" calcext:value-type="float">
            <text:p>1466691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9.944330931" calcext:value-type="float">
            <text:p>329,944330931</text:p>
          </table:table-cell>
          <table:table-cell office:value-type="float" office:value="3.77492594719" calcext:value-type="float">
            <text:p>3,77492594719</text:p>
          </table:table-cell>
          <table:table-cell office:value-type="float" office:value="326.169404984" calcext:value-type="float">
            <text:p>326,169404984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office:value-type="float" office:value="225.596530914" calcext:value-type="float">
            <text:p>225,596530914</text:p>
          </table:table-cell>
          <table:table-cell office:value-type="float" office:value="103.127471924" calcext:value-type="float">
            <text:p>103,127471924</text:p>
          </table:table-cell>
          <table:table-cell table:style-name="ce5"/>
          <table:table-cell table:style-name="ce11" office:value-type="float" office:value="157.755269051" calcext:value-type="float">
            <text:p>157,755269051</text:p>
          </table:table-cell>
          <table:table-cell office:value-type="float" office:value="114.0370121" calcext:value-type="float">
            <text:p>114,0370121</text:p>
          </table:table-cell>
          <table:table-cell table:style-name="ce5"/>
        </table:table-row>
        <table:table-row table:style-name="ro1">
          <table:table-cell/>
          <table:table-cell office:value-type="float" office:value="1466693" calcext:value-type="float">
            <text:p>1466693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421.263856888" calcext:value-type="float">
            <text:p>421,263856888</text:p>
          </table:table-cell>
          <table:table-cell office:value-type="float" office:value="3.58036780357" calcext:value-type="float">
            <text:p>3,58036780357</text:p>
          </table:table-cell>
          <table:table-cell office:value-type="float" office:value="417.683489084" calcext:value-type="float">
            <text:p>417,683489084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office:value-type="float" office:value="224.904745102" calcext:value-type="float">
            <text:p>224,904745102</text:p>
          </table:table-cell>
          <table:table-cell table:style-name="ce29"/>
          <table:table-cell table:style-name="ce5"/>
          <table:table-cell office:value-type="float" office:value="152.860188961" calcext:value-type="float">
            <text:p>152,860188961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11" office:value-type="float" office:value="1824285" calcext:value-type="float">
            <text:p>1824285</text:p>
          </table:table-cell>
          <table:table-cell table:style-name="ce11" office:value-type="string" calcext:value-type="string">
            <text:p>autoparallel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63.008109093" calcext:value-type="float">
            <text:p>163,008109093</text:p>
          </table:table-cell>
          <table:table-cell table:style-name="ce11" office:value-type="float" office:value="5.25284004211" calcext:value-type="float">
            <text:p>5,25284004211</text:p>
          </table:table-cell>
          <table:table-cell table:style-name="ce11" office:value-type="float" office:value="157.755269051" calcext:value-type="float">
            <text:p>157,755269051</text:p>
          </table:table-cell>
          <table:table-cell table:style-name="ce11" office:value-type="float" office:value="3168" calcext:value-type="float">
            <text:p>3168</text:p>
          </table:table-cell>
          <table:table-cell table:number-columns-repeated="2"/>
          <table:table-cell table:style-name="ce11" office:value-type="float" office:value="189.195383072" calcext:value-type="float">
            <text:p>189,195383072</text:p>
          </table:table-cell>
          <table:table-cell table:style-name="ce5" table:number-columns-repeated="5"/>
        </table:table-row>
        <table:table-row table:style-name="ro1">
          <table:table-cell/>
          <table:table-cell office:value-type="float" office:value="1834701" calcext:value-type="float">
            <text:p>1834701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58.17980504" calcext:value-type="float">
            <text:p>158,17980504</text:p>
          </table:table-cell>
          <table:table-cell office:value-type="float" office:value="5.31961607933" calcext:value-type="float">
            <text:p>5,31961607933</text:p>
          </table:table-cell>
          <table:table-cell office:value-type="float" office:value="152.860188961" calcext:value-type="float">
            <text:p>152,860188961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62279" calcext:value-type="float">
            <text:p>1462279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30.781602144" calcext:value-type="float">
            <text:p>130,781602144</text:p>
          </table:table-cell>
          <table:table-cell office:value-type="float" office:value="3.83681607246" calcext:value-type="float">
            <text:p>3,83681607246</text:p>
          </table:table-cell>
          <table:table-cell office:value-type="float" office:value="126.944786072" calcext:value-type="float">
            <text:p>126,944786072</text:p>
          </table:table-cell>
          <table:table-cell office:value-type="float" office:value="2440" calcext:value-type="float">
            <text:p>244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62280" calcext:value-type="float">
            <text:p>1462280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32.547084093" calcext:value-type="float">
            <text:p>232,547084093</text:p>
          </table:table-cell>
          <table:table-cell office:value-type="float" office:value="3.63204288483" calcext:value-type="float">
            <text:p>3,63204288483</text:p>
          </table:table-cell>
          <table:table-cell office:value-type="float" office:value="228.915041208" calcext:value-type="float">
            <text:p>228,915041208</text:p>
          </table:table-cell>
          <table:table-cell office:value-type="float" office:value="2440" calcext:value-type="float">
            <text:p>244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66695" calcext:value-type="float">
            <text:p>1466695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29.274407864" calcext:value-type="float">
            <text:p>229,274407864</text:p>
          </table:table-cell>
          <table:table-cell office:value-type="float" office:value="3.67787694931" calcext:value-type="float">
            <text:p>3,67787694931</text:p>
          </table:table-cell>
          <table:table-cell office:value-type="float" office:value="225.596530914" calcext:value-type="float">
            <text:p>225,596530914</text:p>
          </table:table-cell>
          <table:table-cell office:value-type="float" office:value="2440" calcext:value-type="float">
            <text:p>244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66696" calcext:value-type="float">
            <text:p>1466696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29.095047951" calcext:value-type="float">
            <text:p>229,095047951</text:p>
          </table:table-cell>
          <table:table-cell office:value-type="float" office:value="4.19030284882" calcext:value-type="float">
            <text:p>4,19030284882</text:p>
          </table:table-cell>
          <table:table-cell office:value-type="float" office:value="224.904745102" calcext:value-type="float">
            <text:p>224,904745102</text:p>
          </table:table-cell>
          <table:table-cell office:value-type="float" office:value="2440" calcext:value-type="float">
            <text:p>244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table:style-name="ce11" office:value-type="float" office:value="1824287" calcext:value-type="float">
            <text:p>1824287</text:p>
          </table:table-cell>
          <table:table-cell table:style-name="ce11" office:value-type="string" calcext:value-type="string">
            <text:p>userparallel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96.334558964" calcext:value-type="float">
            <text:p>196,334558964</text:p>
          </table:table-cell>
          <table:table-cell table:style-name="ce11" office:value-type="float" office:value="7.13917589188" calcext:value-type="float">
            <text:p>7,13917589188</text:p>
          </table:table-cell>
          <table:table-cell table:style-name="ce11" office:value-type="float" office:value="189.195383072" calcext:value-type="float">
            <text:p>189,195383072</text:p>
          </table:table-cell>
          <table:table-cell table:style-name="ce11" office:value-type="float" office:value="2440" calcext:value-type="float">
            <text:p>244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834703" calcext:value-type="float">
            <text:p>1834703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34.083116055" calcext:value-type="float">
            <text:p>134,083116055</text:p>
          </table:table-cell>
          <table:table-cell office:value-type="float" office:value="5.0368449688" calcext:value-type="float">
            <text:p>5,0368449688</text:p>
          </table:table-cell>
          <table:table-cell office:value-type="float" office:value="129.046271086" calcext:value-type="float">
            <text:p>129,046271086</text:p>
          </table:table-cell>
          <table:table-cell office:value-type="float" office:value="2440" calcext:value-type="float">
            <text:p>244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 table:number-columns-repeated="13"/>
          <table:table-cell table:style-name="ce5" table:number-columns-repeated="6"/>
        </table:table-row>
        <table:table-row table:style-name="ro1">
          <table:table-cell/>
          <table:table-cell office:value-type="float" office:value="1478799" calcext:value-type="float">
            <text:p>1478799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281.173482895" calcext:value-type="float">
            <text:p>281,173482895</text:p>
          </table:table-cell>
          <table:table-cell office:value-type="float" office:value="1.32044696808" calcext:value-type="float">
            <text:p>1,32044696808</text:p>
          </table:table-cell>
          <table:table-cell office:value-type="float" office:value="279.853035927" calcext:value-type="float">
            <text:p>279,853035927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78800" calcext:value-type="float">
            <text:p>1478800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246.526448965" calcext:value-type="float">
            <text:p>246,526448965</text:p>
          </table:table-cell>
          <table:table-cell office:value-type="float" office:value="1.07258582115" calcext:value-type="float">
            <text:p>1,07258582115</text:p>
          </table:table-cell>
          <table:table-cell office:value-type="float" office:value="245.453863144" calcext:value-type="float">
            <text:p>245,453863144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table:style-name="ce11" office:value-type="float" office:value="1824289" calcext:value-type="float">
            <text:p>1824289</text:p>
          </table:table-cell>
          <table:table-cell table:style-name="ce11" office:value-type="string" calcext:value-type="string">
            <text:p>autoparallel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1.335000038" calcext:value-type="float">
            <text:p>121,335000038</text:p>
          </table:table-cell>
          <table:table-cell table:style-name="ce11" office:value-type="float" office:value="4.60976791382" calcext:value-type="float">
            <text:p>4,60976791382</text:p>
          </table:table-cell>
          <table:table-cell table:style-name="ce11" office:value-type="float" office:value="116.725232124" calcext:value-type="float">
            <text:p>116,725232124</text:p>
          </table:table-cell>
          <table:table-cell table:style-name="ce11" office:value-type="float" office:value="3168" calcext:value-type="float">
            <text:p>3168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834705" calcext:value-type="float">
            <text:p>1834705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18.658583164" calcext:value-type="float">
            <text:p>118,658583164</text:p>
          </table:table-cell>
          <table:table-cell office:value-type="float" office:value="4.621571064" calcext:value-type="float">
            <text:p>4,621571064</text:p>
          </table:table-cell>
          <table:table-cell office:value-type="float" office:value="114.0370121" calcext:value-type="float">
            <text:p>114,0370121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78802" calcext:value-type="float">
            <text:p>1478802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80.506136894" calcext:value-type="float">
            <text:p>180,506136894</text:p>
          </table:table-cell>
          <table:table-cell office:value-type="float" office:value="3.53417181969" calcext:value-type="float">
            <text:p>3,53417181969</text:p>
          </table:table-cell>
          <table:table-cell office:value-type="float" office:value="176.971965075" calcext:value-type="float">
            <text:p>176,971965075</text:p>
          </table:table-cell>
          <table:table-cell office:value-type="float" office:value="2440" calcext:value-type="float">
            <text:p>244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78805" calcext:value-type="float">
            <text:p>1478805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78.285836935" calcext:value-type="float">
            <text:p>178,285836935</text:p>
          </table:table-cell>
          <table:table-cell office:value-type="float" office:value="3.31875491142" calcext:value-type="float">
            <text:p>3,31875491142</text:p>
          </table:table-cell>
          <table:table-cell office:value-type="float" office:value="174.967082024" calcext:value-type="float">
            <text:p>174,967082024</text:p>
          </table:table-cell>
          <table:table-cell office:value-type="float" office:value="2440" calcext:value-type="float">
            <text:p>2440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float" office:value="1824290" calcext:value-type="float">
            <text:p>1824290</text:p>
          </table:table-cell>
          <table:table-cell table:style-name="ce11" office:value-type="string" calcext:value-type="string">
            <text:p>userparallel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13.461801052" calcext:value-type="float">
            <text:p>113,461801052</text:p>
          </table:table-cell>
          <table:table-cell table:style-name="ce11" office:value-type="float" office:value="4.89778804779" calcext:value-type="float">
            <text:p>4,89778804779</text:p>
          </table:table-cell>
          <table:table-cell table:style-name="ce11" office:value-type="float" office:value="108.564013004" calcext:value-type="float">
            <text:p>108,564013004</text:p>
          </table:table-cell>
          <table:table-cell table:style-name="ce11" office:value-type="float" office:value="2440" calcext:value-type="float">
            <text:p>244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34708" calcext:value-type="float">
            <text:p>1834708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07.583023071" calcext:value-type="float">
            <text:p>107,583023071</text:p>
          </table:table-cell>
          <table:table-cell office:value-type="float" office:value="4.45555114746" calcext:value-type="float">
            <text:p>4,45555114746</text:p>
          </table:table-cell>
          <table:table-cell office:value-type="float" office:value="103.127471924" calcext:value-type="float">
            <text:p>103,127471924</text:p>
          </table:table-cell>
          <table:table-cell office:value-type="float" office:value="2440" calcext:value-type="float">
            <text:p>2440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1478806" calcext:value-type="float">
            <text:p>1478806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281.091070175" calcext:value-type="float">
            <text:p>281,091070175</text:p>
          </table:table-cell>
          <table:table-cell office:value-type="float" office:value="1.10153412819" calcext:value-type="float">
            <text:p>1,10153412819</text:p>
          </table:table-cell>
          <table:table-cell office:value-type="float" office:value="279.989536047" calcext:value-type="float">
            <text:p>279,989536047</text:p>
          </table:table-cell>
          <table:table-cell office:value-type="float" office:value="3168" calcext:value-type="float">
            <text:p>31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78807" calcext:value-type="float">
            <text:p>1478807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315.245289087" calcext:value-type="float">
            <text:p>315,245289087</text:p>
          </table:table-cell>
          <table:table-cell office:value-type="float" office:value="0.863435983658" calcext:value-type="float">
            <text:p>0,863435983658</text:p>
          </table:table-cell>
          <table:table-cell office:value-type="float" office:value="314.381853104" calcext:value-type="float">
            <text:p>314,381853104</text:p>
          </table:table-cell>
          <table:table-cell office:value-type="float" office:value="3168" calcext:value-type="float">
            <text:p>31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34712" calcext:value-type="float">
            <text:p>1834712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13.929498196" calcext:value-type="float">
            <text:p>113,929498196</text:p>
          </table:table-cell>
          <table:table-cell office:value-type="float" office:value="4.23923206329" calcext:value-type="float">
            <text:p>4,23923206329</text:p>
          </table:table-cell>
          <table:table-cell office:value-type="float" office:value="109.690266132" calcext:value-type="float">
            <text:p>109,690266132</text:p>
          </table:table-cell>
          <table:table-cell office:value-type="float" office:value="3168" calcext:value-type="float">
            <text:p>31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78809" calcext:value-type="float">
            <text:p>1478809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201.822211981" calcext:value-type="float">
            <text:p>201,822211981</text:p>
          </table:table-cell>
          <table:table-cell office:value-type="float" office:value="3.4015789032" calcext:value-type="float">
            <text:p>3,4015789032</text:p>
          </table:table-cell>
          <table:table-cell office:value-type="float" office:value="198.420633078" calcext:value-type="float">
            <text:p>198,420633078</text:p>
          </table:table-cell>
          <table:table-cell office:value-type="float" office:value="2440" calcext:value-type="float">
            <text:p>244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78810" calcext:value-type="float">
            <text:p>1478810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78.436532974" calcext:value-type="float">
            <text:p>178,436532974</text:p>
          </table:table-cell>
          <table:table-cell office:value-type="float" office:value="3.3088619709" calcext:value-type="float">
            <text:p>3,3088619709</text:p>
          </table:table-cell>
          <table:table-cell office:value-type="float" office:value="175.127671003" calcext:value-type="float">
            <text:p>175,127671003</text:p>
          </table:table-cell>
          <table:table-cell office:value-type="float" office:value="2440" calcext:value-type="float">
            <text:p>244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34715" calcext:value-type="float">
            <text:p>1834715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05.469680786" calcext:value-type="float">
            <text:p>105,469680786</text:p>
          </table:table-cell>
          <table:table-cell office:value-type="float" office:value="4.6931078434" calcext:value-type="float">
            <text:p>4,6931078434</text:p>
          </table:table-cell>
          <table:table-cell office:value-type="float" office:value="100.776572943" calcext:value-type="float">
            <text:p>100,776572943</text:p>
          </table:table-cell>
          <table:table-cell office:value-type="float" office:value="2440" calcext:value-type="float">
            <text:p>2440</text:p>
          </table:table-cell>
          <table:table-cell table:number-columns-repeated="8"/>
        </table:table-row>
      </table:table>
      <table:table table:name="Gemm" table:style-name="ta1">
        <table:shapes>
          <draw:frame draw:z-index="0" draw:style-name="gr1" draw:text-style-name="P1" svg:width="136.24mm" svg:height="83.94mm" svg:x="405.14mm" svg:y="44.62mm">
            <loext:p draw:notify-on-update-of-ranges="Gemm.C13:Gemm.C15 Gemm.D11:Gemm.D12 Gemm.D13:Gemm.D15 Gemm.H11:Gemm.H12 Gemm.H13:Gemm.H15 Gemm.L11:Gemm.L12 Gemm.L13:Gemm.L15 Gemm.E11:Gemm.E12 Gemm.E13:Gemm.E15 Gemm.F11:Gemm.F12 Gemm.F13:Gemm.F15 Gemm.G11:Gemm.G12 Gemm.G13:Gemm.G15 Gemm.I11:Gemm.I12 Gemm.I13:Gemm.I15 Gemm.J11:Gemm.J12 Gemm.J13:Gemm.J15 Gemm.K11:Gemm.K12 Gemm.K13:Gemm.K15 Gemm.O11:Gemm.O12 Gemm.O13:Gemm.O15 Gemm.N13:Gemm.N15 Gemm.M13:Gemm.M1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column table:style-name="co4" table:number-columns-repeated="7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APPLICATION: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Gemm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PARAMETERS: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MSIZE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omparar blocked version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3"/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GENERATED PLOTS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UserParallel</text:p>
          </table:table-cell>
          <table:table-cell table:style-name="ce4" table:number-columns-repeated="2"/>
          <table:table-cell table:style-name="ce4" office:value-type="string" calcext:value-type="string">
            <text:p>UserParallel</text:p>
          </table:table-cell>
          <table:table-cell table:style-name="ce4" office:value-type="string" calcext:value-type="string">
            <text:p>AutoParallel</text:p>
          </table:table-cell>
          <table:table-cell table:style-name="ce4" table:number-columns-repeated="2"/>
          <table:table-cell table:style-name="ce4" office:value-type="string" calcext:value-type="string">
            <text:p>AutoParallel</text:p>
          </table:table-cell>
          <table:table-cell table:style-name="ce4" office:value-type="string" calcext:value-type="string">
            <text:p>AutoParallel LT</text:p>
          </table:table-cell>
          <table:table-cell table:style-name="ce4" table:number-columns-repeated="2"/>
          <table:table-cell table:style-name="ce4" office:value-type="string" calcext:value-type="string">
            <text:p>AutoParallel LT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NumWorkers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1 (48)</text:p>
          </table:table-cell>
          <table:table-cell table:style-name="ce6" table:formula="of:=[.$G$13]/[.G13]" office:value-type="float" office:value="1" calcext:value-type="float">
            <text:p>1</text:p>
          </table:table-cell>
          <table:table-cell table:style-name="ce16" table:formula="of:=MIN([.$N$36:.$N$52])" office:value-type="float" office:value="303.325202942" calcext:value-type="float">
            <text:p>303,33</text:p>
          </table:table-cell>
          <table:table-cell table:style-name="ce16" table:formula="of:=MAX([.$N$36:.$N$52])" office:value-type="float" office:value="343.825436831" calcext:value-type="float">
            <text:p>343,83</text:p>
          </table:table-cell>
          <table:table-cell table:style-name="ce16" table:formula="of:=AVERAGE([.$N$36:.$N$52])" office:value-type="float" office:value="324.995395422" calcext:value-type="float">
            <text:p>325,00</text:p>
          </table:table-cell>
          <table:table-cell table:style-name="ce6" table:formula="of:=[.$G$13]/[.K13]" office:value-type="float" office:value="1.0164940295434" calcext:value-type="float">
            <text:p>1,0164940295434</text:p>
          </table:table-cell>
          <table:table-cell table:style-name="ce16" table:formula="of:=MIN([.$Q$36:.$Q$52])" office:value-type="float" office:value="319.721893072" calcext:value-type="float">
            <text:p>319,72</text:p>
          </table:table-cell>
          <table:table-cell table:style-name="ce16" table:formula="of:=MAX([.$Q$36:.$Q$52])" office:value-type="float" office:value="319.721893072" calcext:value-type="float">
            <text:p>319,72</text:p>
          </table:table-cell>
          <table:table-cell table:style-name="ce16" table:formula="of:=AVERAGE([.$Q$36:.$Q$52])" office:value-type="float" office:value="319.721893072" calcext:value-type="float">
            <text:p>319,72</text:p>
          </table:table-cell>
          <table:table-cell table:style-name="ce6" table:formula="of:=[.$G$13]/[.O13]" office:value-type="float" office:value="1.05634578988609" calcext:value-type="float">
            <text:p>1,05634578988609</text:p>
          </table:table-cell>
          <table:table-cell table:style-name="ce16" table:formula="of:=MIN([.$T$36:.$T$52])" office:value-type="float" office:value="302.602935076" calcext:value-type="float">
            <text:p>302,60</text:p>
          </table:table-cell>
          <table:table-cell table:style-name="ce16" table:formula="of:=MAX([.$T$36:.$T$52])" office:value-type="float" office:value="313.668729067" calcext:value-type="float">
            <text:p>313,67</text:p>
          </table:table-cell>
          <table:table-cell table:style-name="ce16" table:formula="of:=AVERAGE([.$T$36:.$T$52])" office:value-type="float" office:value="307.660047054333" calcext:value-type="float">
            <text:p>307,6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2 (96)</text:p>
          </table:table-cell>
          <table:table-cell table:style-name="ce6" table:formula="of:=[.$G$13]/[.G14]" office:value-type="string" office:string-value="" calcext:value-type="error">
            <text:p>#DIV/0!</text:p>
          </table:table-cell>
          <table:table-cell table:style-name="ce16" table:formula="of:=MIN([.$O$36:.$O$52])" office:value-type="float" office:value="0" calcext:value-type="float">
            <text:p>0,00</text:p>
          </table:table-cell>
          <table:table-cell table:style-name="ce16" table:formula="of:=MAX([.$O$36:.$O$52])" office:value-type="float" office:value="0" calcext:value-type="float">
            <text:p>0,00</text:p>
          </table:table-cell>
          <table:table-cell table:style-name="ce16" table:formula="of:=AVERAGE([.$O$36:.$O$52])" office:value-type="string" office:string-value="" calcext:value-type="error">
            <text:p>#DIV/0!</text:p>
          </table:table-cell>
          <table:table-cell table:style-name="ce6" table:formula="of:=[.$G$13]/[.K14]" office:value-type="string" office:string-value="" calcext:value-type="error">
            <text:p>#DIV/0!</text:p>
          </table:table-cell>
          <table:table-cell table:style-name="ce16" table:formula="of:=MIN([.$R$36:.$R$52])" office:value-type="float" office:value="0" calcext:value-type="float">
            <text:p>0,00</text:p>
          </table:table-cell>
          <table:table-cell table:style-name="ce16" table:formula="of:=MAX([.$R$36:.$R$52])" office:value-type="float" office:value="0" calcext:value-type="float">
            <text:p>0,00</text:p>
          </table:table-cell>
          <table:table-cell table:style-name="ce16" table:formula="of:=AVERAGE([.$R$36:.$R$52])" office:value-type="string" office:string-value="" calcext:value-type="error">
            <text:p>#DIV/0!</text:p>
          </table:table-cell>
          <table:table-cell table:style-name="ce6" table:formula="of:=[.$G$13]/[.O14]" office:value-type="string" office:string-value="" calcext:value-type="error">
            <text:p>#DIV/0!</text:p>
          </table:table-cell>
          <table:table-cell table:style-name="ce16" table:formula="of:=MIN([.$U$36:.$U$52])" office:value-type="float" office:value="0" calcext:value-type="float">
            <text:p>0,00</text:p>
          </table:table-cell>
          <table:table-cell table:style-name="ce16" table:formula="of:=MAX([.$U$36:.$U$52])" office:value-type="float" office:value="0" calcext:value-type="float">
            <text:p>0,00</text:p>
          </table:table-cell>
          <table:table-cell table:style-name="ce16" table:formula="of:=AVERAGE([.$R$36:.$R$52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4 (192)</text:p>
          </table:table-cell>
          <table:table-cell table:style-name="ce6" table:formula="of:=[.$G$13]/[.G15]" office:value-type="string" office:string-value="" calcext:value-type="error">
            <text:p>#DIV/0!</text:p>
          </table:table-cell>
          <table:table-cell table:style-name="ce16" table:formula="of:=MIN([.$P$36:.$P$52])" office:value-type="float" office:value="0" calcext:value-type="float">
            <text:p>0,00</text:p>
          </table:table-cell>
          <table:table-cell table:style-name="ce16" table:formula="of:=MAX([.$P$36:.$P$52])" office:value-type="float" office:value="0" calcext:value-type="float">
            <text:p>0,00</text:p>
          </table:table-cell>
          <table:table-cell table:style-name="ce16" table:formula="of:=AVERAGE([.$P$36:.$P$52])" office:value-type="string" office:string-value="" calcext:value-type="error">
            <text:p>#DIV/0!</text:p>
          </table:table-cell>
          <table:table-cell table:style-name="ce6" table:formula="of:=[.$G$13]/[.K15]" office:value-type="string" office:string-value="" calcext:value-type="error">
            <text:p>#DIV/0!</text:p>
          </table:table-cell>
          <table:table-cell table:style-name="ce16" table:formula="of:=MIN([.$S$36:.$S$52])" office:value-type="float" office:value="0" calcext:value-type="float">
            <text:p>0,00</text:p>
          </table:table-cell>
          <table:table-cell table:style-name="ce16" table:formula="of:=MAX([.$S$36:.$S$52])" office:value-type="float" office:value="0" calcext:value-type="float">
            <text:p>0,00</text:p>
          </table:table-cell>
          <table:table-cell table:style-name="ce16" table:formula="of:=AVERAGE([.$S$36:.$S$52])" office:value-type="string" office:string-value="" calcext:value-type="error">
            <text:p>#DIV/0!</text:p>
          </table:table-cell>
          <table:table-cell table:style-name="ce6" table:formula="of:=[.$G$13]/[.O15]" office:value-type="string" office:string-value="" calcext:value-type="error">
            <text:p>#DIV/0!</text:p>
          </table:table-cell>
          <table:table-cell table:style-name="ce16" table:formula="of:=MIN([.$V$36:.$V$52])" office:value-type="float" office:value="0" calcext:value-type="float">
            <text:p>0,00</text:p>
          </table:table-cell>
          <table:table-cell table:style-name="ce16" table:formula="of:=MAX([.$V$36:.$V$52])" office:value-type="float" office:value="0" calcext:value-type="float">
            <text:p>0,00</text:p>
          </table:table-cell>
          <table:table-cell table:style-name="ce16" table:formula="of:=AVERAGE([.$S$36:.$S$52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16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RAW TEST DATA</text:p>
          </table:table-cell>
          <table:table-cell table:style-name="ce2" table:number-columns-repeated="10"/>
          <table:table-cell/>
          <table:table-cell table:style-name="ce1" office:value-type="string" calcext:value-type="string">
            <text:p>SUMMARY TEST DATA</text:p>
          </table:table-cell>
          <table:table-cell table:style-name="ce2" table:number-columns-repeated="5"/>
          <table:table-cell table:number-columns-repeated="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3" office:value-type="string" calcext:value-type="string">
            <text:p>JOB_ID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MSIZE</text:p>
          </table:table-cell>
          <table:table-cell table:style-name="ce3" office:value-type="string" calcext:value-type="string">
            <text:p>TRACING</text:p>
          </table:table-cell>
          <table:table-cell table:style-name="ce3" office:value-type="string" calcext:value-type="string">
            <text:p>NUM_WORKERS</text:p>
          </table:table-cell>
          <table:table-cell table:style-name="ce3" office:value-type="string" calcext:value-type="string">
            <text:p>TOTAL_TIME</text:p>
          </table:table-cell>
          <table:table-cell table:style-name="ce3" office:value-type="string" calcext:value-type="string">
            <text:p>INIT_TIME</text:p>
          </table:table-cell>
          <table:table-cell table:style-name="ce3" office:value-type="string" calcext:value-type="string">
            <text:p>COMP_TIME</text:p>
          </table:table-cell>
          <table:table-cell table:style-name="ce3" office:value-type="string" calcext:value-type="string">
            <text:p>NUM_TASKS</text:p>
          </table:table-cell>
          <table:table-cell table:number-columns-repeated="3"/>
          <table:table-cell table:style-name="ce3" office:value-type="string" calcext:value-type="string">
            <text:p>UserParallel</text:p>
          </table:table-cell>
          <table:table-cell table:style-name="ce3" table:number-columns-repeated="2"/>
          <table:table-cell table:style-name="ce3" office:value-type="string" calcext:value-type="string">
            <text:p>AutoParallel</text:p>
          </table:table-cell>
          <table:table-cell table:number-columns-repeated="2"/>
          <table:table-cell table:style-name="ce3" office:value-type="string" calcext:value-type="string">
            <text:p>AutoParallel LT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3"/>
          <table:table-cell table:number-columns-repeated="7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465841" calcext:value-type="float">
            <text:p>1465841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94.330343008" calcext:value-type="float">
            <text:p>294,330343008</text:p>
          </table:table-cell>
          <table:table-cell office:value-type="float" office:value="9.17774915695" calcext:value-type="float">
            <text:p>9,17774915695</text:p>
          </table:table-cell>
          <table:table-cell office:value-type="float" office:value="285.152593851" calcext:value-type="float">
            <text:p>285,152593851</text:p>
          </table:table-cell>
          <table:table-cell office:value-type="float" office:value="36864" calcext:value-type="float">
            <text:p>36864</text:p>
          </table:table-cell>
          <table:table-cell table:number-columns-repeated="3"/>
          <table:table-cell table:style-name="ce5" office:value-type="float" office:value="340.606595993" calcext:value-type="float">
            <text:p>340,606595993</text:p>
          </table:table-cell>
          <table:table-cell table:style-name="ce5" table:number-columns-repeated="2"/>
          <table:table-cell table:style-name="ce5" office:value-type="float" office:value="319.721893072" calcext:value-type="float">
            <text:p>319,721893072</text:p>
          </table:table-cell>
          <table:table-cell table:style-name="ce5" table:number-columns-repeated="2"/>
          <table:table-cell table:style-name="ce5" office:value-type="float" office:value="306.70847702" calcext:value-type="float">
            <text:p>306,70847702</text:p>
          </table:table-cell>
          <table:table-cell table:style-name="ce5" table:number-columns-repeated="2"/>
        </table:table-row>
        <table:table-row table:style-name="ro1">
          <table:table-cell/>
          <table:table-cell office:value-type="float" office:value="1834778" calcext:value-type="float">
            <text:p>1834778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333.458724976" calcext:value-type="float">
            <text:p>333,458724976</text:p>
          </table:table-cell>
          <table:table-cell office:value-type="float" office:value="13.7368319035" calcext:value-type="float">
            <text:p>13,7368319035</text:p>
          </table:table-cell>
          <table:table-cell office:value-type="float" office:value="319.721893072" calcext:value-type="float">
            <text:p>319,721893072</text:p>
          </table:table-cell>
          <table:table-cell office:value-type="float" office:value="36864" calcext:value-type="float">
            <text:p>36864</text:p>
          </table:table-cell>
          <table:table-cell table:number-columns-repeated="3"/>
          <table:table-cell table:style-name="ce5" office:value-type="float" office:value="312.224345922" calcext:value-type="float">
            <text:p>312,224345922</text:p>
          </table:table-cell>
          <table:table-cell table:style-name="ce5" table:number-columns-repeated="5"/>
          <table:table-cell table:style-name="ce5" office:value-type="float" office:value="302.602935076" calcext:value-type="float">
            <text:p>302,602935076</text:p>
          </table:table-cell>
          <table:table-cell table:style-name="ce5" table:number-columns-repeated="2"/>
        </table:table-row>
        <table:table-row table:style-name="ro1">
          <table:table-cell table:number-columns-repeated="13"/>
          <table:table-cell table:style-name="ce5" office:value-type="float" office:value="303.325202942" calcext:value-type="float">
            <text:p>303,325202942</text:p>
          </table:table-cell>
          <table:table-cell table:style-name="ce5" table:number-columns-repeated="5"/>
          <table:table-cell table:style-name="ce29" office:value-type="float" office:value="313.668729067" calcext:value-type="float">
            <text:p>313,668729067</text:p>
          </table:table-cell>
          <table:table-cell table:style-name="ce5" table:number-columns-repeated="2"/>
        </table:table-row>
        <table:table-row table:style-name="ro1">
          <table:table-cell/>
          <table:table-cell office:value-type="float" office:value="1768504" calcext:value-type="float">
            <text:p>1768504</text:p>
          </table:table-cell>
          <table:table-cell office:value-type="string" calcext:value-type="string">
            <text:p>autoparallel LT</text:p>
          </table:table-cell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14.765535831" calcext:value-type="float">
            <text:p>314,765535831</text:p>
          </table:table-cell>
          <table:table-cell office:value-type="float" office:value="8.05705881119" calcext:value-type="float">
            <text:p>8,05705881119</text:p>
          </table:table-cell>
          <table:table-cell office:value-type="float" office:value="306.70847702" calcext:value-type="float">
            <text:p>306,70847702</text:p>
          </table:table-cell>
          <table:table-cell office:value-type="float" office:value="4128" calcext:value-type="float">
            <text:p>4128</text:p>
          </table:table-cell>
          <table:table-cell table:number-columns-repeated="3"/>
          <table:table-cell table:style-name="ce5" office:value-type="float" office:value="343.825436831" calcext:value-type="float">
            <text:p>343,825436831</text:p>
          </table:table-cell>
          <table:table-cell table:style-name="ce5" table:number-columns-repeated="8"/>
        </table:table-row>
        <table:table-row table:style-name="ro1">
          <table:table-cell/>
          <table:table-cell office:value-type="float" office:value="1768507" calcext:value-type="float">
            <text:p>1768507</text:p>
          </table:table-cell>
          <table:table-cell office:value-type="string" calcext:value-type="string">
            <text:p>autoparallel LT</text:p>
          </table:table-cell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307.237142086" calcext:value-type="float">
            <text:p>307,237142086</text:p>
          </table:table-cell>
          <table:table-cell office:value-type="float" office:value="4.63420701027" calcext:value-type="float">
            <text:p>4,63420701027</text:p>
          </table:table-cell>
          <table:table-cell office:value-type="float" office:value="302.602935076" calcext:value-type="float">
            <text:p>302,602935076</text:p>
          </table:table-cell>
          <table:table-cell office:value-type="float" office:value="4128" calcext:value-type="float">
            <text:p>4128</text:p>
          </table:table-cell>
          <table:table-cell table:number-columns-repeated="3"/>
          <table:table-cell table:style-name="ce5" table:number-columns-repeated="9"/>
        </table:table-row>
        <table:table-row table:style-name="ro1">
          <table:table-cell/>
          <table:table-cell table:style-name="ce11" office:value-type="float" office:value="1824485" calcext:value-type="float">
            <text:p>1824485</text:p>
          </table:table-cell>
          <table:table-cell table:style-name="ce11" office:value-type="string" calcext:value-type="string">
            <text:p>autoparallel LT</text:p>
          </table:table-cell>
          <table:table-cell table:style-name="ce11" office:value-type="float" office:value="32" calcext:value-type="float">
            <text:p>32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21.997876167" calcext:value-type="float">
            <text:p>321,997876167</text:p>
          </table:table-cell>
          <table:table-cell table:style-name="ce11" office:value-type="float" office:value="8.32914710045" calcext:value-type="float">
            <text:p>8,32914710045</text:p>
          </table:table-cell>
          <table:table-cell table:style-name="ce11" office:value-type="float" office:value="313.668729067" calcext:value-type="float">
            <text:p>313,668729067</text:p>
          </table:table-cell>
          <table:table-cell table:style-name="ce11" office:value-type="float" office:value="4128" calcext:value-type="float">
            <text:p>4128</text:p>
          </table:table-cell>
          <table:table-cell table:number-columns-repeated="3"/>
          <table:table-cell table:style-name="ce5" table:number-columns-repeated="9"/>
        </table:table-row>
        <table:table-row table:style-name="ro1">
          <table:table-cell table:number-columns-repeated="13"/>
          <table:table-cell table:style-name="ce5" table:number-columns-repeated="9"/>
        </table:table-row>
        <table:table-row table:style-name="ro1">
          <table:table-cell/>
          <table:table-cell office:value-type="float" office:value="1768509" calcext:value-type="float">
            <text:p>1768509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50.242198944" calcext:value-type="float">
            <text:p>350,242198944</text:p>
          </table:table-cell>
          <table:table-cell office:value-type="float" office:value="9.63560295105" calcext:value-type="float">
            <text:p>9,63560295105</text:p>
          </table:table-cell>
          <table:table-cell office:value-type="float" office:value="340.606595993" calcext:value-type="float">
            <text:p>340,606595993</text:p>
          </table:table-cell>
          <table:table-cell office:value-type="float" office:value="36864" calcext:value-type="float">
            <text:p>36864</text:p>
          </table:table-cell>
          <table:table-cell table:number-columns-repeated="3"/>
          <table:table-cell table:style-name="ce5" table:number-columns-repeated="9"/>
        </table:table-row>
        <table:table-row table:style-name="ro1">
          <table:table-cell/>
          <table:table-cell office:value-type="float" office:value="1768510" calcext:value-type="float">
            <text:p>1768510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411.094332933" calcext:value-type="float">
            <text:p>411,094332933</text:p>
          </table:table-cell>
          <table:table-cell office:value-type="float" office:value="9.39223909378" calcext:value-type="float">
            <text:p>9,39223909378</text:p>
          </table:table-cell>
          <table:table-cell office:value-type="float" office:value="401.70209384" calcext:value-type="float">
            <text:p>401,70209384</text:p>
          </table:table-cell>
          <table:table-cell office:value-type="float" office:value="36864" calcext:value-type="float">
            <text:p>36864</text:p>
          </table:table-cell>
          <table:table-cell table:number-columns-repeated="3"/>
          <table:table-cell table:style-name="ce5" table:number-columns-repeated="9"/>
        </table:table-row>
        <table:table-row table:style-name="ro1">
          <table:table-cell/>
          <table:table-cell office:value-type="float" office:value="1465843" calcext:value-type="float">
            <text:p>1465843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1.464730024" calcext:value-type="float">
            <text:p>321,464730024</text:p>
          </table:table-cell>
          <table:table-cell office:value-type="float" office:value="9.24038410187" calcext:value-type="float">
            <text:p>9,24038410187</text:p>
          </table:table-cell>
          <table:table-cell office:value-type="float" office:value="312.224345922" calcext:value-type="float">
            <text:p>312,224345922</text:p>
          </table:table-cell>
          <table:table-cell office:value-type="float" office:value="36864" calcext:value-type="float">
            <text:p>36864</text:p>
          </table:table-cell>
          <table:table-cell table:number-columns-repeated="3"/>
          <table:table-cell table:style-name="ce5" table:number-columns-repeated="9"/>
        </table:table-row>
        <table:table-row table:style-name="ro1">
          <table:table-cell/>
          <table:table-cell office:value-type="float" office:value="1465844" calcext:value-type="float">
            <text:p>1465844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312.465151787" calcext:value-type="float">
            <text:p>312,465151787</text:p>
          </table:table-cell>
          <table:table-cell office:value-type="float" office:value="9.13994884491" calcext:value-type="float">
            <text:p>9,13994884491</text:p>
          </table:table-cell>
          <table:table-cell office:value-type="float" office:value="303.325202942" calcext:value-type="float">
            <text:p>303,325202942</text:p>
          </table:table-cell>
          <table:table-cell office:value-type="float" office:value="36864" calcext:value-type="float">
            <text:p>36864</text:p>
          </table:table-cell>
          <table:table-cell table:number-columns-repeated="3"/>
          <table:table-cell table:style-name="ce5" table:number-columns-repeated="9"/>
        </table:table-row>
        <table:table-row table:style-name="ro1">
          <table:table-cell/>
          <table:table-cell table:style-name="ce11" office:value-type="float" office:value="1824487" calcext:value-type="float">
            <text:p>1824487</text:p>
          </table:table-cell>
          <table:table-cell table:style-name="ce11" office:value-type="string" calcext:value-type="string">
            <text:p>userparallel</text:p>
          </table:table-cell>
          <table:table-cell table:style-name="ce11" office:value-type="float" office:value="32" calcext:value-type="float">
            <text:p>32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17.321541071" calcext:value-type="float">
            <text:p>417,321541071</text:p>
          </table:table-cell>
          <table:table-cell table:style-name="ce11" office:value-type="float" office:value="10.9455389977" calcext:value-type="float">
            <text:p>10,9455389977</text:p>
          </table:table-cell>
          <table:table-cell table:style-name="ce11" office:value-type="float" office:value="406.376002073" calcext:value-type="float">
            <text:p>406,376002073</text:p>
          </table:table-cell>
          <table:table-cell table:style-name="ce11" office:value-type="float" office:value="36864" calcext:value-type="float">
            <text:p>36864</text:p>
          </table:table-cell>
          <table:table-cell table:number-columns-repeated="3"/>
          <table:table-cell table:style-name="ce5" table:number-columns-repeated="9"/>
        </table:table-row>
        <table:table-row table:style-name="ro1">
          <table:table-cell/>
          <table:table-cell office:value-type="float" office:value="1834779" calcext:value-type="float">
            <text:p>1834779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355.215892792" calcext:value-type="float">
            <text:p>355,215892792</text:p>
          </table:table-cell>
          <table:table-cell office:value-type="float" office:value="11.3904559612" calcext:value-type="float">
            <text:p>11,3904559612</text:p>
          </table:table-cell>
          <table:table-cell office:value-type="float" office:value="343.825436831" calcext:value-type="float">
            <text:p>343,825436831</text:p>
          </table:table-cell>
          <table:table-cell office:value-type="float" office:value="36864" calcext:value-type="float">
            <text:p>36864</text:p>
          </table:table-cell>
          <table:table-cell table:number-columns-repeated="3"/>
          <table:table-cell table:style-name="ce5" table:number-columns-repeated="9"/>
        </table:table-row>
        <table:table-row table:style-name="ro1" table:number-rows-repeated="2">
          <table:table-cell table:number-columns-repeated="13"/>
          <table:table-cell table:style-name="ce5" table:number-columns-repeated="9"/>
        </table:table-row>
        <table:table-row table:style-name="ro1">
          <table:table-cell table:number-columns-repeated="5"/>
          <table:table-cell table:style-name="ce23"/>
          <table:table-cell table:number-columns-repeated="7"/>
          <table:table-cell table:style-name="ce5" table:number-columns-repeated="9"/>
        </table:table-row>
        <table:table-row table:style-name="ro1">
          <table:table-cell table:number-columns-repeated="5"/>
          <table:table-cell table:style-name="ce23"/>
          <table:table-cell table:number-columns-repeated="7"/>
          <table:table-cell table:style-name="ce5" table:number-columns-repeated="9"/>
        </table:table-row>
      </table:table>
      <table:table table:name="FDTD_1D" table:style-name="ta1">
        <table:shapes>
          <draw:frame draw:z-index="0" draw:style-name="gr1" draw:text-style-name="P1" svg:width="140.61mm" svg:height="83.94mm" svg:x="405.63mm" svg:y="45.69mm">
            <loext:p draw:notify-on-update-of-ranges="FDTD_1D.C13:FDTD_1D.C15 FDTD_1D.D11:FDTD_1D.D12 FDTD_1D.D13:FDTD_1D.D15 FDTD_1D.H11:FDTD_1D.H12 FDTD_1D.H13:FDTD_1D.H15 FDTD_1D.L11:FDTD_1D.L12 FDTD_1D.L13:FDTD_1D.L15 FDTD_1D.E11:FDTD_1D.E12 FDTD_1D.E13:FDTD_1D.E15 FDTD_1D.F11:FDTD_1D.F12 FDTD_1D.F13:FDTD_1D.F15 FDTD_1D.G11:FDTD_1D.G12 FDTD_1D.G13:FDTD_1D.G15 FDTD_1D.I11:FDTD_1D.I12 FDTD_1D.I13:FDTD_1D.I15 FDTD_1D.J11:FDTD_1D.J12 FDTD_1D.J13:FDTD_1D.J15 FDTD_1D.K11:FDTD_1D.K12 FDTD_1D.K13:FDTD_1D.K15 FDTD_1D.O11:FDTD_1D.O12 FDTD_1D.O13:FDTD_1D.O15 FDTD_1D.N13:FDTD_1D.N15 FDTD_1D.M13:FDTD_1D.M1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column table:style-name="co4" table:number-columns-repeated="6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APPLICATION: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FDTD 1D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PARAMETERS: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NSIZE</text:p>
          </table:table-cell>
          <table:table-cell office:value-type="float" office:value="100" calcext:value-type="float">
            <text:p>10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>
            <text:p>TSIZE</text:p>
          </table:table-cell>
          <table:table-cell office:value-type="float" office:value="100" calcext:value-type="float">
            <text:p>100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GENERATED PLOTS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UserParallel</text:p>
          </table:table-cell>
          <table:table-cell table:style-name="ce4" table:number-columns-repeated="2"/>
          <table:table-cell table:style-name="ce4" office:value-type="string" calcext:value-type="string">
            <text:p>UserParallel</text:p>
          </table:table-cell>
          <table:table-cell table:style-name="ce4" office:value-type="string" calcext:value-type="string">
            <text:p>AutoParallel</text:p>
          </table:table-cell>
          <table:table-cell table:style-name="ce4" table:number-columns-repeated="2"/>
          <table:table-cell table:style-name="ce4" office:value-type="string" calcext:value-type="string">
            <text:p>AutoParallel</text:p>
          </table:table-cell>
          <table:table-cell table:style-name="ce4" office:value-type="string" calcext:value-type="string">
            <text:p>AutoParallel LT</text:p>
          </table:table-cell>
          <table:table-cell table:style-name="ce4" table:number-columns-repeated="2"/>
          <table:table-cell table:style-name="ce4" office:value-type="string" calcext:value-type="string">
            <text:p>AutoParallel LT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NumWorkers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1 (48)</text:p>
          </table:table-cell>
          <table:table-cell table:style-name="ce6" table:formula="of:=[.$G$13]/[.G13]" office:value-type="float" office:value="1" calcext:value-type="float">
            <text:p>1</text:p>
          </table:table-cell>
          <table:table-cell table:style-name="ce16" table:formula="of:=MIN([.$N$36:.$N$52])" office:value-type="float" office:value="102.732650042" calcext:value-type="float">
            <text:p>102,73</text:p>
          </table:table-cell>
          <table:table-cell table:style-name="ce16" table:formula="of:=MAX([.$N$36:.$N$52])" office:value-type="float" office:value="164.355841875" calcext:value-type="float">
            <text:p>164,36</text:p>
          </table:table-cell>
          <table:table-cell table:style-name="ce16" table:formula="of:=AVERAGE([.$N$36:.$N$52])" office:value-type="float" office:value="126.283444523833" calcext:value-type="float">
            <text:p>126,28</text:p>
          </table:table-cell>
          <table:table-cell table:style-name="ce6" table:formula="of:=[.$G$13]/[.K13]" office:value-type="float" office:value="1.01415778368749" calcext:value-type="float">
            <text:p>1,01415778368749</text:p>
          </table:table-cell>
          <table:table-cell table:style-name="ce16" table:formula="of:=MIN([.$Q$36:.$Q$52])" office:value-type="float" office:value="115.995300055" calcext:value-type="float">
            <text:p>116,00</text:p>
          </table:table-cell>
          <table:table-cell table:style-name="ce16" table:formula="of:=MAX([.$Q$36:.$Q$52])" office:value-type="float" office:value="133.0457201" calcext:value-type="float">
            <text:p>133,05</text:p>
          </table:table-cell>
          <table:table-cell table:style-name="ce16" table:formula="of:=AVERAGE([.$Q$36:.$Q$52])" office:value-type="float" office:value="124.5205100775" calcext:value-type="float">
            <text:p>124,52</text:p>
          </table:table-cell>
          <table:table-cell table:style-name="ce6" table:formula="of:=[.$G$13]/[.O13]" office:value-type="float" office:value="0.26701678603983" calcext:value-type="float">
            <text:p>0,26701678603983</text:p>
          </table:table-cell>
          <table:table-cell table:style-name="ce16" table:formula="of:=MIN([.$T$36:.$T$52])" office:value-type="float" office:value="472.941968918" calcext:value-type="float">
            <text:p>472,94</text:p>
          </table:table-cell>
          <table:table-cell table:style-name="ce16" table:formula="of:=MAX([.$T$36:.$T$52])" office:value-type="float" office:value="472.941968918" calcext:value-type="float">
            <text:p>472,94</text:p>
          </table:table-cell>
          <table:table-cell table:style-name="ce16" table:formula="of:=AVERAGE([.$T$36:.$T$52])" office:value-type="float" office:value="472.941968918" calcext:value-type="float">
            <text:p>472,9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2 (96)</text:p>
          </table:table-cell>
          <table:table-cell table:style-name="ce6" table:formula="of:=[.$G$13]/[.G14]" office:value-type="string" office:string-value="" calcext:value-type="error">
            <text:p>#DIV/0!</text:p>
          </table:table-cell>
          <table:table-cell table:style-name="ce16" table:formula="of:=MIN([.$O$36:.$O$52])" office:value-type="float" office:value="0" calcext:value-type="float">
            <text:p>0,00</text:p>
          </table:table-cell>
          <table:table-cell table:style-name="ce16" table:formula="of:=MAX([.$O$36:.$O$52])" office:value-type="float" office:value="0" calcext:value-type="float">
            <text:p>0,00</text:p>
          </table:table-cell>
          <table:table-cell table:style-name="ce16" table:formula="of:=AVERAGE([.$O$36:.$O$52])" office:value-type="string" office:string-value="" calcext:value-type="error">
            <text:p>#DIV/0!</text:p>
          </table:table-cell>
          <table:table-cell table:style-name="ce6" table:formula="of:=[.$G$13]/[.K14]" office:value-type="string" office:string-value="" calcext:value-type="error">
            <text:p>#DIV/0!</text:p>
          </table:table-cell>
          <table:table-cell table:style-name="ce16" table:formula="of:=MIN([.$R$36:.$R$52])" office:value-type="float" office:value="0" calcext:value-type="float">
            <text:p>0,00</text:p>
          </table:table-cell>
          <table:table-cell table:style-name="ce16" table:formula="of:=MAX([.$R$36:.$R$52])" office:value-type="float" office:value="0" calcext:value-type="float">
            <text:p>0,00</text:p>
          </table:table-cell>
          <table:table-cell table:style-name="ce16" table:formula="of:=AVERAGE([.$R$36:.$R$52])" office:value-type="string" office:string-value="" calcext:value-type="error">
            <text:p>#DIV/0!</text:p>
          </table:table-cell>
          <table:table-cell table:style-name="ce6" table:formula="of:=[.$G$13]/[.O14]" office:value-type="string" office:string-value="" calcext:value-type="error">
            <text:p>#DIV/0!</text:p>
          </table:table-cell>
          <table:table-cell table:style-name="ce16" table:formula="of:=MIN([.$U$36:.$U$52])" office:value-type="float" office:value="0" calcext:value-type="float">
            <text:p>0,00</text:p>
          </table:table-cell>
          <table:table-cell table:style-name="ce16" table:formula="of:=MAX([.$U$36:.$U$52])" office:value-type="float" office:value="0" calcext:value-type="float">
            <text:p>0,00</text:p>
          </table:table-cell>
          <table:table-cell table:style-name="ce16" table:formula="of:=AVERAGE([.$R$36:.$R$52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4 (192)</text:p>
          </table:table-cell>
          <table:table-cell table:style-name="ce6" table:formula="of:=[.$G$13]/[.G15]" office:value-type="string" office:string-value="" calcext:value-type="error">
            <text:p>#DIV/0!</text:p>
          </table:table-cell>
          <table:table-cell table:style-name="ce16" table:formula="of:=MIN([.$P$36:.$P$52])" office:value-type="float" office:value="0" calcext:value-type="float">
            <text:p>0,00</text:p>
          </table:table-cell>
          <table:table-cell table:style-name="ce16" table:formula="of:=MAX([.$P$36:.$P$52])" office:value-type="float" office:value="0" calcext:value-type="float">
            <text:p>0,00</text:p>
          </table:table-cell>
          <table:table-cell table:style-name="ce16" table:formula="of:=AVERAGE([.$P$36:.$P$52])" office:value-type="string" office:string-value="" calcext:value-type="error">
            <text:p>#DIV/0!</text:p>
          </table:table-cell>
          <table:table-cell table:style-name="ce6" table:formula="of:=[.$G$13]/[.K15]" office:value-type="string" office:string-value="" calcext:value-type="error">
            <text:p>#DIV/0!</text:p>
          </table:table-cell>
          <table:table-cell table:style-name="ce16" table:formula="of:=MIN([.$S$36:.$S$52])" office:value-type="float" office:value="0" calcext:value-type="float">
            <text:p>0,00</text:p>
          </table:table-cell>
          <table:table-cell table:style-name="ce16" table:formula="of:=MAX([.$S$36:.$S$52])" office:value-type="float" office:value="0" calcext:value-type="float">
            <text:p>0,00</text:p>
          </table:table-cell>
          <table:table-cell table:style-name="ce16" table:formula="of:=AVERAGE([.$S$36:.$S$52])" office:value-type="string" office:string-value="" calcext:value-type="error">
            <text:p>#DIV/0!</text:p>
          </table:table-cell>
          <table:table-cell table:style-name="ce6" table:formula="of:=[.$G$13]/[.O15]" office:value-type="string" office:string-value="" calcext:value-type="error">
            <text:p>#DIV/0!</text:p>
          </table:table-cell>
          <table:table-cell table:style-name="ce16" table:formula="of:=MIN([.$V$36:.$V$52])" office:value-type="float" office:value="0" calcext:value-type="float">
            <text:p>0,00</text:p>
          </table:table-cell>
          <table:table-cell table:style-name="ce16" table:formula="of:=MAX([.$V$36:.$V$52])" office:value-type="float" office:value="0" calcext:value-type="float">
            <text:p>0,00</text:p>
          </table:table-cell>
          <table:table-cell table:style-name="ce16" table:formula="of:=AVERAGE([.$S$36:.$S$52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16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RAW TEST DATA</text:p>
          </table:table-cell>
          <table:table-cell table:style-name="ce2" table:number-columns-repeated="10"/>
          <table:table-cell/>
          <table:table-cell table:style-name="ce1" office:value-type="string" calcext:value-type="string">
            <text:p>SUMMARY TEST DATA</text:p>
          </table:table-cell>
          <table:table-cell table:style-name="ce2" table:number-columns-repeated="5"/>
          <table:table-cell table:number-columns-repeated="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3" office:value-type="string" calcext:value-type="string">
            <text:p>JOB_ID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NSIZE</text:p>
          </table:table-cell>
          <table:table-cell table:style-name="ce3" office:value-type="string" calcext:value-type="string">
            <text:p>TSIZE</text:p>
          </table:table-cell>
          <table:table-cell table:style-name="ce3" office:value-type="string" calcext:value-type="string">
            <text:p>TRACING</text:p>
          </table:table-cell>
          <table:table-cell table:style-name="ce3" office:value-type="string" calcext:value-type="string">
            <text:p>NUM_WORKERS</text:p>
          </table:table-cell>
          <table:table-cell table:style-name="ce3" office:value-type="string" calcext:value-type="string">
            <text:p>TOTAL_TIME</text:p>
          </table:table-cell>
          <table:table-cell table:style-name="ce3" office:value-type="string" calcext:value-type="string">
            <text:p>INIT_TIME</text:p>
          </table:table-cell>
          <table:table-cell table:style-name="ce3" office:value-type="string" calcext:value-type="string">
            <text:p>COMP_TIME</text:p>
          </table:table-cell>
          <table:table-cell table:style-name="ce3" office:value-type="string" calcext:value-type="string">
            <text:p>NUM_TASKS</text:p>
          </table:table-cell>
          <table:table-cell table:number-columns-repeated="2"/>
          <table:table-cell table:style-name="ce3" office:value-type="string" calcext:value-type="string">
            <text:p>UserParallel</text:p>
          </table:table-cell>
          <table:table-cell table:style-name="ce3" table:number-columns-repeated="2"/>
          <table:table-cell table:style-name="ce3" office:value-type="string" calcext:value-type="string">
            <text:p>AutoParallel</text:p>
          </table:table-cell>
          <table:table-cell table:number-columns-repeated="2"/>
          <table:table-cell table:style-name="ce3" office:value-type="string" calcext:value-type="string">
            <text:p>AutoParallel LT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3"/>
          <table:table-cell table:number-columns-repeated="7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439390" calcext:value-type="float">
            <text:p>1439390</text:p>
          </table:table-cell>
          <table:table-cell office:value-type="string" calcext:value-type="string">
            <text:p>autoparallel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02.585547924" calcext:value-type="float">
            <text:p>102,585547924</text:p>
          </table:table-cell>
          <table:table-cell office:value-type="float" office:value="3.33900904655" calcext:value-type="float">
            <text:p>3,33900904655</text:p>
          </table:table-cell>
          <table:table-cell office:value-type="float" office:value="99.2465388775" calcext:value-type="float">
            <text:p>99,2465388775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02.732650042" calcext:value-type="float">
            <text:p>102,732650042</text:p>
          </table:table-cell>
          <table:table-cell table:style-name="ce5" table:number-columns-repeated="2"/>
          <table:table-cell office:value-type="float" office:value="115.995300055" calcext:value-type="float">
            <text:p>115,995300055</text:p>
          </table:table-cell>
          <table:table-cell table:style-name="ce5" table:number-columns-repeated="2"/>
          <table:table-cell table:style-name="ce11" office:value-type="float" office:value="472.941968918" calcext:value-type="float">
            <text:p>472,941968918</text:p>
          </table:table-cell>
          <table:table-cell table:style-name="ce5" table:number-columns-repeated="2"/>
        </table:table-row>
        <table:table-row table:style-name="ro1">
          <table:table-cell/>
          <table:table-cell office:value-type="float" office:value="1457868" calcext:value-type="float">
            <text:p>1457868</text:p>
          </table:table-cell>
          <table:table-cell office:value-type="string" calcext:value-type="string">
            <text:p>autoparallel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19.211846113" calcext:value-type="float">
            <text:p>119,211846113</text:p>
          </table:table-cell>
          <table:table-cell office:value-type="float" office:value="3.21654605865" calcext:value-type="float">
            <text:p>3,21654605865</text:p>
          </table:table-cell>
          <table:table-cell office:value-type="float" office:value="115.995300055" calcext:value-type="float">
            <text:p>115,995300055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03.20581007" calcext:value-type="float">
            <text:p>103,20581007</text:p>
          </table:table-cell>
          <table:table-cell table:style-name="ce5" table:number-columns-repeated="2"/>
          <table:table-cell table:style-name="ce11" office:value-type="float" office:value="133.0457201" calcext:value-type="float">
            <text:p>133,0457201</text:p>
          </table:table-cell>
          <table:table-cell table:style-name="ce5" table:number-columns-repeated="5"/>
        </table:table-row>
        <table:table-row table:style-name="ro1">
          <table:table-cell/>
          <table:table-cell table:style-name="ce11" office:value-type="float" office:value="1834770" calcext:value-type="float">
            <text:p>1834770</text:p>
          </table:table-cell>
          <table:table-cell table:style-name="ce11" office:value-type="string" calcext:value-type="string">
            <text:p>autoparallel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35.747722149" calcext:value-type="float">
            <text:p>135,747722149</text:p>
          </table:table-cell>
          <table:table-cell table:style-name="ce11" office:value-type="float" office:value="2.70200204849" calcext:value-type="float">
            <text:p>2,70200204849</text:p>
          </table:table-cell>
          <table:table-cell table:style-name="ce11" office:value-type="float" office:value="133.0457201" calcext:value-type="float">
            <text:p>133,0457201</text:p>
          </table:table-cell>
          <table:table-cell table:style-name="ce11" office:value-type="float" office:value="20000" calcext:value-type="float">
            <text:p>20000</text:p>
          </table:table-cell>
          <table:table-cell table:number-columns-repeated="2"/>
          <table:table-cell office:value-type="float" office:value="113.660323143" calcext:value-type="float">
            <text:p>113,660323143</text:p>
          </table:table-cell>
          <table:table-cell table:style-name="ce5" table:number-columns-repeated="8"/>
        </table:table-row>
        <table:table-row table:style-name="ro1">
          <table:table-cell table:number-columns-repeated="13"/>
          <table:table-cell office:value-type="float" office:value="117.091192007" calcext:value-type="float">
            <text:p>117,091192007</text:p>
          </table:table-cell>
          <table:table-cell table:style-name="ce5" table:number-columns-repeated="8"/>
        </table:table-row>
        <table:table-row table:style-name="ro1">
          <table:table-cell/>
          <table:table-cell table:style-name="ce11" office:value-type="float" office:value="1824494" calcext:value-type="float">
            <text:p>1824494</text:p>
          </table:table-cell>
          <table:table-cell table:style-name="ce11" office:value-type="string" calcext:value-type="string">
            <text:p>autoparallel LT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73.648748875" calcext:value-type="float">
            <text:p>473,648748875</text:p>
          </table:table-cell>
          <table:table-cell table:style-name="ce11" office:value-type="float" office:value="0.706779956818" calcext:value-type="float">
            <text:p>0,706779956818</text:p>
          </table:table-cell>
          <table:table-cell table:style-name="ce11" office:value-type="float" office:value="472.941968918" calcext:value-type="float">
            <text:p>472,941968918</text:p>
          </table:table-cell>
          <table:table-cell table:style-name="ce11" office:value-type="float" office:value="497" calcext:value-type="float">
            <text:p>497</text:p>
          </table:table-cell>
          <table:table-cell table:number-columns-repeated="2"/>
          <table:table-cell table:style-name="ce11" office:value-type="float" office:value="164.355841875" calcext:value-type="float">
            <text:p>164,355841875</text:p>
          </table:table-cell>
          <table:table-cell table:style-name="ce5" table:number-columns-repeated="8"/>
        </table:table-row>
        <table:table-row table:style-name="ro1">
          <table:table-cell table:number-columns-repeated="13"/>
          <table:table-cell office:value-type="float" office:value="156.654850006" calcext:value-type="float">
            <text:p>156,654850006</text:p>
          </table:table-cell>
          <table:table-cell table:style-name="ce5" table:number-columns-repeated="8"/>
        </table:table-row>
        <table:table-row table:style-name="ro1">
          <table:table-cell/>
          <table:table-cell office:value-type="float" office:value="1439395" calcext:value-type="float">
            <text:p>1439395</text:p>
          </table:table-cell>
          <table:table-cell office:value-type="string" calcext:value-type="string">
            <text:p>userparallel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06.073707104" calcext:value-type="float">
            <text:p>106,073707104</text:p>
          </table:table-cell>
          <table:table-cell office:value-type="float" office:value="3.34105706215" calcext:value-type="float">
            <text:p>3,34105706215</text:p>
          </table:table-cell>
          <table:table-cell office:value-type="float" office:value="102.732650042" calcext:value-type="float">
            <text:p>102,732650042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office:value-type="float" office:value="1439396" calcext:value-type="float">
            <text:p>1439396</text:p>
          </table:table-cell>
          <table:table-cell office:value-type="string" calcext:value-type="string">
            <text:p>userparallel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06.311005116" calcext:value-type="float">
            <text:p>106,311005116</text:p>
          </table:table-cell>
          <table:table-cell office:value-type="float" office:value="3.10519504547" calcext:value-type="float">
            <text:p>3,10519504547</text:p>
          </table:table-cell>
          <table:table-cell office:value-type="float" office:value="103.20581007" calcext:value-type="float">
            <text:p>103,20581007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office:value-type="float" office:value="1457869" calcext:value-type="float">
            <text:p>1457869</text:p>
          </table:table-cell>
          <table:table-cell office:value-type="string" calcext:value-type="string">
            <text:p>userparallel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16.932310104" calcext:value-type="float">
            <text:p>116,932310104</text:p>
          </table:table-cell>
          <table:table-cell office:value-type="float" office:value="3.27198696136" calcext:value-type="float">
            <text:p>3,27198696136</text:p>
          </table:table-cell>
          <table:table-cell office:value-type="float" office:value="113.660323143" calcext:value-type="float">
            <text:p>113,66032314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office:value-type="float" office:value="1457870" calcext:value-type="float">
            <text:p>1457870</text:p>
          </table:table-cell>
          <table:table-cell office:value-type="string" calcext:value-type="string">
            <text:p>userparallel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20.241527081" calcext:value-type="float">
            <text:p>120,241527081</text:p>
          </table:table-cell>
          <table:table-cell office:value-type="float" office:value="3.15033507347" calcext:value-type="float">
            <text:p>3,15033507347</text:p>
          </table:table-cell>
          <table:table-cell office:value-type="float" office:value="117.091192007" calcext:value-type="float">
            <text:p>117,091192007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table:style-name="ce11" office:value-type="float" office:value="1824496" calcext:value-type="float">
            <text:p>1824496</text:p>
          </table:table-cell>
          <table:table-cell table:style-name="ce11" office:value-type="string" calcext:value-type="string">
            <text:p>userparallel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68.829055786" calcext:value-type="float">
            <text:p>168,829055786</text:p>
          </table:table-cell>
          <table:table-cell table:style-name="ce11" office:value-type="float" office:value="4.47321391106" calcext:value-type="float">
            <text:p>4,47321391106</text:p>
          </table:table-cell>
          <table:table-cell table:style-name="ce11" office:value-type="float" office:value="164.355841875" calcext:value-type="float">
            <text:p>164,355841875</text:p>
          </table:table-cell>
          <table:table-cell table:style-name="ce11" office:value-type="float" office:value="20000" calcext:value-type="float">
            <text:p>2000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office:value-type="float" office:value="1834771" calcext:value-type="float">
            <text:p>1834771</text:p>
          </table:table-cell>
          <table:table-cell office:value-type="string" calcext:value-type="string">
            <text:p>userparallel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59.951557875" calcext:value-type="float">
            <text:p>159,951557875</text:p>
          </table:table-cell>
          <table:table-cell office:value-type="float" office:value="3.29670786858" calcext:value-type="float">
            <text:p>3,29670786858</text:p>
          </table:table-cell>
          <table:table-cell office:value-type="float" office:value="156.654850006" calcext:value-type="float">
            <text:p>156,654850006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5" table:number-columns-repeated="9"/>
        </table:table-row>
        <table:table-row table:style-name="ro1" table:number-rows-repeated="4">
          <table:table-cell table:number-columns-repeated="13"/>
          <table:table-cell table:style-name="ce5" table:number-columns-repeated="9"/>
        </table:table-row>
        <table:table-row table:style-name="ro1">
          <table:table-cell table:number-columns-repeated="13"/>
          <table:table-cell table:style-name="ce5" table:number-columns-repeated="9"/>
        </table:table-row>
      </table:table>
      <table:table table:name="Floyd" table:style-name="ta1">
        <table:shapes>
          <draw:frame draw:z-index="0" draw:style-name="gr1" draw:text-style-name="P1" svg:width="143.92mm" svg:height="83.93mm" svg:x="405.42mm" svg:y="45.16mm">
            <loext:p draw:notify-on-update-of-ranges="Floyd.C13:Floyd.C15 Floyd.D11:Floyd.D12 Floyd.D13:Floyd.D15 Floyd.H11:Floyd.H12 Floyd.H13:Floyd.H15 Floyd.L11:Floyd.L12 Floyd.L13:Floyd.L15 Floyd.E11:Floyd.E12 Floyd.E13:Floyd.E15 Floyd.F11:Floyd.F12 Floyd.F13:Floyd.F15 Floyd.G11:Floyd.G12 Floyd.G13:Floyd.G15 Floyd.I11:Floyd.I12 Floyd.I13:Floyd.I15 Floyd.J11:Floyd.J12 Floyd.J13:Floyd.J15 Floyd.K11:Floyd.K12 Floyd.K13:Floyd.K15 Floyd.O11:Floyd.O12 Floyd.O13:Floyd.O15 Floyd.N13:Floyd.N15 Floyd.M13:Floyd.M1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column table:style-name="co4" table:number-columns-repeated="7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APPLICATION: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Floyd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PARAMETERS: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NSIZE</text:p>
          </table:table-cell>
          <table:table-cell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3"/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GENERATED PLOTS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UserParallel</text:p>
          </table:table-cell>
          <table:table-cell table:style-name="ce4" table:number-columns-repeated="2"/>
          <table:table-cell table:style-name="ce4" office:value-type="string" calcext:value-type="string">
            <text:p>UserParallel</text:p>
          </table:table-cell>
          <table:table-cell table:style-name="ce4" office:value-type="string" calcext:value-type="string">
            <text:p>AutoParallel</text:p>
          </table:table-cell>
          <table:table-cell table:style-name="ce4" table:number-columns-repeated="2"/>
          <table:table-cell table:style-name="ce4" office:value-type="string" calcext:value-type="string">
            <text:p>AutoParallel</text:p>
          </table:table-cell>
          <table:table-cell table:style-name="ce4" office:value-type="string" calcext:value-type="string">
            <text:p>AutoParallel LT</text:p>
          </table:table-cell>
          <table:table-cell table:style-name="ce4" table:number-columns-repeated="2"/>
          <table:table-cell table:style-name="ce4" office:value-type="string" calcext:value-type="string">
            <text:p>AutoParallel LT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NumWorkers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1 (48)</text:p>
          </table:table-cell>
          <table:table-cell table:style-name="ce6" table:formula="of:=[.$G$13]/[.G13]" office:value-type="float" office:value="1" calcext:value-type="float">
            <text:p>1</text:p>
          </table:table-cell>
          <table:table-cell table:style-name="ce16" table:formula="of:=MIN([.$N$36:.$N$52])" office:value-type="float" office:value="45.9049949646" calcext:value-type="float">
            <text:p>45,90</text:p>
          </table:table-cell>
          <table:table-cell table:style-name="ce16" table:formula="of:=MAX([.$N$36:.$N$52])" office:value-type="float" office:value="49.2629599571" calcext:value-type="float">
            <text:p>49,26</text:p>
          </table:table-cell>
          <table:table-cell table:style-name="ce16" table:formula="of:=AVERAGE([.$N$36:.$N$52])" office:value-type="float" office:value="47.235261440275" calcext:value-type="float">
            <text:p>47,24</text:p>
          </table:table-cell>
          <table:table-cell table:style-name="ce6" table:formula="of:=[.$G$13]/[.K13]" office:value-type="float" office:value="1.33226313776241" calcext:value-type="float">
            <text:p>1,33226313776241</text:p>
          </table:table-cell>
          <table:table-cell table:style-name="ce16" table:formula="of:=MIN([.$Q$36:.$Q$52])" office:value-type="float" office:value="35.454903841" calcext:value-type="float">
            <text:p>35,45</text:p>
          </table:table-cell>
          <table:table-cell table:style-name="ce16" table:formula="of:=MAX([.$Q$36:.$Q$52])" office:value-type="float" office:value="35.454903841" calcext:value-type="float">
            <text:p>35,45</text:p>
          </table:table-cell>
          <table:table-cell table:style-name="ce16" table:formula="of:=AVERAGE([.$Q$36:.$Q$52])" office:value-type="float" office:value="35.454903841" calcext:value-type="float">
            <text:p>35,45</text:p>
          </table:table-cell>
          <table:table-cell table:style-name="ce6" table:formula="of:=[.$G$13]/[.O13]" office:value-type="float" office:value="0.687030927349874" calcext:value-type="float">
            <text:p>0,687030927349874</text:p>
          </table:table-cell>
          <table:table-cell table:style-name="ce16" table:formula="of:=MIN([.$T$36:.$T$52])" office:value-type="float" office:value="67.7738149166" calcext:value-type="float">
            <text:p>67,77</text:p>
          </table:table-cell>
          <table:table-cell table:style-name="ce16" table:formula="of:=MAX([.$T$36:.$T$52])" office:value-type="float" office:value="69.7316730022" calcext:value-type="float">
            <text:p>69,73</text:p>
          </table:table-cell>
          <table:table-cell table:style-name="ce16" table:formula="of:=AVERAGE([.$T$36:.$T$52])" office:value-type="float" office:value="68.7527439594" calcext:value-type="float">
            <text:p>68,7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2 (96)</text:p>
          </table:table-cell>
          <table:table-cell table:style-name="ce6" table:formula="of:=[.$G$13]/[.G14]" office:value-type="string" office:string-value="" calcext:value-type="error">
            <text:p>#DIV/0!</text:p>
          </table:table-cell>
          <table:table-cell table:style-name="ce16" table:formula="of:=MIN([.$O$36:.$O$52])" office:value-type="float" office:value="0" calcext:value-type="float">
            <text:p>0,00</text:p>
          </table:table-cell>
          <table:table-cell table:style-name="ce16" table:formula="of:=MAX([.$O$36:.$O$52])" office:value-type="float" office:value="0" calcext:value-type="float">
            <text:p>0,00</text:p>
          </table:table-cell>
          <table:table-cell table:style-name="ce16" table:formula="of:=AVERAGE([.$O$36:.$O$52])" office:value-type="string" office:string-value="" calcext:value-type="error">
            <text:p>#DIV/0!</text:p>
          </table:table-cell>
          <table:table-cell table:style-name="ce6" table:formula="of:=[.$G$13]/[.K14]" office:value-type="string" office:string-value="" calcext:value-type="error">
            <text:p>#DIV/0!</text:p>
          </table:table-cell>
          <table:table-cell table:style-name="ce16" table:formula="of:=MIN([.$R$36:.$R$52])" office:value-type="float" office:value="0" calcext:value-type="float">
            <text:p>0,00</text:p>
          </table:table-cell>
          <table:table-cell table:style-name="ce16" table:formula="of:=MAX([.$R$36:.$R$52])" office:value-type="float" office:value="0" calcext:value-type="float">
            <text:p>0,00</text:p>
          </table:table-cell>
          <table:table-cell table:style-name="ce16" table:formula="of:=AVERAGE([.$R$36:.$R$52])" office:value-type="string" office:string-value="" calcext:value-type="error">
            <text:p>#DIV/0!</text:p>
          </table:table-cell>
          <table:table-cell table:style-name="ce6" table:formula="of:=[.$G$13]/[.O14]" office:value-type="string" office:string-value="" calcext:value-type="error">
            <text:p>#DIV/0!</text:p>
          </table:table-cell>
          <table:table-cell table:style-name="ce16" table:formula="of:=MIN([.$U$36:.$U$52])" office:value-type="float" office:value="0" calcext:value-type="float">
            <text:p>0,00</text:p>
          </table:table-cell>
          <table:table-cell table:style-name="ce16" table:formula="of:=MAX([.$U$36:.$U$52])" office:value-type="float" office:value="0" calcext:value-type="float">
            <text:p>0,00</text:p>
          </table:table-cell>
          <table:table-cell table:style-name="ce16" table:formula="of:=AVERAGE([.$R$36:.$R$52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4 (192)</text:p>
          </table:table-cell>
          <table:table-cell table:style-name="ce6" table:formula="of:=[.$G$13]/[.G15]" office:value-type="string" office:string-value="" calcext:value-type="error">
            <text:p>#DIV/0!</text:p>
          </table:table-cell>
          <table:table-cell table:style-name="ce16" table:formula="of:=MIN([.$P$36:.$P$52])" office:value-type="float" office:value="0" calcext:value-type="float">
            <text:p>0,00</text:p>
          </table:table-cell>
          <table:table-cell table:style-name="ce16" table:formula="of:=MAX([.$P$36:.$P$52])" office:value-type="float" office:value="0" calcext:value-type="float">
            <text:p>0,00</text:p>
          </table:table-cell>
          <table:table-cell table:style-name="ce16" table:formula="of:=AVERAGE([.$P$36:.$P$52])" office:value-type="string" office:string-value="" calcext:value-type="error">
            <text:p>#DIV/0!</text:p>
          </table:table-cell>
          <table:table-cell table:style-name="ce6" table:formula="of:=[.$G$13]/[.K15]" office:value-type="string" office:string-value="" calcext:value-type="error">
            <text:p>#DIV/0!</text:p>
          </table:table-cell>
          <table:table-cell table:style-name="ce16" table:formula="of:=MIN([.$S$36:.$S$52])" office:value-type="float" office:value="0" calcext:value-type="float">
            <text:p>0,00</text:p>
          </table:table-cell>
          <table:table-cell table:style-name="ce16" table:formula="of:=MAX([.$S$36:.$S$52])" office:value-type="float" office:value="0" calcext:value-type="float">
            <text:p>0,00</text:p>
          </table:table-cell>
          <table:table-cell table:style-name="ce16" table:formula="of:=AVERAGE([.$S$36:.$S$52])" office:value-type="string" office:string-value="" calcext:value-type="error">
            <text:p>#DIV/0!</text:p>
          </table:table-cell>
          <table:table-cell table:style-name="ce6" table:formula="of:=[.$G$13]/[.O15]" office:value-type="string" office:string-value="" calcext:value-type="error">
            <text:p>#DIV/0!</text:p>
          </table:table-cell>
          <table:table-cell table:style-name="ce16" table:formula="of:=MIN([.$V$36:.$V$52])" office:value-type="float" office:value="0" calcext:value-type="float">
            <text:p>0,00</text:p>
          </table:table-cell>
          <table:table-cell table:style-name="ce16" table:formula="of:=MAX([.$V$36:.$V$52])" office:value-type="float" office:value="0" calcext:value-type="float">
            <text:p>0,00</text:p>
          </table:table-cell>
          <table:table-cell table:style-name="ce16" table:formula="of:=AVERAGE([.$S$36:.$S$52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16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RAW TEST DATA</text:p>
          </table:table-cell>
          <table:table-cell table:style-name="ce2" table:number-columns-repeated="10"/>
          <table:table-cell/>
          <table:table-cell table:style-name="ce1" office:value-type="string" calcext:value-type="string">
            <text:p>SUMMARY TEST DATA</text:p>
          </table:table-cell>
          <table:table-cell table:style-name="ce2" table:number-columns-repeated="5"/>
          <table:table-cell table:number-columns-repeated="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3" office:value-type="string" calcext:value-type="string">
            <text:p>JOB_ID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NSIZE</text:p>
          </table:table-cell>
          <table:table-cell table:style-name="ce3" office:value-type="string" calcext:value-type="string">
            <text:p>TRACING</text:p>
          </table:table-cell>
          <table:table-cell table:style-name="ce3" office:value-type="string" calcext:value-type="string">
            <text:p>NUM_WORKERS</text:p>
          </table:table-cell>
          <table:table-cell table:style-name="ce3" office:value-type="string" calcext:value-type="string">
            <text:p>TOTAL_TIME</text:p>
          </table:table-cell>
          <table:table-cell table:style-name="ce3" office:value-type="string" calcext:value-type="string">
            <text:p>INIT_TIME</text:p>
          </table:table-cell>
          <table:table-cell table:style-name="ce3" office:value-type="string" calcext:value-type="string">
            <text:p>COMP_TIME</text:p>
          </table:table-cell>
          <table:table-cell table:style-name="ce3" office:value-type="string" calcext:value-type="string">
            <text:p>NUM_TASKS</text:p>
          </table:table-cell>
          <table:table-cell table:number-columns-repeated="3"/>
          <table:table-cell table:style-name="ce3" office:value-type="string" calcext:value-type="string">
            <text:p>UserParallel</text:p>
          </table:table-cell>
          <table:table-cell table:style-name="ce3" table:number-columns-repeated="2"/>
          <table:table-cell table:style-name="ce3" office:value-type="string" calcext:value-type="string">
            <text:p>AutoParallel</text:p>
          </table:table-cell>
          <table:table-cell table:number-columns-repeated="2"/>
          <table:table-cell table:style-name="ce3" office:value-type="string" calcext:value-type="string">
            <text:p>AutoParallel LT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3"/>
          <table:table-cell table:number-columns-repeated="7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475387" calcext:value-type="float">
            <text:p>1475387</text:p>
          </table:table-cell>
          <table:table-cell office:value-type="string" calcext:value-type="string">
            <text:p>autoparallel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2.6578440666" calcext:value-type="float">
            <text:p>22,6578440666</text:p>
          </table:table-cell>
          <table:table-cell office:value-type="float" office:value="2.93785905838" calcext:value-type="float">
            <text:p>2,93785905838</text:p>
          </table:table-cell>
          <table:table-cell office:value-type="float" office:value="19.7199850082" calcext:value-type="float">
            <text:p>19,7199850082</text:p>
          </table:table-cell>
          <table:table-cell office:value-type="float" office:value="8400" calcext:value-type="float">
            <text:p>8400</text:p>
          </table:table-cell>
          <table:table-cell table:number-columns-repeated="3"/>
          <table:table-cell office:value-type="float" office:value="49.2629599571" calcext:value-type="float">
            <text:p>49,2629599571</text:p>
          </table:table-cell>
          <table:table-cell table:style-name="ce5" table:number-columns-repeated="2"/>
          <table:table-cell table:style-name="ce11" office:value-type="float" office:value="35.454903841" calcext:value-type="float">
            <text:p>35,454903841</text:p>
          </table:table-cell>
          <table:table-cell table:style-name="ce5" table:number-columns-repeated="2"/>
          <table:table-cell office:value-type="float" office:value="67.7738149166" calcext:value-type="float">
            <text:p>67,7738149166</text:p>
          </table:table-cell>
          <table:table-cell table:style-name="ce5" table:number-columns-repeated="2"/>
        </table:table-row>
        <table:table-row table:style-name="ro1">
          <table:table-cell/>
          <table:table-cell office:value-type="float" office:value="1475388" calcext:value-type="float">
            <text:p>1475388</text:p>
          </table:table-cell>
          <table:table-cell office:value-type="string" calcext:value-type="string">
            <text:p>autoparallel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2.8335211277" calcext:value-type="float">
            <text:p>22,8335211277</text:p>
          </table:table-cell>
          <table:table-cell office:value-type="float" office:value="3.12281012535" calcext:value-type="float">
            <text:p>3,12281012535</text:p>
          </table:table-cell>
          <table:table-cell office:value-type="float" office:value="19.7107110023" calcext:value-type="float">
            <text:p>19,7107110023</text:p>
          </table:table-cell>
          <table:table-cell office:value-type="float" office:value="8400" calcext:value-type="float">
            <text:p>8400</text:p>
          </table:table-cell>
          <table:table-cell table:number-columns-repeated="3"/>
          <table:table-cell office:value-type="float" office:value="47.0196008682" calcext:value-type="float">
            <text:p>47,0196008682</text:p>
          </table:table-cell>
          <table:table-cell table:style-name="ce5" table:number-columns-repeated="5"/>
          <table:table-cell table:style-name="ce11" office:value-type="float" office:value="69.7316730022" calcext:value-type="float">
            <text:p>69,7316730022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11" office:value-type="float" office:value="1834755" calcext:value-type="float">
            <text:p>1834755</text:p>
          </table:table-cell>
          <table:table-cell table:style-name="ce11" office:value-type="string" calcext:value-type="string">
            <text:p>autoparallel</text:p>
          </table:table-cell>
          <table:table-cell table:style-name="ce11" office:value-type="float" office:value="20" calcext:value-type="float">
            <text:p>20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8.583220005" calcext:value-type="float">
            <text:p>38,583220005</text:p>
          </table:table-cell>
          <table:table-cell table:style-name="ce11" office:value-type="float" office:value="3.12831616402" calcext:value-type="float">
            <text:p>3,12831616402</text:p>
          </table:table-cell>
          <table:table-cell table:style-name="ce11" office:value-type="float" office:value="35.454903841" calcext:value-type="float">
            <text:p>35,454903841</text:p>
          </table:table-cell>
          <table:table-cell table:style-name="ce11" office:value-type="float" office:value="8400" calcext:value-type="float">
            <text:p>8400</text:p>
          </table:table-cell>
          <table:table-cell table:number-columns-repeated="3"/>
          <table:table-cell table:style-name="ce11" office:value-type="float" office:value="46.7534899712" calcext:value-type="float">
            <text:p>46,7534899712</text:p>
          </table:table-cell>
          <table:table-cell table:style-name="ce5" table:number-columns-repeated="8"/>
        </table:table-row>
        <table:table-row table:style-name="ro1">
          <table:table-cell table:number-columns-repeated="13"/>
          <table:table-cell office:value-type="float" office:value="45.9049949646" calcext:value-type="float">
            <text:p>45,9049949646</text:p>
          </table:table-cell>
          <table:table-cell table:style-name="ce5" table:number-columns-repeated="8"/>
        </table:table-row>
        <table:table-row table:style-name="ro1">
          <table:table-cell/>
          <table:table-cell office:value-type="float" office:value="1768496" calcext:value-type="float">
            <text:p>1768496</text:p>
          </table:table-cell>
          <table:table-cell office:value-type="string" calcext:value-type="string">
            <text:p>autoparallel LT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95.6730868816" calcext:value-type="float">
            <text:p>95,6730868816</text:p>
          </table:table-cell>
          <table:table-cell office:value-type="float" office:value="1.14765691757" calcext:value-type="float">
            <text:p>1,14765691757</text:p>
          </table:table-cell>
          <table:table-cell office:value-type="float" office:value="94.5254299641" calcext:value-type="float">
            <text:p>94,5254299641</text:p>
          </table:table-cell>
          <table:table-cell office:value-type="float" office:value="1180" calcext:value-type="float">
            <text:p>1180</text:p>
          </table:table-cell>
          <table:table-cell table:number-columns-repeated="3"/>
          <table:table-cell table:style-name="ce5" table:number-columns-repeated="9"/>
        </table:table-row>
        <table:table-row table:style-name="ro1">
          <table:table-cell/>
          <table:table-cell office:value-type="float" office:value="1768498" calcext:value-type="float">
            <text:p>1768498</text:p>
          </table:table-cell>
          <table:table-cell office:value-type="string" calcext:value-type="string">
            <text:p>autoparallel LT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71.0519878864" calcext:value-type="float">
            <text:p>71,0519878864</text:p>
          </table:table-cell>
          <table:table-cell office:value-type="float" office:value="3.27817296982" calcext:value-type="float">
            <text:p>3,27817296982</text:p>
          </table:table-cell>
          <table:table-cell office:value-type="float" office:value="67.7738149166" calcext:value-type="float">
            <text:p>67,7738149166</text:p>
          </table:table-cell>
          <table:table-cell office:value-type="float" office:value="1180" calcext:value-type="float">
            <text:p>1180</text:p>
          </table:table-cell>
          <table:table-cell table:number-columns-repeated="3"/>
          <table:table-cell table:style-name="ce5" table:number-columns-repeated="9"/>
        </table:table-row>
        <table:table-row table:style-name="ro1">
          <table:table-cell/>
          <table:table-cell table:style-name="ce11" office:value-type="float" office:value="1824504" calcext:value-type="float">
            <text:p>1824504</text:p>
          </table:table-cell>
          <table:table-cell table:style-name="ce11" office:value-type="string" calcext:value-type="string">
            <text:p>autoparallel LT</text:p>
          </table:table-cell>
          <table:table-cell table:style-name="ce11" office:value-type="float" office:value="20" calcext:value-type="float">
            <text:p>20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0.7106699944" calcext:value-type="float">
            <text:p>70,7106699944</text:p>
          </table:table-cell>
          <table:table-cell table:style-name="ce11" office:value-type="float" office:value="0.978996992111" calcext:value-type="float">
            <text:p>0,978996992111</text:p>
          </table:table-cell>
          <table:table-cell table:style-name="ce11" office:value-type="float" office:value="69.7316730022" calcext:value-type="float">
            <text:p>69,7316730022</text:p>
          </table:table-cell>
          <table:table-cell table:style-name="ce11" office:value-type="float" office:value="1180" calcext:value-type="float">
            <text:p>1180</text:p>
          </table:table-cell>
          <table:table-cell table:number-columns-repeated="3"/>
          <table:table-cell table:style-name="ce5" table:number-columns-repeated="9"/>
        </table:table-row>
        <table:table-row table:style-name="ro1">
          <table:table-cell table:number-columns-repeated="13"/>
          <table:table-cell table:style-name="ce5" table:number-columns-repeated="9"/>
        </table:table-row>
        <table:table-row table:style-name="ro1">
          <table:table-cell/>
          <table:table-cell office:value-type="float" office:value="1768502" calcext:value-type="float">
            <text:p>1768502</text:p>
          </table:table-cell>
          <table:table-cell office:value-type="string" calcext:value-type="string">
            <text:p>userparallel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52.9317851067" calcext:value-type="float">
            <text:p>52,9317851067</text:p>
          </table:table-cell>
          <table:table-cell office:value-type="float" office:value="3.66882514954" calcext:value-type="float">
            <text:p>3,66882514954</text:p>
          </table:table-cell>
          <table:table-cell office:value-type="float" office:value="49.2629599571" calcext:value-type="float">
            <text:p>49,2629599571</text:p>
          </table:table-cell>
          <table:table-cell office:value-type="float" office:value="8400" calcext:value-type="float">
            <text:p>8400</text:p>
          </table:table-cell>
          <table:table-cell table:number-columns-repeated="3"/>
          <table:table-cell table:style-name="ce5" table:number-columns-repeated="9"/>
        </table:table-row>
        <table:table-row table:style-name="ro1">
          <table:table-cell/>
          <table:table-cell office:value-type="float" office:value="1768503" calcext:value-type="float">
            <text:p>1768503</text:p>
          </table:table-cell>
          <table:table-cell office:value-type="string" calcext:value-type="string">
            <text:p>userparallel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50.4260158539" calcext:value-type="float">
            <text:p>50,4260158539</text:p>
          </table:table-cell>
          <table:table-cell office:value-type="float" office:value="3.40641498566" calcext:value-type="float">
            <text:p>3,40641498566</text:p>
          </table:table-cell>
          <table:table-cell office:value-type="float" office:value="47.0196008682" calcext:value-type="float">
            <text:p>47,0196008682</text:p>
          </table:table-cell>
          <table:table-cell office:value-type="float" office:value="8400" calcext:value-type="float">
            <text:p>8400</text:p>
          </table:table-cell>
          <table:table-cell table:number-columns-repeated="3"/>
          <table:table-cell table:style-name="ce5" table:number-columns-repeated="9"/>
        </table:table-row>
        <table:table-row table:style-name="ro1">
          <table:table-cell/>
          <table:table-cell office:value-type="float" office:value="1475390" calcext:value-type="float">
            <text:p>1475390</text:p>
          </table:table-cell>
          <table:table-cell office:value-type="string" calcext:value-type="string">
            <text:p>userparallel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.1241669655" calcext:value-type="float">
            <text:p>32,1241669655</text:p>
          </table:table-cell>
          <table:table-cell office:value-type="float" office:value="3.5926129818" calcext:value-type="float">
            <text:p>3,5926129818</text:p>
          </table:table-cell>
          <table:table-cell office:value-type="float" office:value="28.5315539837" calcext:value-type="float">
            <text:p>28,5315539837</text:p>
          </table:table-cell>
          <table:table-cell office:value-type="float" office:value="8400" calcext:value-type="float">
            <text:p>8400</text:p>
          </table:table-cell>
          <table:table-cell table:number-columns-repeated="3"/>
          <table:table-cell table:style-name="ce5" table:number-columns-repeated="9"/>
        </table:table-row>
        <table:table-row table:style-name="ro1">
          <table:table-cell/>
          <table:table-cell office:value-type="float" office:value="1475391" calcext:value-type="float">
            <text:p>1475391</text:p>
          </table:table-cell>
          <table:table-cell office:value-type="string" calcext:value-type="string">
            <text:p>userparallel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31.8294501305" calcext:value-type="float">
            <text:p>31,8294501305</text:p>
          </table:table-cell>
          <table:table-cell office:value-type="float" office:value="3.32996201515" calcext:value-type="float">
            <text:p>3,32996201515</text:p>
          </table:table-cell>
          <table:table-cell office:value-type="float" office:value="28.4994881153" calcext:value-type="float">
            <text:p>28,4994881153</text:p>
          </table:table-cell>
          <table:table-cell office:value-type="float" office:value="8400" calcext:value-type="float">
            <text:p>8400</text:p>
          </table:table-cell>
          <table:table-cell table:number-columns-repeated="3"/>
          <table:table-cell table:style-name="ce5" table:number-columns-repeated="9"/>
        </table:table-row>
        <table:table-row table:style-name="ro1">
          <table:table-cell/>
          <table:table-cell table:style-name="ce11" office:value-type="float" office:value="1824505" calcext:value-type="float">
            <text:p>1824505</text:p>
          </table:table-cell>
          <table:table-cell table:style-name="ce11" office:value-type="string" calcext:value-type="string">
            <text:p>userparallel</text:p>
          </table:table-cell>
          <table:table-cell table:style-name="ce11" office:value-type="float" office:value="20" calcext:value-type="float">
            <text:p>20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0.2194418907" calcext:value-type="float">
            <text:p>50,2194418907</text:p>
          </table:table-cell>
          <table:table-cell table:style-name="ce11" office:value-type="float" office:value="3.46595191956" calcext:value-type="float">
            <text:p>3,46595191956</text:p>
          </table:table-cell>
          <table:table-cell table:style-name="ce11" office:value-type="float" office:value="46.7534899712" calcext:value-type="float">
            <text:p>46,7534899712</text:p>
          </table:table-cell>
          <table:table-cell table:style-name="ce11" office:value-type="float" office:value="8400" calcext:value-type="float">
            <text:p>8400</text:p>
          </table:table-cell>
          <table:table-cell table:number-columns-repeated="3"/>
          <table:table-cell table:style-name="ce5" table:number-columns-repeated="9"/>
        </table:table-row>
        <table:table-row table:style-name="ro1">
          <table:table-cell/>
          <table:table-cell office:value-type="float" office:value="1834756" calcext:value-type="float">
            <text:p>1834756</text:p>
          </table:table-cell>
          <table:table-cell office:value-type="string" calcext:value-type="string">
            <text:p>userparallel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49.4249579906" calcext:value-type="float">
            <text:p>49,4249579906</text:p>
          </table:table-cell>
          <table:table-cell office:value-type="float" office:value="3.51996302605" calcext:value-type="float">
            <text:p>3,51996302605</text:p>
          </table:table-cell>
          <table:table-cell office:value-type="float" office:value="45.9049949646" calcext:value-type="float">
            <text:p>45,9049949646</text:p>
          </table:table-cell>
          <table:table-cell office:value-type="float" office:value="8400" calcext:value-type="float">
            <text:p>8400</text:p>
          </table:table-cell>
          <table:table-cell table:number-columns-repeated="3"/>
          <table:table-cell table:style-name="ce5" table:number-columns-repeated="9"/>
        </table:table-row>
        <table:table-row table:style-name="ro1" table:number-rows-repeated="2">
          <table:table-cell table:number-columns-repeated="13"/>
          <table:table-cell table:style-name="ce5" table:number-columns-repeated="9"/>
        </table:table-row>
        <table:table-row table:style-name="ro1">
          <table:table-cell table:number-columns-repeated="2"/>
          <table:table-cell table:style-name="ce23"/>
          <table:table-cell/>
          <table:table-cell table:style-name="ce23"/>
          <table:table-cell table:number-columns-repeated="8"/>
          <table:table-cell table:style-name="ce5" table:number-columns-repeated="9"/>
        </table:table-row>
        <table:table-row table:style-name="ro1">
          <table:table-cell table:number-columns-repeated="2"/>
          <table:table-cell table:style-name="ce23"/>
          <table:table-cell/>
          <table:table-cell table:style-name="ce23"/>
          <table:table-cell table:number-columns-repeated="17"/>
        </table:table-row>
      </table:table>
      <table:table table:name="Jacobi_1D" table:style-name="ta1">
        <table:shapes>
          <draw:frame draw:z-index="0" draw:style-name="gr1" draw:text-style-name="P1" svg:width="150.79mm" svg:height="83.94mm" svg:x="406.8mm" svg:y="45.95mm">
            <loext:p draw:notify-on-update-of-ranges="Jacobi_1D.C13:Jacobi_1D.C15 Jacobi_1D.D11:Jacobi_1D.D12 Jacobi_1D.D13:Jacobi_1D.D15 Jacobi_1D.H11:Jacobi_1D.H12 Jacobi_1D.H13:Jacobi_1D.H15 Jacobi_1D.L11:Jacobi_1D.L12 Jacobi_1D.L13:Jacobi_1D.L15 Jacobi_1D.E11:Jacobi_1D.E12 Jacobi_1D.E13:Jacobi_1D.E15 Jacobi_1D.F11:Jacobi_1D.F12 Jacobi_1D.F13:Jacobi_1D.F15 Jacobi_1D.G11:Jacobi_1D.G12 Jacobi_1D.G13:Jacobi_1D.G15 Jacobi_1D.I11:Jacobi_1D.I12 Jacobi_1D.I13:Jacobi_1D.I15 Jacobi_1D.J11:Jacobi_1D.J12 Jacobi_1D.J13:Jacobi_1D.J15 Jacobi_1D.K11:Jacobi_1D.K12 Jacobi_1D.K13:Jacobi_1D.K15 Jacobi_1D.O11:Jacobi_1D.O12 Jacobi_1D.O13:Jacobi_1D.O15 Jacobi_1D.N13:Jacobi_1D.N15 Jacobi_1D.M13:Jacobi_1D.M1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column table:style-name="co4" table:number-columns-repeated="7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APPLICATION: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Jacobi 1D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PARAMETERS: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NSIZE</text:p>
          </table:table-cell>
          <table:table-cell office:value-type="float" office:value="1000" calcext:value-type="float">
            <text:p>100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>
            <text:p>TSIZE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GENERATED PLOTS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UserParallel</text:p>
          </table:table-cell>
          <table:table-cell table:style-name="ce4" table:number-columns-repeated="2"/>
          <table:table-cell table:style-name="ce4" office:value-type="string" calcext:value-type="string">
            <text:p>UserParallel</text:p>
          </table:table-cell>
          <table:table-cell table:style-name="ce4" office:value-type="string" calcext:value-type="string">
            <text:p>AutoParallel</text:p>
          </table:table-cell>
          <table:table-cell table:style-name="ce4" table:number-columns-repeated="2"/>
          <table:table-cell table:style-name="ce4" office:value-type="string" calcext:value-type="string">
            <text:p>AutoParallel</text:p>
          </table:table-cell>
          <table:table-cell table:style-name="ce4" office:value-type="string" calcext:value-type="string">
            <text:p>AutoParallel LT</text:p>
          </table:table-cell>
          <table:table-cell table:style-name="ce4" table:number-columns-repeated="2"/>
          <table:table-cell table:style-name="ce4" office:value-type="string" calcext:value-type="string">
            <text:p>AutoParallel LT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NumWorkers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1 (48)</text:p>
          </table:table-cell>
          <table:table-cell table:style-name="ce6" table:formula="of:=[.$G$13]/[.G13]" office:value-type="float" office:value="1" calcext:value-type="float">
            <text:p>1</text:p>
          </table:table-cell>
          <table:table-cell table:style-name="ce16" table:formula="of:=MIN([.$N$36:.$N$52])" office:value-type="float" office:value="173.452980042" calcext:value-type="float">
            <text:p>173,45</text:p>
          </table:table-cell>
          <table:table-cell table:style-name="ce16" table:formula="of:=MAX([.$N$36:.$N$52])" office:value-type="float" office:value="189.826517105" calcext:value-type="float">
            <text:p>189,83</text:p>
          </table:table-cell>
          <table:table-cell table:style-name="ce16" table:formula="of:=AVERAGE([.$N$36:.$N$52])" office:value-type="float" office:value="182.530524333333" calcext:value-type="float">
            <text:p>182,53</text:p>
          </table:table-cell>
          <table:table-cell table:style-name="ce6" table:formula="of:=[.$G$13]/[.K13]" office:value-type="float" office:value="1.49086457235738" calcext:value-type="float">
            <text:p>1,49086457235738</text:p>
          </table:table-cell>
          <table:table-cell table:style-name="ce16" table:formula="of:=MIN([.$Q$36:.$Q$52])" office:value-type="float" office:value="122.169183016" calcext:value-type="float">
            <text:p>122,17</text:p>
          </table:table-cell>
          <table:table-cell table:style-name="ce16" table:formula="of:=MAX([.$Q$36:.$Q$52])" office:value-type="float" office:value="122.696149111" calcext:value-type="float">
            <text:p>122,70</text:p>
          </table:table-cell>
          <table:table-cell table:style-name="ce16" table:formula="of:=AVERAGE([.$Q$36:.$Q$52])" office:value-type="float" office:value="122.4326660635" calcext:value-type="float">
            <text:p>122,43</text:p>
          </table:table-cell>
          <table:table-cell table:style-name="ce6" table:formula="of:=[.$G$13]/[.O13]" office:value-type="float" office:value="0.601991926461184" calcext:value-type="float">
            <text:p>0,601991926461184</text:p>
          </table:table-cell>
          <table:table-cell table:style-name="ce16" table:formula="of:=MIN([.$T$36:.$T$52])" office:value-type="float" office:value="290.447978973" calcext:value-type="float">
            <text:p>290,45</text:p>
          </table:table-cell>
          <table:table-cell table:style-name="ce16" table:formula="of:=MAX([.$T$36:.$T$52])" office:value-type="float" office:value="315.973855972" calcext:value-type="float">
            <text:p>315,97</text:p>
          </table:table-cell>
          <table:table-cell table:style-name="ce16" table:formula="of:=AVERAGE([.$T$36:.$T$52])" office:value-type="float" office:value="303.2109174725" calcext:value-type="float">
            <text:p>303,2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2 (96)</text:p>
          </table:table-cell>
          <table:table-cell table:style-name="ce6" table:formula="of:=[.$G$13]/[.G14]" office:value-type="string" office:string-value="" calcext:value-type="error">
            <text:p>#DIV/0!</text:p>
          </table:table-cell>
          <table:table-cell table:style-name="ce16" table:formula="of:=MIN([.$O$36:.$O$52])" office:value-type="float" office:value="0" calcext:value-type="float">
            <text:p>0,00</text:p>
          </table:table-cell>
          <table:table-cell table:style-name="ce16" table:formula="of:=MAX([.$O$36:.$O$52])" office:value-type="float" office:value="0" calcext:value-type="float">
            <text:p>0,00</text:p>
          </table:table-cell>
          <table:table-cell table:style-name="ce16" table:formula="of:=AVERAGE([.$O$36:.$O$52])" office:value-type="string" office:string-value="" calcext:value-type="error">
            <text:p>#DIV/0!</text:p>
          </table:table-cell>
          <table:table-cell table:style-name="ce6" table:formula="of:=[.$G$13]/[.K14]" office:value-type="string" office:string-value="" calcext:value-type="error">
            <text:p>#DIV/0!</text:p>
          </table:table-cell>
          <table:table-cell table:style-name="ce16" table:formula="of:=MIN([.$R$36:.$R$52])" office:value-type="float" office:value="0" calcext:value-type="float">
            <text:p>0,00</text:p>
          </table:table-cell>
          <table:table-cell table:style-name="ce16" table:formula="of:=MAX([.$R$36:.$R$52])" office:value-type="float" office:value="0" calcext:value-type="float">
            <text:p>0,00</text:p>
          </table:table-cell>
          <table:table-cell table:style-name="ce16" table:formula="of:=AVERAGE([.$R$36:.$R$52])" office:value-type="string" office:string-value="" calcext:value-type="error">
            <text:p>#DIV/0!</text:p>
          </table:table-cell>
          <table:table-cell table:style-name="ce6" table:formula="of:=[.$G$13]/[.O14]" office:value-type="string" office:string-value="" calcext:value-type="error">
            <text:p>#DIV/0!</text:p>
          </table:table-cell>
          <table:table-cell table:style-name="ce16" table:formula="of:=MIN([.$U$36:.$U$52])" office:value-type="float" office:value="0" calcext:value-type="float">
            <text:p>0,00</text:p>
          </table:table-cell>
          <table:table-cell table:style-name="ce16" table:formula="of:=MAX([.$U$36:.$U$52])" office:value-type="float" office:value="0" calcext:value-type="float">
            <text:p>0,00</text:p>
          </table:table-cell>
          <table:table-cell table:style-name="ce16" table:formula="of:=AVERAGE([.$R$36:.$R$52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4 (192)</text:p>
          </table:table-cell>
          <table:table-cell table:style-name="ce6" table:formula="of:=[.$G$13]/[.G15]" office:value-type="string" office:string-value="" calcext:value-type="error">
            <text:p>#DIV/0!</text:p>
          </table:table-cell>
          <table:table-cell table:style-name="ce16" table:formula="of:=MIN([.$P$36:.$P$52])" office:value-type="float" office:value="0" calcext:value-type="float">
            <text:p>0,00</text:p>
          </table:table-cell>
          <table:table-cell table:style-name="ce16" table:formula="of:=MAX([.$P$36:.$P$52])" office:value-type="float" office:value="0" calcext:value-type="float">
            <text:p>0,00</text:p>
          </table:table-cell>
          <table:table-cell table:style-name="ce16" table:formula="of:=AVERAGE([.$P$36:.$P$52])" office:value-type="string" office:string-value="" calcext:value-type="error">
            <text:p>#DIV/0!</text:p>
          </table:table-cell>
          <table:table-cell table:style-name="ce6" table:formula="of:=[.$G$13]/[.K15]" office:value-type="string" office:string-value="" calcext:value-type="error">
            <text:p>#DIV/0!</text:p>
          </table:table-cell>
          <table:table-cell table:style-name="ce16" table:formula="of:=MIN([.$S$36:.$S$52])" office:value-type="float" office:value="0" calcext:value-type="float">
            <text:p>0,00</text:p>
          </table:table-cell>
          <table:table-cell table:style-name="ce16" table:formula="of:=MAX([.$S$36:.$S$52])" office:value-type="float" office:value="0" calcext:value-type="float">
            <text:p>0,00</text:p>
          </table:table-cell>
          <table:table-cell table:style-name="ce16" table:formula="of:=AVERAGE([.$S$36:.$S$52])" office:value-type="string" office:string-value="" calcext:value-type="error">
            <text:p>#DIV/0!</text:p>
          </table:table-cell>
          <table:table-cell table:style-name="ce6" table:formula="of:=[.$G$13]/[.O15]" office:value-type="string" office:string-value="" calcext:value-type="error">
            <text:p>#DIV/0!</text:p>
          </table:table-cell>
          <table:table-cell table:style-name="ce16" table:formula="of:=MIN([.$V$36:.$V$52])" office:value-type="float" office:value="0" calcext:value-type="float">
            <text:p>0,00</text:p>
          </table:table-cell>
          <table:table-cell table:style-name="ce16" table:formula="of:=MAX([.$V$36:.$V$52])" office:value-type="float" office:value="0" calcext:value-type="float">
            <text:p>0,00</text:p>
          </table:table-cell>
          <table:table-cell table:style-name="ce16" table:formula="of:=AVERAGE([.$S$36:.$S$52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16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RAW TEST DATA</text:p>
          </table:table-cell>
          <table:table-cell table:style-name="ce2" table:number-columns-repeated="10"/>
          <table:table-cell/>
          <table:table-cell table:style-name="ce1" office:value-type="string" calcext:value-type="string">
            <text:p>SUMMARY TEST DATA</text:p>
          </table:table-cell>
          <table:table-cell table:style-name="ce2" table:number-columns-repeated="5"/>
          <table:table-cell table:number-columns-repeated="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3" office:value-type="string" calcext:value-type="string">
            <text:p>JOB_ID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NSIZE</text:p>
          </table:table-cell>
          <table:table-cell table:style-name="ce3" office:value-type="string" calcext:value-type="string">
            <text:p>TSIZE</text:p>
          </table:table-cell>
          <table:table-cell table:style-name="ce3" office:value-type="string" calcext:value-type="string">
            <text:p>TRACING</text:p>
          </table:table-cell>
          <table:table-cell table:style-name="ce3" office:value-type="string" calcext:value-type="string">
            <text:p>NUM_WORKERS</text:p>
          </table:table-cell>
          <table:table-cell table:style-name="ce3" office:value-type="string" calcext:value-type="string">
            <text:p>TOTAL_TIME</text:p>
          </table:table-cell>
          <table:table-cell table:style-name="ce3" office:value-type="string" calcext:value-type="string">
            <text:p>INIT_TIME</text:p>
          </table:table-cell>
          <table:table-cell table:style-name="ce3" office:value-type="string" calcext:value-type="string">
            <text:p>COMP_TIME</text:p>
          </table:table-cell>
          <table:table-cell table:style-name="ce3" office:value-type="string" calcext:value-type="string">
            <text:p>NUM_TASKS</text:p>
          </table:table-cell>
          <table:table-cell table:number-columns-repeated="2"/>
          <table:table-cell table:style-name="ce3" office:value-type="string" calcext:value-type="string">
            <text:p>UserParallel</text:p>
          </table:table-cell>
          <table:table-cell table:style-name="ce3" table:number-columns-repeated="2"/>
          <table:table-cell table:style-name="ce3" office:value-type="string" calcext:value-type="string">
            <text:p>AutoParallel</text:p>
          </table:table-cell>
          <table:table-cell table:number-columns-repeated="2"/>
          <table:table-cell table:style-name="ce3" office:value-type="string" calcext:value-type="string">
            <text:p>AutoParallel LT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3"/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8511" calcext:value-type="float">
            <text:p>1768511</text:p>
          </table:table-cell>
          <table:table-cell office:value-type="string" calcext:value-type="string">
            <text:p>autoparallel LT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448.35077095" calcext:value-type="float">
            <text:p>448,35077095</text:p>
          </table:table-cell>
          <table:table-cell office:value-type="float" office:value="7.8824608326" calcext:value-type="float">
            <text:p>7,8824608326</text:p>
          </table:table-cell>
          <table:table-cell office:value-type="float" office:value="440.468310118" calcext:value-type="float">
            <text:p>440,468310118</text:p>
          </table:table-cell>
          <table:table-cell office:value-type="float" office:value="3044" calcext:value-type="float">
            <text:p>3044</text:p>
          </table:table-cell>
          <table:table-cell table:number-columns-repeated="2"/>
          <table:table-cell office:value-type="float" office:value="173.452980042" calcext:value-type="float">
            <text:p>173,452980042</text:p>
          </table:table-cell>
          <table:table-cell table:style-name="ce5" table:number-columns-repeated="2"/>
          <table:table-cell table:style-name="ce24" office:value-type="float" office:value="122.696149111" calcext:value-type="float">
            <text:p>122,696149111</text:p>
          </table:table-cell>
          <table:table-cell table:style-name="ce5" table:number-columns-repeated="2"/>
          <table:table-cell office:value-type="float" office:value="290.447978973" calcext:value-type="float">
            <text:p>290,447978973</text:p>
          </table:table-cell>
          <table:table-cell table:style-name="ce5" table:number-columns-repeated="2"/>
        </table:table-row>
        <table:table-row table:style-name="ro1">
          <table:table-cell/>
          <table:table-cell office:value-type="float" office:value="1768514" calcext:value-type="float">
            <text:p>1768514</text:p>
          </table:table-cell>
          <table:table-cell office:value-type="string" calcext:value-type="string">
            <text:p>autoparallel LT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95.478852034" calcext:value-type="float">
            <text:p>295,478852034</text:p>
          </table:table-cell>
          <table:table-cell office:value-type="float" office:value="5.03087306023" calcext:value-type="float">
            <text:p>5,03087306023</text:p>
          </table:table-cell>
          <table:table-cell office:value-type="float" office:value="290.447978973" calcext:value-type="float">
            <text:p>290,447978973</text:p>
          </table:table-cell>
          <table:table-cell office:value-type="float" office:value="3044" calcext:value-type="float">
            <text:p>3044</text:p>
          </table:table-cell>
          <table:table-cell table:number-columns-repeated="2"/>
          <table:table-cell table:style-name="ce11" office:value-type="float" office:value="184.312075853" calcext:value-type="float">
            <text:p>184,312075853</text:p>
          </table:table-cell>
          <table:table-cell table:style-name="ce5" table:number-columns-repeated="2"/>
          <table:table-cell table:style-name="ce25" office:value-type="float" office:value="122.169183016" calcext:value-type="float">
            <text:p>122,169183016</text:p>
          </table:table-cell>
          <table:table-cell table:style-name="ce5" table:number-columns-repeated="2"/>
          <table:table-cell table:style-name="ce11" office:value-type="float" office:value="315.973855972" calcext:value-type="float">
            <text:p>315,973855972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11" office:value-type="float" office:value="1824514" calcext:value-type="float">
            <text:p>1824514</text:p>
          </table:table-cell>
          <table:table-cell table:style-name="ce11" office:value-type="string" calcext:value-type="string">
            <text:p>autoparallel LT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0" calcext:value-type="float">
            <text:p>10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20.975860119" calcext:value-type="float">
            <text:p>320,975860119</text:p>
          </table:table-cell>
          <table:table-cell table:style-name="ce11" office:value-type="float" office:value="5.00200414658" calcext:value-type="float">
            <text:p>5,00200414658</text:p>
          </table:table-cell>
          <table:table-cell table:style-name="ce11" office:value-type="float" office:value="315.973855972" calcext:value-type="float">
            <text:p>315,973855972</text:p>
          </table:table-cell>
          <table:table-cell table:style-name="ce11" office:value-type="float" office:value="3044" calcext:value-type="float">
            <text:p>3044</text:p>
          </table:table-cell>
          <table:table-cell table:number-columns-repeated="2"/>
          <table:table-cell office:value-type="float" office:value="189.826517105" calcext:value-type="float">
            <text:p>189,826517105</text:p>
          </table:table-cell>
          <table:table-cell table:style-name="ce5" table:number-columns-repeated="8"/>
        </table:table-row>
        <table:table-row table:style-name="ro1">
          <table:table-cell table:number-columns-repeated="13"/>
          <table:table-cell table:style-name="ce5" table:number-columns-repeated="9"/>
        </table:table-row>
        <table:table-row table:style-name="ro1">
          <table:table-cell/>
          <table:table-cell office:value-type="float" office:value="1462085" calcext:value-type="float">
            <text:p>1462085</text:p>
          </table:table-cell>
          <table:table-cell office:value-type="string" calcext:value-type="string">
            <text:p>auto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128.685865164" calcext:value-type="float">
            <text:p>128,685865164</text:p>
          </table:table-cell>
          <table:table-cell table:style-name="ce24" office:value-type="float" office:value="5.98971605301" calcext:value-type="float">
            <text:p>5,98971605301</text:p>
          </table:table-cell>
          <table:table-cell table:style-name="ce24" office:value-type="float" office:value="122.696149111" calcext:value-type="float">
            <text:p>122,696149111</text:p>
          </table:table-cell>
          <table:table-cell office:value-type="float" office:value="21960" calcext:value-type="float">
            <text:p>2196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office:value-type="float" office:value="1462772" calcext:value-type="float">
            <text:p>1462772</text:p>
          </table:table-cell>
          <table:table-cell office:value-type="string" calcext:value-type="string">
            <text:p>auto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128.091621876" calcext:value-type="float">
            <text:p>128,091621876</text:p>
          </table:table-cell>
          <table:table-cell table:style-name="ce25" office:value-type="float" office:value="5.92243885994" calcext:value-type="float">
            <text:p>5,92243885994</text:p>
          </table:table-cell>
          <table:table-cell table:style-name="ce25" office:value-type="float" office:value="122.169183016" calcext:value-type="float">
            <text:p>122,169183016</text:p>
          </table:table-cell>
          <table:table-cell office:value-type="float" office:value="21960" calcext:value-type="float">
            <text:p>2196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 table:number-columns-repeated="13"/>
          <table:table-cell table:style-name="ce5" table:number-columns-repeated="9"/>
        </table:table-row>
        <table:table-row table:style-name="ro1">
          <table:table-cell/>
          <table:table-cell office:value-type="float" office:value="1457899" calcext:value-type="float">
            <text:p>1457899</text:p>
          </table:table-cell>
          <table:table-cell office:value-type="string" calcext:value-type="string">
            <text:p>user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136.800125837" calcext:value-type="float">
            <text:p>136,800125837</text:p>
          </table:table-cell>
          <table:table-cell table:style-name="ce24" office:value-type="float" office:value="6.05826091766" calcext:value-type="float">
            <text:p>6,05826091766</text:p>
          </table:table-cell>
          <table:table-cell table:style-name="ce24" office:value-type="float" office:value="130.74186492" calcext:value-type="float">
            <text:p>130,74186492</text:p>
          </table:table-cell>
          <table:table-cell office:value-type="float" office:value="21960" calcext:value-type="float">
            <text:p>2196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office:value-type="float" office:value="1457900" calcext:value-type="float">
            <text:p>1457900</text:p>
          </table:table-cell>
          <table:table-cell office:value-type="string" calcext:value-type="string">
            <text:p>user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132.119667053" calcext:value-type="float">
            <text:p>132,119667053</text:p>
          </table:table-cell>
          <table:table-cell table:style-name="ce24" office:value-type="float" office:value="5.94565391541" calcext:value-type="float">
            <text:p>5,94565391541</text:p>
          </table:table-cell>
          <table:table-cell table:style-name="ce24" office:value-type="float" office:value="126.174013138" calcext:value-type="float">
            <text:p>126,174013138</text:p>
          </table:table-cell>
          <table:table-cell office:value-type="float" office:value="21960" calcext:value-type="float">
            <text:p>2196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office:value-type="float" office:value="1768515" calcext:value-type="float">
            <text:p>1768515</text:p>
          </table:table-cell>
          <table:table-cell office:value-type="string" calcext:value-type="string">
            <text:p>user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80.042114019" calcext:value-type="float">
            <text:p>180,042114019</text:p>
          </table:table-cell>
          <table:table-cell office:value-type="float" office:value="6.58913397789" calcext:value-type="float">
            <text:p>6,58913397789</text:p>
          </table:table-cell>
          <table:table-cell office:value-type="float" office:value="173.452980042" calcext:value-type="float">
            <text:p>173,452980042</text:p>
          </table:table-cell>
          <table:table-cell office:value-type="float" office:value="21960" calcext:value-type="float">
            <text:p>2196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office:value-type="float" office:value="1768516" calcext:value-type="float">
            <text:p>1768516</text:p>
          </table:table-cell>
          <table:table-cell office:value-type="string" calcext:value-type="string">
            <text:p>user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19.910542965" calcext:value-type="float">
            <text:p>219,910542965</text:p>
          </table:table-cell>
          <table:table-cell office:value-type="float" office:value="6.70308995247" calcext:value-type="float">
            <text:p>6,70308995247</text:p>
          </table:table-cell>
          <table:table-cell office:value-type="float" office:value="213.207453012" calcext:value-type="float">
            <text:p>213,207453012</text:p>
          </table:table-cell>
          <table:table-cell office:value-type="float" office:value="21960" calcext:value-type="float">
            <text:p>2196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table:style-name="ce11" office:value-type="float" office:value="1824517" calcext:value-type="float">
            <text:p>1824517</text:p>
          </table:table-cell>
          <table:table-cell table:style-name="ce11" office:value-type="string" calcext:value-type="string">
            <text:p>userparallel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0" calcext:value-type="float">
            <text:p>10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93.137663841" calcext:value-type="float">
            <text:p>193,137663841</text:p>
          </table:table-cell>
          <table:table-cell table:style-name="ce11" office:value-type="float" office:value="8.8255879879" calcext:value-type="float">
            <text:p>8,8255879879</text:p>
          </table:table-cell>
          <table:table-cell table:style-name="ce11" office:value-type="float" office:value="184.312075853" calcext:value-type="float">
            <text:p>184,312075853</text:p>
          </table:table-cell>
          <table:table-cell table:style-name="ce11" office:value-type="float" office:value="21960" calcext:value-type="float">
            <text:p>2196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office:value-type="float" office:value="1834749" calcext:value-type="float">
            <text:p>1834749</text:p>
          </table:table-cell>
          <table:table-cell office:value-type="string" calcext:value-type="string">
            <text:p>user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96.735765934" calcext:value-type="float">
            <text:p>196,735765934</text:p>
          </table:table-cell>
          <table:table-cell office:value-type="float" office:value="6.90924882889" calcext:value-type="float">
            <text:p>6,90924882889</text:p>
          </table:table-cell>
          <table:table-cell office:value-type="float" office:value="189.826517105" calcext:value-type="float">
            <text:p>189,826517105</text:p>
          </table:table-cell>
          <table:table-cell office:value-type="float" office:value="21960" calcext:value-type="float">
            <text:p>2196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 table:number-columns-repeated="13"/>
          <table:table-cell table:style-name="ce5" table:number-columns-repeated="9"/>
        </table:table-row>
        <table:table-row table:style-name="ro1">
          <table:table-cell/>
          <table:table-cell office:value-type="float" office:value="1768517" calcext:value-type="float">
            <text:p>1768517</text:p>
          </table:table-cell>
          <table:table-cell office:value-type="string" calcext:value-type="string">
            <text:p>autoparallel LT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70.688160896" calcext:value-type="float">
            <text:p>170,688160896</text:p>
          </table:table-cell>
          <table:table-cell office:value-type="float" office:value="0.799610853195" calcext:value-type="float">
            <text:p>0,799610853195</text:p>
          </table:table-cell>
          <table:table-cell office:value-type="float" office:value="169.888550043" calcext:value-type="float">
            <text:p>169,888550043</text:p>
          </table:table-cell>
          <table:table-cell office:value-type="float" office:value="614" calcext:value-type="float">
            <text:p>614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office:value-type="float" office:value="1768519" calcext:value-type="float">
            <text:p>1768519</text:p>
          </table:table-cell>
          <table:table-cell office:value-type="string" calcext:value-type="string">
            <text:p>autoparallel LT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25.714011192" calcext:value-type="float">
            <text:p>125,714011192</text:p>
          </table:table-cell>
          <table:table-cell office:value-type="float" office:value="0.724110126495" calcext:value-type="float">
            <text:p>0,724110126495</text:p>
          </table:table-cell>
          <table:table-cell office:value-type="float" office:value="124.989901066" calcext:value-type="float">
            <text:p>124,989901066</text:p>
          </table:table-cell>
          <table:table-cell office:value-type="float" office:value="614" calcext:value-type="float">
            <text:p>614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 table:number-columns-repeated="13"/>
          <table:table-cell table:style-name="ce5" table:number-columns-repeated="9"/>
        </table:table-row>
        <table:table-row table:style-name="ro1">
          <table:table-cell/>
          <table:table-cell office:value-type="float" office:value="1457901" calcext:value-type="float">
            <text:p>1457901</text:p>
          </table:table-cell>
          <table:table-cell office:value-type="string" calcext:value-type="string">
            <text:p>auto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8.8880710602" calcext:value-type="float">
            <text:p>28,8880710602</text:p>
          </table:table-cell>
          <table:table-cell office:value-type="float" office:value="3.13413214684" calcext:value-type="float">
            <text:p>3,13413214684</text:p>
          </table:table-cell>
          <table:table-cell office:value-type="float" office:value="25.7539389133" calcext:value-type="float">
            <text:p>25,7539389133</text:p>
          </table:table-cell>
          <table:table-cell office:value-type="float" office:value="7680" calcext:value-type="float">
            <text:p>76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57903" calcext:value-type="float">
            <text:p>1457903</text:p>
          </table:table-cell>
          <table:table-cell office:value-type="string" calcext:value-type="string">
            <text:p>auto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8.4015841484" calcext:value-type="float">
            <text:p>28,4015841484</text:p>
          </table:table-cell>
          <table:table-cell office:value-type="float" office:value="2.99074196815" calcext:value-type="float">
            <text:p>2,99074196815</text:p>
          </table:table-cell>
          <table:table-cell office:value-type="float" office:value="25.4108421803" calcext:value-type="float">
            <text:p>25,4108421803</text:p>
          </table:table-cell>
          <table:table-cell office:value-type="float" office:value="7680" calcext:value-type="float">
            <text:p>7680</text:p>
          </table:table-cell>
          <table:table-cell table:number-columns-repeated="11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1768522" calcext:value-type="float">
            <text:p>1768522</text:p>
          </table:table-cell>
          <table:table-cell office:value-type="string" calcext:value-type="string">
            <text:p>user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45.0786619186" calcext:value-type="float">
            <text:p>45,0786619186</text:p>
          </table:table-cell>
          <table:table-cell office:value-type="float" office:value="3.30833601952" calcext:value-type="float">
            <text:p>3,30833601952</text:p>
          </table:table-cell>
          <table:table-cell office:value-type="float" office:value="41.7703258991" calcext:value-type="float">
            <text:p>41,7703258991</text:p>
          </table:table-cell>
          <table:table-cell office:value-type="float" office:value="7680" calcext:value-type="float">
            <text:p>76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68523" calcext:value-type="float">
            <text:p>1768523</text:p>
          </table:table-cell>
          <table:table-cell office:value-type="string" calcext:value-type="string">
            <text:p>user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48.5772869587" calcext:value-type="float">
            <text:p>48,5772869587</text:p>
          </table:table-cell>
          <table:table-cell office:value-type="float" office:value="3.06755518913" calcext:value-type="float">
            <text:p>3,06755518913</text:p>
          </table:table-cell>
          <table:table-cell office:value-type="float" office:value="45.5097317696" calcext:value-type="float">
            <text:p>45,5097317696</text:p>
          </table:table-cell>
          <table:table-cell office:value-type="float" office:value="7680" calcext:value-type="float">
            <text:p>76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57904" calcext:value-type="float">
            <text:p>1457904</text:p>
          </table:table-cell>
          <table:table-cell office:value-type="string" calcext:value-type="string">
            <text:p>user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9.2482259274" calcext:value-type="float">
            <text:p>29,2482259274</text:p>
          </table:table-cell>
          <table:table-cell office:value-type="float" office:value="3.28738498688" calcext:value-type="float">
            <text:p>3,28738498688</text:p>
          </table:table-cell>
          <table:table-cell office:value-type="float" office:value="25.9608409405" calcext:value-type="float">
            <text:p>25,9608409405</text:p>
          </table:table-cell>
          <table:table-cell office:value-type="float" office:value="7680" calcext:value-type="float">
            <text:p>76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57905" calcext:value-type="float">
            <text:p>1457905</text:p>
          </table:table-cell>
          <table:table-cell office:value-type="string" calcext:value-type="string">
            <text:p>user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9.1708359718" calcext:value-type="float">
            <text:p>29,1708359718</text:p>
          </table:table-cell>
          <table:table-cell office:value-type="float" office:value="3.00718998909" calcext:value-type="float">
            <text:p>3,00718998909</text:p>
          </table:table-cell>
          <table:table-cell office:value-type="float" office:value="26.1636459827" calcext:value-type="float">
            <text:p>26,1636459827</text:p>
          </table:table-cell>
          <table:table-cell office:value-type="float" office:value="7680" calcext:value-type="float">
            <text:p>7680</text:p>
          </table:table-cell>
          <table:table-cell table:number-columns-repeated="11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5"/>
          <table:table-cell table:style-name="ce23"/>
          <table:table-cell table:number-columns-repeated="16"/>
        </table:table-row>
      </table:table>
      <table:table table:name="Seidel" table:style-name="ta1">
        <table:shapes>
          <draw:frame draw:z-index="0" draw:style-name="gr1" draw:text-style-name="P1" svg:width="154.1mm" svg:height="83.93mm" svg:x="408.71mm" svg:y="45.16mm">
            <loext:p draw:notify-on-update-of-ranges="Seidel.C13:Seidel.C15 Seidel.D11:Seidel.D12 Seidel.D13:Seidel.D15 Seidel.H11:Seidel.H12 Seidel.H13:Seidel.H15 Seidel.L11:Seidel.L12 Seidel.L13:Seidel.L15 Seidel.E11:Seidel.E12 Seidel.E13:Seidel.E15 Seidel.F11:Seidel.F12 Seidel.F13:Seidel.F15 Seidel.G11:Seidel.G12 Seidel.G13:Seidel.G15 Seidel.I11:Seidel.I12 Seidel.I13:Seidel.I15 Seidel.J11:Seidel.J12 Seidel.J13:Seidel.J15 Seidel.K11:Seidel.K12 Seidel.K13:Seidel.K15 Seidel.O11:Seidel.O12 Seidel.O13:Seidel.O15 Seidel.N13:Seidel.N15 Seidel.M13:Seidel.M1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column table:style-name="co4" table:number-columns-repeated="7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APPLICATION: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Seidel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PARAMETERS: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NSIZE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3" office:value-type="string" calcext:value-type="string">
            <text:p>TSIZE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GENERATED PLOTS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UserParallel</text:p>
          </table:table-cell>
          <table:table-cell table:style-name="ce4" table:number-columns-repeated="2"/>
          <table:table-cell table:style-name="ce4" office:value-type="string" calcext:value-type="string">
            <text:p>UserParallel</text:p>
          </table:table-cell>
          <table:table-cell table:style-name="ce4" office:value-type="string" calcext:value-type="string">
            <text:p>AutoParallel</text:p>
          </table:table-cell>
          <table:table-cell table:style-name="ce4" table:number-columns-repeated="2"/>
          <table:table-cell table:style-name="ce4" office:value-type="string" calcext:value-type="string">
            <text:p>AutoParallel</text:p>
          </table:table-cell>
          <table:table-cell table:style-name="ce4" office:value-type="string" calcext:value-type="string">
            <text:p>AutoParallel LT</text:p>
          </table:table-cell>
          <table:table-cell table:style-name="ce4" table:number-columns-repeated="2"/>
          <table:table-cell table:style-name="ce4" office:value-type="string" calcext:value-type="string">
            <text:p>AutoParallel LT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NumWorkers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1 (48)</text:p>
          </table:table-cell>
          <table:table-cell table:style-name="ce6" table:formula="of:=[.$G$13]/[.G13]" office:value-type="float" office:value="1" calcext:value-type="float">
            <text:p>1</text:p>
          </table:table-cell>
          <table:table-cell table:style-name="ce16" table:formula="of:=MIN([.$N$36:.$N$52])" office:value-type="float" office:value="998.146447182" calcext:value-type="float">
            <text:p>998,15</text:p>
          </table:table-cell>
          <table:table-cell table:style-name="ce16" table:formula="of:=MAX([.$N$36:.$N$52])" office:value-type="float" office:value="1161.44841409" calcext:value-type="float">
            <text:p>1161,45</text:p>
          </table:table-cell>
          <table:table-cell table:style-name="ce16" table:formula="of:=AVERAGE([.$N$36:.$N$52])" office:value-type="float" office:value="1078.2528440355" calcext:value-type="float">
            <text:p>1078,25</text:p>
          </table:table-cell>
          <table:table-cell table:style-name="ce6" table:formula="of:=[.$G$13]/[.K13]" office:value-type="float" office:value="1.00963338940054" calcext:value-type="float">
            <text:p>1,00963338940054</text:p>
          </table:table-cell>
          <table:table-cell table:style-name="ce16" table:formula="of:=MIN([.$Q$36:.$Q$52])" office:value-type="float" office:value="1035.73093009" calcext:value-type="float">
            <text:p>1035,73</text:p>
          </table:table-cell>
          <table:table-cell table:style-name="ce16" table:formula="of:=MAX([.$Q$36:.$Q$52])" office:value-type="float" office:value="1121.13522005" calcext:value-type="float">
            <text:p>1121,14</text:p>
          </table:table-cell>
          <table:table-cell table:style-name="ce16" table:formula="of:=AVERAGE([.$Q$36:.$Q$52])" office:value-type="float" office:value="1067.96472398333" calcext:value-type="float">
            <text:p>1067,96</text:p>
          </table:table-cell>
          <table:table-cell table:style-name="ce6" table:formula="of:=[.$G$13]/[.O13]" office:value-type="float" office:value="0.844654581710199" calcext:value-type="float">
            <text:p>0,844654581710199</text:p>
          </table:table-cell>
          <table:table-cell table:style-name="ce16" table:formula="of:=MIN([.$T$36:.$T$52])" office:value-type="float" office:value="1276.56069994" calcext:value-type="float">
            <text:p>1276,56</text:p>
          </table:table-cell>
          <table:table-cell table:style-name="ce16" table:formula="of:=MAX([.$T$36:.$T$52])" office:value-type="float" office:value="1276.56069994" calcext:value-type="float">
            <text:p>1276,56</text:p>
          </table:table-cell>
          <table:table-cell table:style-name="ce16" table:formula="of:=AVERAGE([.$T$36:.$T$52])" office:value-type="float" office:value="1276.56069994" calcext:value-type="float">
            <text:p>1276,5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2 (96)</text:p>
          </table:table-cell>
          <table:table-cell table:style-name="ce6" table:formula="of:=[.$G$13]/[.G14]" office:value-type="string" office:string-value="" calcext:value-type="error">
            <text:p>#DIV/0!</text:p>
          </table:table-cell>
          <table:table-cell table:style-name="ce16" table:formula="of:=MIN([.$O$36:.$O$52])" office:value-type="float" office:value="0" calcext:value-type="float">
            <text:p>0,00</text:p>
          </table:table-cell>
          <table:table-cell table:style-name="ce16" table:formula="of:=MAX([.$O$36:.$O$52])" office:value-type="float" office:value="0" calcext:value-type="float">
            <text:p>0,00</text:p>
          </table:table-cell>
          <table:table-cell table:style-name="ce16" table:formula="of:=AVERAGE([.$O$36:.$O$52])" office:value-type="string" office:string-value="" calcext:value-type="error">
            <text:p>#DIV/0!</text:p>
          </table:table-cell>
          <table:table-cell table:style-name="ce6" table:formula="of:=[.$G$13]/[.K14]" office:value-type="string" office:string-value="" calcext:value-type="error">
            <text:p>#DIV/0!</text:p>
          </table:table-cell>
          <table:table-cell table:style-name="ce16" table:formula="of:=MIN([.$R$36:.$R$52])" office:value-type="float" office:value="0" calcext:value-type="float">
            <text:p>0,00</text:p>
          </table:table-cell>
          <table:table-cell table:style-name="ce16" table:formula="of:=MAX([.$R$36:.$R$52])" office:value-type="float" office:value="0" calcext:value-type="float">
            <text:p>0,00</text:p>
          </table:table-cell>
          <table:table-cell table:style-name="ce16" table:formula="of:=AVERAGE([.$R$36:.$R$52])" office:value-type="string" office:string-value="" calcext:value-type="error">
            <text:p>#DIV/0!</text:p>
          </table:table-cell>
          <table:table-cell table:style-name="ce6" table:formula="of:=[.$G$13]/[.O14]" office:value-type="string" office:string-value="" calcext:value-type="error">
            <text:p>#DIV/0!</text:p>
          </table:table-cell>
          <table:table-cell table:style-name="ce16" table:formula="of:=MIN([.$U$36:.$U$52])" office:value-type="float" office:value="0" calcext:value-type="float">
            <text:p>0,00</text:p>
          </table:table-cell>
          <table:table-cell table:style-name="ce16" table:formula="of:=MAX([.$U$36:.$U$52])" office:value-type="float" office:value="0" calcext:value-type="float">
            <text:p>0,00</text:p>
          </table:table-cell>
          <table:table-cell table:style-name="ce16" table:formula="of:=AVERAGE([.$R$36:.$R$52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4 (192)</text:p>
          </table:table-cell>
          <table:table-cell table:style-name="ce6" table:formula="of:=[.$G$13]/[.G15]" office:value-type="string" office:string-value="" calcext:value-type="error">
            <text:p>#DIV/0!</text:p>
          </table:table-cell>
          <table:table-cell table:style-name="ce16" table:formula="of:=MIN([.$P$36:.$P$52])" office:value-type="float" office:value="0" calcext:value-type="float">
            <text:p>0,00</text:p>
          </table:table-cell>
          <table:table-cell table:style-name="ce16" table:formula="of:=MAX([.$P$36:.$P$52])" office:value-type="float" office:value="0" calcext:value-type="float">
            <text:p>0,00</text:p>
          </table:table-cell>
          <table:table-cell table:style-name="ce16" table:formula="of:=AVERAGE([.$P$36:.$P$52])" office:value-type="string" office:string-value="" calcext:value-type="error">
            <text:p>#DIV/0!</text:p>
          </table:table-cell>
          <table:table-cell table:style-name="ce6" table:formula="of:=[.$G$13]/[.K15]" office:value-type="string" office:string-value="" calcext:value-type="error">
            <text:p>#DIV/0!</text:p>
          </table:table-cell>
          <table:table-cell table:style-name="ce16" table:formula="of:=MIN([.$S$36:.$S$52])" office:value-type="float" office:value="0" calcext:value-type="float">
            <text:p>0,00</text:p>
          </table:table-cell>
          <table:table-cell table:style-name="ce16" table:formula="of:=MAX([.$S$36:.$S$52])" office:value-type="float" office:value="0" calcext:value-type="float">
            <text:p>0,00</text:p>
          </table:table-cell>
          <table:table-cell table:style-name="ce16" table:formula="of:=AVERAGE([.$S$36:.$S$52])" office:value-type="string" office:string-value="" calcext:value-type="error">
            <text:p>#DIV/0!</text:p>
          </table:table-cell>
          <table:table-cell table:style-name="ce6" table:formula="of:=[.$G$13]/[.O15]" office:value-type="string" office:string-value="" calcext:value-type="error">
            <text:p>#DIV/0!</text:p>
          </table:table-cell>
          <table:table-cell table:style-name="ce16" table:formula="of:=MIN([.$V$36:.$V$52])" office:value-type="float" office:value="0" calcext:value-type="float">
            <text:p>0,00</text:p>
          </table:table-cell>
          <table:table-cell table:style-name="ce16" table:formula="of:=MAX([.$V$36:.$V$52])" office:value-type="float" office:value="0" calcext:value-type="float">
            <text:p>0,00</text:p>
          </table:table-cell>
          <table:table-cell table:style-name="ce16" table:formula="of:=AVERAGE([.$S$36:.$S$52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16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RAW TEST DATA</text:p>
          </table:table-cell>
          <table:table-cell table:style-name="ce2" table:number-columns-repeated="10"/>
          <table:table-cell/>
          <table:table-cell table:style-name="ce1" office:value-type="string" calcext:value-type="string">
            <text:p>SUMMARY TEST DATA</text:p>
          </table:table-cell>
          <table:table-cell table:style-name="ce2" table:number-columns-repeated="5"/>
          <table:table-cell table:number-columns-repeated="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3" office:value-type="string" calcext:value-type="string">
            <text:p>JOB_ID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NSIZE</text:p>
          </table:table-cell>
          <table:table-cell table:style-name="ce3" office:value-type="string" calcext:value-type="string">
            <text:p>TSIZE</text:p>
          </table:table-cell>
          <table:table-cell table:style-name="ce3" office:value-type="string" calcext:value-type="string">
            <text:p>TRACING</text:p>
          </table:table-cell>
          <table:table-cell table:style-name="ce3" office:value-type="string" calcext:value-type="string">
            <text:p>NUM_WORKERS</text:p>
          </table:table-cell>
          <table:table-cell table:style-name="ce3" office:value-type="string" calcext:value-type="string">
            <text:p>TOTAL_TIME</text:p>
          </table:table-cell>
          <table:table-cell table:style-name="ce3" office:value-type="string" calcext:value-type="string">
            <text:p>INIT_TIME</text:p>
          </table:table-cell>
          <table:table-cell table:style-name="ce3" office:value-type="string" calcext:value-type="string">
            <text:p>COMP_TIME</text:p>
          </table:table-cell>
          <table:table-cell table:style-name="ce3" office:value-type="string" calcext:value-type="string">
            <text:p>NUM_TASKS</text:p>
          </table:table-cell>
          <table:table-cell table:number-columns-repeated="2"/>
          <table:table-cell table:style-name="ce3" office:value-type="string" calcext:value-type="string">
            <text:p>UserParallel</text:p>
          </table:table-cell>
          <table:table-cell table:style-name="ce3" table:number-columns-repeated="2"/>
          <table:table-cell table:style-name="ce3" office:value-type="string" calcext:value-type="string">
            <text:p>AutoParallel</text:p>
          </table:table-cell>
          <table:table-cell table:number-columns-repeated="2"/>
          <table:table-cell table:style-name="ce3" office:value-type="string" calcext:value-type="string">
            <text:p>AutoParallel LT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3"/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462176" calcext:value-type="float">
            <text:p>1462176</text:p>
          </table:table-cell>
          <table:table-cell office:value-type="string" calcext:value-type="string">
            <text:p>autoparallel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069.69608617" calcext:value-type="float">
            <text:p>1069,69608617</text:p>
          </table:table-cell>
          <table:table-cell office:value-type="float" office:value="33.9651560783" calcext:value-type="float">
            <text:p>33,9651560783</text:p>
          </table:table-cell>
          <table:table-cell office:value-type="float" office:value="1035.73093009" calcext:value-type="float">
            <text:p>1035,73093009</text:p>
          </table:table-cell>
          <table:table-cell office:value-type="float" office:value="58020" calcext:value-type="float">
            <text:p>58020</text:p>
          </table:table-cell>
          <table:table-cell table:number-columns-repeated="2"/>
          <table:table-cell office:value-type="float" office:value="998.146447182" calcext:value-type="float">
            <text:p>998,146447182</text:p>
          </table:table-cell>
          <table:table-cell table:style-name="ce5" table:number-columns-repeated="2"/>
          <table:table-cell office:value-type="float" office:value="1035.73093009" calcext:value-type="float">
            <text:p>1035,73093009</text:p>
          </table:table-cell>
          <table:table-cell table:style-name="ce5" table:number-columns-repeated="2"/>
          <table:table-cell table:style-name="ce11" office:value-type="float" office:value="1276.56069994" calcext:value-type="float">
            <text:p>1276,56069994</text:p>
          </table:table-cell>
          <table:table-cell table:style-name="ce5" table:number-columns-repeated="2"/>
        </table:table-row>
        <table:table-row table:style-name="ro1">
          <table:table-cell/>
          <table:table-cell office:value-type="float" office:value="1462177" calcext:value-type="float">
            <text:p>1462177</text:p>
          </table:table-cell>
          <table:table-cell office:value-type="string" calcext:value-type="string">
            <text:p>autoparallel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156.29164481" calcext:value-type="float">
            <text:p>1156,29164481</text:p>
          </table:table-cell>
          <table:table-cell office:value-type="float" office:value="109.263622999" calcext:value-type="float">
            <text:p>109,263622999</text:p>
          </table:table-cell>
          <table:table-cell office:value-type="float" office:value="1047.02802181" calcext:value-type="float">
            <text:p>1047,02802181</text:p>
          </table:table-cell>
          <table:table-cell office:value-type="float" office:value="58020" calcext:value-type="float">
            <text:p>58020</text:p>
          </table:table-cell>
          <table:table-cell table:number-columns-repeated="2"/>
          <table:table-cell office:value-type="float" office:value="1015.06353283" calcext:value-type="float">
            <text:p>1015,06353283</text:p>
          </table:table-cell>
          <table:table-cell table:style-name="ce5" table:number-columns-repeated="2"/>
          <table:table-cell office:value-type="float" office:value="1047.02802181" calcext:value-type="float">
            <text:p>1047,02802181</text:p>
          </table:table-cell>
          <table:table-cell table:style-name="ce5" table:number-columns-repeated="5"/>
        </table:table-row>
        <table:table-row table:style-name="ro1">
          <table:table-cell/>
          <table:table-cell office:value-type="float" office:value="1834721" calcext:value-type="float">
            <text:p>1834721</text:p>
          </table:table-cell>
          <table:table-cell office:value-type="string" calcext:value-type="string">
            <text:p>autoparallel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234.49832392" calcext:value-type="float">
            <text:p>1234,49832392</text:p>
          </table:table-cell>
          <table:table-cell office:value-type="float" office:value="113.363103867" calcext:value-type="float">
            <text:p>113,363103867</text:p>
          </table:table-cell>
          <table:table-cell office:value-type="float" office:value="1121.13522005" calcext:value-type="float">
            <text:p>1121,13522005</text:p>
          </table:table-cell>
          <table:table-cell office:value-type="float" office:value="58020" calcext:value-type="float">
            <text:p>58020</text:p>
          </table:table-cell>
          <table:table-cell table:number-columns-repeated="2"/>
          <table:table-cell table:style-name="ce11" office:value-type="float" office:value="1138.35298204" calcext:value-type="float">
            <text:p>1138,35298204</text:p>
          </table:table-cell>
          <table:table-cell table:style-name="ce5" table:number-columns-repeated="2"/>
          <table:table-cell office:value-type="float" office:value="1121.13522005" calcext:value-type="float">
            <text:p>1121,13522005</text:p>
          </table:table-cell>
          <table:table-cell table:style-name="ce5" table:number-columns-repeated="5"/>
        </table:table-row>
        <table:table-row table:style-name="ro1">
          <table:table-cell table:number-columns-repeated="13"/>
          <table:table-cell office:value-type="float" office:value="1161.44841409" calcext:value-type="float">
            <text:p>1161,44841409</text:p>
          </table:table-cell>
          <table:table-cell table:style-name="ce5" table:number-columns-repeated="8"/>
        </table:table-row>
        <table:table-row table:style-name="ro1">
          <table:table-cell/>
          <table:table-cell table:style-name="ce11" office:value-type="float" office:value="1824527" calcext:value-type="float">
            <text:p>1824527</text:p>
          </table:table-cell>
          <table:table-cell table:style-name="ce11" office:value-type="string" calcext:value-type="string">
            <text:p>autoparallel LT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5" calcext:value-type="float">
            <text:p>5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348.22283292" calcext:value-type="float">
            <text:p>1348,22283292</text:p>
          </table:table-cell>
          <table:table-cell table:style-name="ce11" office:value-type="float" office:value="71.6621329784" calcext:value-type="float">
            <text:p>71,6621329784</text:p>
          </table:table-cell>
          <table:table-cell table:style-name="ce11" office:value-type="float" office:value="1276.56069994" calcext:value-type="float">
            <text:p>1276,56069994</text:p>
          </table:table-cell>
          <table:table-cell table:style-name="ce11" office:value-type="float" office:value="10490" calcext:value-type="float">
            <text:p>1049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 table:number-columns-repeated="13"/>
          <table:table-cell table:style-name="ce5" table:number-columns-repeated="9"/>
        </table:table-row>
        <table:table-row table:style-name="ro1">
          <table:table-cell/>
          <table:table-cell office:value-type="float" office:value="1462178" calcext:value-type="float">
            <text:p>1462178</text:p>
          </table:table-cell>
          <table:table-cell office:value-type="string" calcext:value-type="string">
            <text:p>userparallel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031.39084005" calcext:value-type="float">
            <text:p>1031,39084005</text:p>
          </table:table-cell>
          <table:table-cell office:value-type="float" office:value="33.2443928719" calcext:value-type="float">
            <text:p>33,2443928719</text:p>
          </table:table-cell>
          <table:table-cell office:value-type="float" office:value="998.146447182" calcext:value-type="float">
            <text:p>998,146447182</text:p>
          </table:table-cell>
          <table:table-cell office:value-type="float" office:value="58020" calcext:value-type="float">
            <text:p>5802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office:value-type="float" office:value="1462179" calcext:value-type="float">
            <text:p>1462179</text:p>
          </table:table-cell>
          <table:table-cell office:value-type="string" calcext:value-type="string">
            <text:p>userparallel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048.34029388" calcext:value-type="float">
            <text:p>1048,34029388</text:p>
          </table:table-cell>
          <table:table-cell office:value-type="float" office:value="33.276761055" calcext:value-type="float">
            <text:p>33,276761055</text:p>
          </table:table-cell>
          <table:table-cell office:value-type="float" office:value="1015.06353283" calcext:value-type="float">
            <text:p>1015,06353283</text:p>
          </table:table-cell>
          <table:table-cell office:value-type="float" office:value="58020" calcext:value-type="float">
            <text:p>5802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table:style-name="ce11" office:value-type="float" office:value="1824533" calcext:value-type="float">
            <text:p>1824533</text:p>
          </table:table-cell>
          <table:table-cell table:style-name="ce11" office:value-type="string" calcext:value-type="string">
            <text:p>userparallel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5" calcext:value-type="float">
            <text:p>5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172.53480196" calcext:value-type="float">
            <text:p>1172,53480196</text:p>
          </table:table-cell>
          <table:table-cell table:style-name="ce11" office:value-type="float" office:value="34.1818199158" calcext:value-type="float">
            <text:p>34,1818199158</text:p>
          </table:table-cell>
          <table:table-cell table:style-name="ce11" office:value-type="float" office:value="1138.35298204" calcext:value-type="float">
            <text:p>1138,35298204</text:p>
          </table:table-cell>
          <table:table-cell table:style-name="ce11" office:value-type="float" office:value="58020" calcext:value-type="float">
            <text:p>5802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office:value-type="float" office:value="1834725" calcext:value-type="float">
            <text:p>1834725</text:p>
          </table:table-cell>
          <table:table-cell office:value-type="string" calcext:value-type="string">
            <text:p>userparallel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195.52751207" calcext:value-type="float">
            <text:p>1195,52751207</text:p>
          </table:table-cell>
          <table:table-cell office:value-type="float" office:value="34.0790979862" calcext:value-type="float">
            <text:p>34,0790979862</text:p>
          </table:table-cell>
          <table:table-cell office:value-type="float" office:value="1161.44841409" calcext:value-type="float">
            <text:p>1161,44841409</text:p>
          </table:table-cell>
          <table:table-cell office:value-type="float" office:value="58020" calcext:value-type="float">
            <text:p>5802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 table:number-columns-repeated="13"/>
          <table:table-cell table:style-name="ce5" table:number-columns-repeated="9"/>
        </table:table-row>
        <table:table-row table:style-name="ro1">
          <table:table-cell table:number-columns-repeated="5"/>
          <table:table-cell table:style-name="ce23"/>
          <table:table-cell table:number-columns-repeated="7"/>
          <table:table-cell table:style-name="ce5" table:number-columns-repeated="9"/>
        </table:table-row>
        <table:table-row table:style-name="ro1" table:number-rows-repeated="2">
          <table:table-cell table:number-columns-repeated="13"/>
          <table:table-cell table:style-name="ce5" table:number-columns-repeated="9"/>
        </table:table-row>
        <table:table-row table:style-name="ro1" table:number-rows-repeated="2">
          <table:table-cell table:number-columns-repeated="5"/>
          <table:table-cell table:style-name="ce23"/>
          <table:table-cell table:number-columns-repeated="7"/>
          <table:table-cell table:style-name="ce5" table:number-columns-repeated="9"/>
        </table:table-row>
        <table:table-row table:style-name="ro1">
          <table:table-cell table:number-columns-repeated="5"/>
          <table:table-cell table:style-name="ce23"/>
          <table:table-cell table:number-columns-repeated="7"/>
          <table:table-cell table:style-name="ce5" table:number-columns-repeated="9"/>
        </table:table-row>
      </table:table>
      <table:table table:name="Sheet9" table:style-name="ta1">
        <table:table-column table:style-name="co4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General graph for all apps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Tasks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UP, AP, AP_L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p1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App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ExecTime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UP, AP, AP_LT</text:p>
          </table:table-cell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App1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+ Scaling analysis of one of each block</text:p>
          </table:table-cell>
          <table:table-cell table:number-columns-repeated="3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P AP AP_L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 nod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Q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number:number-style style:name="N105P0" style:volatile="true">
      <number:number number:decimal-places="1" loext:min-decimal-places="1" number:min-integer-digits="1"/>
    </number:number-style>
    <number:number-style style:name="N105">
      <style:text-properties fo:color="#ff0000"/>
      <number:text>-</number:text>
      <number:number number:decimal-places="1" loext:min-decimal-places="1" number:min-integer-digits="1"/>
      <style:map style:condition="value()&gt;=0" style:apply-style-name="N105P0"/>
    </number:number-style>
    <number:number-style style:name="N10111" number:language="en" number:country="GB">
      <number:number number:decimal-places="6" loext:min-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0">00/00/0000</text:date>, <text:time style:data-style-name="N2" text:time-value="11:22:21.7302872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56:35.024496811</meta:creation-date>
    <dc:date>2018-06-20T15:34:11.409922515</dc:date>
    <meta:editing-duration>PT8H7M42S</meta:editing-duration>
    <meta:editing-cycles>38</meta:editing-cycles>
    <meta:generator>LibreOffice/5.3.5.2$Linux_X86_64 LibreOffice_project/30m0$Build-2</meta:generator>
    <meta:document-statistic meta:table-count="9" meta:cell-count="2367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04">
      <style:chart-properties chart:display-label="true" chart:logarithmic="true" chart:maximum="8.04" chart:origin="1" chart:interval-major="0.301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04">
      <style:chart-properties chart:link-data-style-to-source="true"/>
      <style:graphic-properties draw:stroke="none" draw:fill-color="#4682b4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04">
      <style:chart-properties chart:link-data-style-to-source="true"/>
      <style:graphic-properties draw:stroke="none" draw:fill-color="#3cb371" dr3d:edge-rounding="5%"/>
      <style:text-properties fo:font-size="10pt" style:font-size-asian="10pt" style:font-size-complex="10pt"/>
    </style:style>
    <style:style style:name="ch13" style:family="chart">
      <style:graphic-properties draw:fill-color="#ffffff"/>
    </style:style>
    <style:style style:name="ch14" style:family="chart">
      <style:graphic-properties svg:stroke-color="#b3b3b3" draw:fill-color="#000000"/>
    </style:style>
    <style:style style:name="ch15" style:family="chart">
      <style:graphic-properties svg:stroke-width="0.05cm" svg:stroke-color="#f4a46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538cm" svg:height="8.395cm" xlink:href=".." xlink:type="simple" chart:class="chart:stock" chart:column-mapping="0 4 1 2 3 5 6 7" chart:style-name="ch1">
        <chart:legend chart:legend-position="top" svg:x="0.322cm" svg:y="0.185cm" style:legend-expansion="wide" chart:style-name="ch2"/>
        <chart:plot-area chart:style-name="ch3" table:cell-range-address="QR.C13:QR.G15 QR.C11:QR.G12 QR.H11:QR.K15" chart:data-source-has-labels="both" svg:x="1.189cm" svg:y="1.342cm" svg:width="9.38cm" svg:height="5.957cm">
          <chartooo:coordinate-region svg:x="1.916cm" svg:y="1.516cm" svg:width="7.845cm" svg:height="5.189cm"/>
          <chart:axis chart:dimension="x" chart:name="primary-x" chart:style-name="ch4" chartooo:axis-type="auto">
            <chartooo:date-scale/>
            <chart:title svg:x="4.499cm" svg:y="7.466cm" chart:style-name="ch5">
              <text:p>#Workers (#cores)</text:p>
            </chart:title>
            <chart:categories table:cell-range-address="QR.C13:QR.C15"/>
            <chart:grid chart:style-name="ch6" chart:class="major"/>
          </chart:axis>
          <chart:axis chart:dimension="y" chart:name="primary-y" chart:style-name="ch7">
            <chart:title svg:x="0.451cm" svg:y="5.303cm" chart:style-name="ch8">
              <text:p>SpeedUp (u)</text:p>
            </chart:title>
            <chart:grid chart:style-name="ch6" chart:class="major"/>
          </chart:axis>
          <chart:axis chart:dimension="y" chart:name="secondary-y" chart:style-name="ch9">
            <chart:title svg:x="10.799cm" svg:y="5.713cm" chart:style-name="ch8">
              <text:p>Execution Time (s)</text:p>
            </chart:title>
          </chart:axis>
          <chart:series chart:attached-axis="primary-y" chart:style-name="ch10" chart:values-cell-range-address="QR.D13:QR.D15" chart:label-cell-address="QR.D11:QR.D12" chart:class="chart:bar">
            <chart:data-point/>
            <chart:data-point chart:style-name="ch11" chart:repeated="2"/>
          </chart:series>
          <chart:series chart:attached-axis="primary-y" chart:style-name="ch12" chart:values-cell-range-address="QR.H13:QR.H15" chart:label-cell-address="QR.H11:QR.H12" chart:class="chart:bar">
            <chart:data-point chart:repeated="3"/>
          </chart:series>
          <chart:series chart:values-cell-range-address="QR.E13:QR.E15" chart:label-cell-address="QR.E11:QR.E12" chart:attached-axis="secondary-y">
            <chart:data-point chart:repeated="3"/>
          </chart:series>
          <chart:series chart:values-cell-range-address="QR.F13:QR.F15" chart:label-cell-address="QR.F11:QR.F12" chart:attached-axis="secondary-y">
            <chart:data-point chart:repeated="3"/>
          </chart:series>
          <chart:series chart:values-cell-range-address="QR.G13:QR.G15" chart:label-cell-address="QR.G11:QR.G12" chart:attached-axis="secondary-y">
            <chart:data-point chart:repeated="3"/>
          </chart:series>
          <chart:series chart:values-cell-range-address="QR.I13:QR.I15" chart:label-cell-address="QR.I11:QR.I12" chart:attached-axis="secondary-y">
            <chart:data-point chart:repeated="3"/>
          </chart:series>
          <chart:series chart:values-cell-range-address="QR.J13:QR.J15" chart:label-cell-address="QR.J11:QR.J12" chart:attached-axis="secondary-y">
            <chart:data-point chart:repeated="3"/>
          </chart:series>
          <chart:series chart:values-cell-range-address="QR.K13:QR.K15" chart:label-cell-address="QR.K11:QR.K12" chart:attached-axis="secondary-y">
            <chart:data-point chart:repeated="3"/>
          </chart:series>
          <chart:stock-gain-marker chart:style-name="ch13"/>
          <chart:stock-loss-marker chart:style-name="ch14"/>
          <chart:stock-range-line chart:style-name="ch15"/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Parallel SpeedUp</text:p>
                <text:list>
                  <text:list-item>
                    <text:p>UserParallel</text:p>
                  </text:list-item>
                  <text:list-item>
                    <text:p>SpeedUp</text:p>
                  </text:list-item>
                </text:list>
                <draw:g>
                  <svg:desc>QR.D11:QR.D12</svg:desc>
                </draw:g>
              </table:table-cell>
              <table:table-cell office:value-type="string">
                <text:p>AutoParallel SpeedUp</text:p>
                <text:list>
                  <text:list-item>
                    <text:p>AutoParallel</text:p>
                  </text:list-item>
                  <text:list-item>
                    <text:p>SpeedUp</text:p>
                  </text:list-item>
                </text:list>
                <draw:g>
                  <svg:desc>QR.H11:QR.H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QR.E11:QR.E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QR.F11:QR.F12</svg:desc>
                </draw:g>
              </table:table-cell>
              <table:table-cell office:value-type="string">
                <text:p>UserParallel Execution Time</text:p>
                <text:list>
                  <text:list-item>
                    <text:p>UserParallel</text:p>
                  </text:list-item>
                  <text:list-item>
                    <text:p>Execution Time</text:p>
                  </text:list-item>
                </text:list>
                <draw:g>
                  <svg:desc>QR.G11:QR.G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QR.I11:QR.I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QR.J11:QR.J12</svg:desc>
                </draw:g>
              </table:table-cell>
              <table:table-cell office:value-type="string">
                <text:p>AutoParallel Execution Time</text:p>
                <text:list>
                  <text:list-item>
                    <text:p>AutoParallel</text:p>
                  </text:list-item>
                  <text:list-item>
                    <text:p>Execution Time</text:p>
                  </text:list-item>
                </text:list>
                <draw:g>
                  <svg:desc>QR.K11:QR.K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48)</text:p>
                <draw:g>
                  <svg:desc>QR.C13:QR.C15</svg:desc>
                </draw:g>
              </table:table-cell>
              <table:table-cell office:value-type="float" office:value="1">
                <text:p>1</text:p>
                <draw:g>
                  <svg:desc>QR.D13:QR.D15</svg:desc>
                </draw:g>
              </table:table-cell>
              <table:table-cell office:value-type="float" office:value="1.31592334720375">
                <text:p>1.31592334720375</text:p>
                <draw:g>
                  <svg:desc>QR.H13:QR.H15</svg:desc>
                </draw:g>
              </table:table-cell>
              <table:table-cell office:value-type="float" office:value="189.195383072">
                <text:p>189.195383072</text:p>
                <draw:g>
                  <svg:desc>QR.E13:QR.E15</svg:desc>
                </draw:g>
              </table:table-cell>
              <table:table-cell office:value-type="float" office:value="228.915041208">
                <text:p>228.915041208</text:p>
                <draw:g>
                  <svg:desc>QR.F13:QR.F15</svg:desc>
                </draw:g>
              </table:table-cell>
              <table:table-cell office:value-type="float" office:value="217.152925074">
                <text:p>217.152925074</text:p>
                <draw:g>
                  <svg:desc>QR.G13:QR.G15</svg:desc>
                </draw:g>
              </table:table-cell>
              <table:table-cell office:value-type="float" office:value="152.860188961">
                <text:p>152.860188961</text:p>
                <draw:g>
                  <svg:desc>QR.I13:QR.I15</svg:desc>
                </draw:g>
              </table:table-cell>
              <table:table-cell office:value-type="float" office:value="184.442842007">
                <text:p>184.442842007</text:p>
                <draw:g>
                  <svg:desc>QR.J13:QR.J15</svg:desc>
                </draw:g>
              </table:table-cell>
              <table:table-cell office:value-type="float" office:value="165.019433339667">
                <text:p>165.019433339667</text:p>
                <draw:g>
                  <svg:desc>QR.K13:QR.K15</svg:desc>
                </draw:g>
              </table:table-cell>
            </table:table-row>
            <table:table-row>
              <table:table-cell office:value-type="string">
                <text:p>2 (96)</text:p>
              </table:table-cell>
              <table:table-cell office:value-type="float" office:value="2.05159810889755">
                <text:p>2.05159810889755</text:p>
              </table:table-cell>
              <table:table-cell office:value-type="float" office:value="1.88204899639657">
                <text:p>1.88204899639657</text:p>
              </table:table-cell>
              <table:table-cell office:value-type="float" office:value="103.127471924">
                <text:p>103.127471924</text:p>
              </table:table-cell>
              <table:table-cell office:value-type="float" office:value="108.564013004">
                <text:p>108.564013004</text:p>
              </table:table-cell>
              <table:table-cell office:value-type="float" office:value="105.845742464">
                <text:p>105.845742464</text:p>
              </table:table-cell>
              <table:table-cell office:value-type="float" office:value="114.0370121">
                <text:p>114.0370121</text:p>
              </table:table-cell>
              <table:table-cell office:value-type="float" office:value="116.725232124">
                <text:p>116.725232124</text:p>
              </table:table-cell>
              <table:table-cell office:value-type="float" office:value="115.381122112">
                <text:p>115.381122112</text:p>
              </table:table-cell>
            </table:table-row>
            <table:table-row>
              <table:table-cell office:value-type="string">
                <text:p>4 (192)</text:p>
              </table:table-cell>
              <table:table-cell office:value-type="float" office:value="2.15479569043118">
                <text:p>2.15479569043118</text:p>
              </table:table-cell>
              <table:table-cell office:value-type="float" office:value="1.97969184259869">
                <text:p>1.97969184259869</text:p>
              </table:table-cell>
              <table:table-cell office:value-type="float" office:value="100.776572943">
                <text:p>100.776572943</text:p>
              </table:table-cell>
              <table:table-cell office:value-type="float" office:value="100.776572943">
                <text:p>100.776572943</text:p>
              </table:table-cell>
              <table:table-cell office:value-type="float" office:value="100.776572943">
                <text:p>100.776572943</text:p>
              </table:table-cell>
              <table:table-cell office:value-type="float" office:value="109.690266132">
                <text:p>109.690266132</text:p>
              </table:table-cell>
              <table:table-cell office:value-type="float" office:value="109.690266132">
                <text:p>109.690266132</text:p>
              </table:table-cell>
              <table:table-cell office:value-type="float" office:value="109.690266132">
                <text:p>109.6902661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04">
      <style:chart-properties chart:display-label="true" chart:logarithmic="true" chart:maximum="8.04" chart:origin="1" chart:interval-major="0.301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04">
      <style:chart-properties chart:link-data-style-to-source="true"/>
      <style:graphic-properties draw:stroke="none" draw:fill-color="#4682b4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04">
      <style:chart-properties chart:link-data-style-to-source="true"/>
      <style:graphic-properties draw:stroke="none" draw:fill-color="#3cb371" dr3d:edge-rounding="5%"/>
      <style:text-properties fo:font-size="10pt" style:font-size-asian="10pt" style:font-size-complex="10pt"/>
    </style:style>
    <style:style style:name="ch13" style:family="chart">
      <style:graphic-properties draw:fill-color="#ffffff"/>
    </style:style>
    <style:style style:name="ch14" style:family="chart">
      <style:graphic-properties svg:stroke-color="#b3b3b3" draw:fill-color="#000000"/>
    </style:style>
    <style:style style:name="ch15" style:family="chart">
      <style:graphic-properties svg:stroke-width="0.05cm" svg:stroke-color="#f4a46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538cm" svg:height="8.395cm" xlink:href=".." xlink:type="simple" chart:class="chart:stock" chart:column-mapping="0 4 1 2 3 5 6 7" chart:style-name="ch1">
        <chart:legend chart:legend-position="top" svg:x="0.322cm" svg:y="0.185cm" style:legend-expansion="wide" chart:style-name="ch2"/>
        <chart:plot-area chart:style-name="ch3" table:cell-range-address="Cholesky.C13:Cholesky.G15 Cholesky.C11:Cholesky.G12 Cholesky.H11:Cholesky.K15" chart:data-source-has-labels="both" svg:x="1.189cm" svg:y="1.342cm" svg:width="9.38cm" svg:height="5.957cm">
          <chartooo:coordinate-region svg:x="1.916cm" svg:y="1.516cm" svg:width="8.031cm" svg:height="5.189cm"/>
          <chart:axis chart:dimension="x" chart:name="primary-x" chart:style-name="ch4" chartooo:axis-type="auto">
            <chartooo:date-scale/>
            <chart:title svg:x="4.499cm" svg:y="7.466cm" chart:style-name="ch5">
              <text:p>#Workers (#cores)</text:p>
            </chart:title>
            <chart:categories table:cell-range-address="Cholesky.C13:Cholesky.C15"/>
            <chart:grid chart:style-name="ch6" chart:class="major"/>
          </chart:axis>
          <chart:axis chart:dimension="y" chart:name="primary-y" chart:style-name="ch7">
            <chart:title svg:x="0.451cm" svg:y="5.303cm" chart:style-name="ch8">
              <text:p>SpeedUp (u)</text:p>
            </chart:title>
            <chart:grid chart:style-name="ch6" chart:class="major"/>
          </chart:axis>
          <chart:axis chart:dimension="y" chart:name="secondary-y" chart:style-name="ch9">
            <chart:title svg:x="10.799cm" svg:y="5.713cm" chart:style-name="ch8">
              <text:p>Execution Time (s)</text:p>
            </chart:title>
          </chart:axis>
          <chart:series chart:attached-axis="primary-y" chart:style-name="ch10" chart:values-cell-range-address="Cholesky.D13:Cholesky.D15" chart:label-cell-address="Cholesky.D11:Cholesky.D12" chart:class="chart:bar">
            <chart:data-point/>
            <chart:data-point chart:style-name="ch11" chart:repeated="2"/>
          </chart:series>
          <chart:series chart:attached-axis="primary-y" chart:style-name="ch12" chart:values-cell-range-address="Cholesky.H13:Cholesky.H15" chart:label-cell-address="Cholesky.H11:Cholesky.H12" chart:class="chart:bar">
            <chart:data-point chart:repeated="3"/>
          </chart:series>
          <chart:series chart:values-cell-range-address="Cholesky.E13:Cholesky.E15" chart:label-cell-address="Cholesky.E11:Cholesky.E12" chart:attached-axis="secondary-y">
            <chart:data-point chart:repeated="3"/>
          </chart:series>
          <chart:series chart:values-cell-range-address="Cholesky.F13:Cholesky.F15" chart:label-cell-address="Cholesky.F11:Cholesky.F12" chart:attached-axis="secondary-y">
            <chart:data-point chart:repeated="3"/>
          </chart:series>
          <chart:series chart:values-cell-range-address="Cholesky.G13:Cholesky.G15" chart:label-cell-address="Cholesky.G11:Cholesky.G12" chart:attached-axis="secondary-y">
            <chart:data-point chart:repeated="3"/>
          </chart:series>
          <chart:series chart:values-cell-range-address="Cholesky.I13:Cholesky.I15" chart:label-cell-address="Cholesky.I11:Cholesky.I12" chart:attached-axis="secondary-y">
            <chart:data-point chart:repeated="3"/>
          </chart:series>
          <chart:series chart:values-cell-range-address="Cholesky.J13:Cholesky.J15" chart:label-cell-address="Cholesky.J11:Cholesky.J12" chart:attached-axis="secondary-y">
            <chart:data-point chart:repeated="3"/>
          </chart:series>
          <chart:series chart:values-cell-range-address="Cholesky.K13:Cholesky.K15" chart:label-cell-address="Cholesky.K11:Cholesky.K12" chart:attached-axis="secondary-y">
            <chart:data-point chart:repeated="3"/>
          </chart:series>
          <chart:stock-gain-marker chart:style-name="ch13"/>
          <chart:stock-loss-marker chart:style-name="ch14"/>
          <chart:stock-range-line chart:style-name="ch15"/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Parallel SpeedUp</text:p>
                <text:list>
                  <text:list-item>
                    <text:p>UserParallel</text:p>
                  </text:list-item>
                  <text:list-item>
                    <text:p>SpeedUp</text:p>
                  </text:list-item>
                </text:list>
                <draw:g>
                  <svg:desc>Cholesky.D11:Cholesky.D12</svg:desc>
                </draw:g>
              </table:table-cell>
              <table:table-cell office:value-type="string">
                <text:p>AutoParallel SpeedUp</text:p>
                <text:list>
                  <text:list-item>
                    <text:p>AutoParallel</text:p>
                  </text:list-item>
                  <text:list-item>
                    <text:p>SpeedUp</text:p>
                  </text:list-item>
                </text:list>
                <draw:g>
                  <svg:desc>Cholesky.H11:Cholesky.H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Cholesky.E11:Cholesky.E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Cholesky.F11:Cholesky.F12</svg:desc>
                </draw:g>
              </table:table-cell>
              <table:table-cell office:value-type="string">
                <text:p>UserParallel Execution Time</text:p>
                <text:list>
                  <text:list-item>
                    <text:p>UserParallel</text:p>
                  </text:list-item>
                  <text:list-item>
                    <text:p>Execution Time</text:p>
                  </text:list-item>
                </text:list>
                <draw:g>
                  <svg:desc>Cholesky.G11:Cholesky.G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Cholesky.I11:Cholesky.I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Cholesky.J11:Cholesky.J12</svg:desc>
                </draw:g>
              </table:table-cell>
              <table:table-cell office:value-type="string">
                <text:p>AutoParallel Execution Time</text:p>
                <text:list>
                  <text:list-item>
                    <text:p>AutoParallel</text:p>
                  </text:list-item>
                  <text:list-item>
                    <text:p>Execution Time</text:p>
                  </text:list-item>
                </text:list>
                <draw:g>
                  <svg:desc>Cholesky.K11:Cholesky.K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48)</text:p>
                <draw:g>
                  <svg:desc>Cholesky.C13:Cholesky.C15</svg:desc>
                </draw:g>
              </table:table-cell>
              <table:table-cell office:value-type="float" office:value="1">
                <text:p>1</text:p>
                <draw:g>
                  <svg:desc>Cholesky.D13:Cholesky.D15</svg:desc>
                </draw:g>
              </table:table-cell>
              <table:table-cell office:value-type="float" office:value="0.831813897509781">
                <text:p>0.831813897509781</text:p>
                <draw:g>
                  <svg:desc>Cholesky.H13:Cholesky.H15</svg:desc>
                </draw:g>
              </table:table-cell>
              <table:table-cell office:value-type="float" office:value="52.0609681606">
                <text:p>52.0609681606</text:p>
                <draw:g>
                  <svg:desc>Cholesky.E13:Cholesky.E15</svg:desc>
                </draw:g>
              </table:table-cell>
              <table:table-cell office:value-type="float" office:value="53.1255199909">
                <text:p>53.1255199909</text:p>
                <draw:g>
                  <svg:desc>Cholesky.F13:Cholesky.F15</svg:desc>
                </draw:g>
              </table:table-cell>
              <table:table-cell office:value-type="float" office:value="52.5574685335">
                <text:p>52.5574685335</text:p>
                <draw:g>
                  <svg:desc>Cholesky.G13:Cholesky.G15</svg:desc>
                </draw:g>
              </table:table-cell>
              <table:table-cell office:value-type="float" office:value="56.4783220291">
                <text:p>56.4783220291</text:p>
                <draw:g>
                  <svg:desc>Cholesky.I13:Cholesky.I15</svg:desc>
                </draw:g>
              </table:table-cell>
              <table:table-cell office:value-type="float" office:value="71.7693920135">
                <text:p>71.7693920135</text:p>
                <draw:g>
                  <svg:desc>Cholesky.J13:Cholesky.J15</svg:desc>
                </draw:g>
              </table:table-cell>
              <table:table-cell office:value-type="float" office:value="63.1841673850875">
                <text:p>63.1841673850875</text:p>
                <draw:g>
                  <svg:desc>Cholesky.K13:Cholesky.K15</svg:desc>
                </draw:g>
              </table:table-cell>
            </table:table-row>
            <table:table-row>
              <table:table-cell office:value-type="string">
                <text:p>2 (96)</text:p>
              </table:table-cell>
              <table:table-cell office:value-type="float" office:value="1.07263043109183">
                <text:p>1.07263043109183</text:p>
              </table:table-cell>
              <table:table-cell office:value-type="float" office:value="1.00129480815187">
                <text:p>1.00129480815187</text:p>
              </table:table-cell>
              <table:table-cell office:value-type="float" office:value="44.3767859936">
                <text:p>44.3767859936</text:p>
              </table:table-cell>
              <table:table-cell office:value-type="float" office:value="52.8729360104">
                <text:p>52.8729360104</text:p>
              </table:table-cell>
              <table:table-cell office:value-type="float" office:value="48.99867373705">
                <text:p>48.99867373705</text:p>
              </table:table-cell>
              <table:table-cell office:value-type="float" office:value="48.5689809322">
                <text:p>48.5689809322</text:p>
              </table:table-cell>
              <table:table-cell office:value-type="float" office:value="57.1436030865">
                <text:p>57.1436030865</text:p>
              </table:table-cell>
              <table:table-cell office:value-type="float" office:value="52.4895046949333">
                <text:p>52.4895046949333</text:p>
              </table:table-cell>
            </table:table-row>
            <table:table-row>
              <table:table-cell office:value-type="string">
                <text:p>4 (192)</text:p>
              </table:table-cell>
              <table:table-cell office:value-type="float" office:value="1.12111734522666">
                <text:p>1.12111734522666</text:p>
              </table:table-cell>
              <table:table-cell office:value-type="float" office:value="1.01610295850539">
                <text:p>1.01610295850539</text:p>
              </table:table-cell>
              <table:table-cell office:value-type="float" office:value="44.4915130138">
                <text:p>44.4915130138</text:p>
              </table:table-cell>
              <table:table-cell office:value-type="float" office:value="51.5354161263">
                <text:p>51.5354161263</text:p>
              </table:table-cell>
              <table:table-cell office:value-type="float" office:value="46.879542768">
                <text:p>46.879542768</text:p>
              </table:table-cell>
              <table:table-cell office:value-type="float" office:value="49.2793321609">
                <text:p>49.2793321609</text:p>
              </table:table-cell>
              <table:table-cell office:value-type="float" office:value="54.3977189064">
                <text:p>54.3977189064</text:p>
              </table:table-cell>
              <table:table-cell office:value-type="float" office:value="51.72455024716">
                <text:p>51.724550247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04">
      <style:chart-properties chart:display-label="true" chart:logarithmic="true" chart:maximum="8.04" chart:origin="1" chart:interval-major="0.301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04">
      <style:chart-properties chart:link-data-style-to-source="true"/>
      <style:graphic-properties draw:stroke="none" draw:fill-color="#4682b4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04">
      <style:chart-properties chart:link-data-style-to-source="true"/>
      <style:graphic-properties draw:stroke="none" draw:fill-color="#3cb371" dr3d:edge-rounding="5%"/>
      <style:text-properties fo:font-size="10pt" style:font-size-asian="10pt" style:font-size-complex="10pt"/>
    </style:style>
    <style:style style:name="ch13" style:family="chart" style:data-style-name="N104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fill-color="#ffffff"/>
    </style:style>
    <style:style style:name="ch15" style:family="chart">
      <style:graphic-properties svg:stroke-color="#b3b3b3" draw:fill-color="#000000"/>
    </style:style>
    <style:style style:name="ch16" style:family="chart">
      <style:graphic-properties svg:stroke-width="0.05cm" svg:stroke-color="#f4a46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3.625cm" svg:height="8.395cm" xlink:href=".." xlink:type="simple" chart:class="chart:stock" chart:style-name="ch1">
        <chart:legend chart:legend-position="top" svg:x="1.127cm" svg:y="0.185cm" style:legend-expansion="wide" chart:style-name="ch2"/>
        <chart:plot-area chart:style-name="ch3" table:cell-range-address="Gemm.C13:Gemm.G15 Gemm.C11:Gemm.G12 Gemm.H11:Gemm.L15 Gemm.O11:Gemm.O15 Gemm.M13:Gemm.N15" chart:data-source-has-labels="both" svg:x="1.231cm" svg:y="1.787cm" svg:width="11.341cm" svg:height="5.512cm">
          <chartooo:coordinate-region svg:x="1.958cm" svg:y="1.961cm" svg:width="9.806cm" svg:height="4.744cm"/>
          <chart:axis chart:dimension="x" chart:name="primary-x" chart:style-name="ch4" chartooo:axis-type="auto">
            <chartooo:date-scale/>
            <chart:title svg:x="5.521cm" svg:y="7.466cm" chart:style-name="ch5">
              <text:p>#Workers (#cores)</text:p>
            </chart:title>
            <chart:categories table:cell-range-address="Gemm.C13:Gemm.C15"/>
            <chart:grid chart:style-name="ch6" chart:class="major"/>
          </chart:axis>
          <chart:axis chart:dimension="y" chart:name="primary-y" chart:style-name="ch7">
            <chart:title svg:x="0.451cm" svg:y="5.526cm" chart:style-name="ch8">
              <text:p>SpeedUp (u)</text:p>
            </chart:title>
            <chart:grid chart:style-name="ch6" chart:class="major"/>
          </chart:axis>
          <chart:axis chart:dimension="y" chart:name="secondary-y" chart:style-name="ch9">
            <chart:title svg:x="12.844cm" svg:y="5.936cm" chart:style-name="ch8">
              <text:p>Execution Time (s)</text:p>
            </chart:title>
          </chart:axis>
          <chart:series chart:attached-axis="primary-y" chart:style-name="ch10" chart:values-cell-range-address="Gemm.D13:Gemm.D15" chart:label-cell-address="Gemm.D11:Gemm.D12" chart:class="chart:bar">
            <chart:data-point/>
            <chart:data-point chart:style-name="ch11" chart:repeated="2"/>
          </chart:series>
          <chart:series chart:attached-axis="primary-y" chart:style-name="ch12" chart:values-cell-range-address="Gemm.H13:Gemm.H15" chart:label-cell-address="Gemm.H11:Gemm.H12" chart:class="chart:bar">
            <chart:data-point chart:repeated="3"/>
          </chart:series>
          <chart:series chart:attached-axis="primary-y" chart:style-name="ch13" chart:values-cell-range-address="Gemm.L13:Gemm.L15" chart:label-cell-address="Gemm.L11:Gemm.L12" chart:class="chart:bar">
            <chart:data-point chart:repeated="3"/>
          </chart:series>
          <chart:series chart:values-cell-range-address="Gemm.E13:Gemm.E15" chart:label-cell-address="Gemm.E11:Gemm.E12" chart:attached-axis="secondary-y">
            <chart:data-point chart:repeated="3"/>
          </chart:series>
          <chart:series chart:values-cell-range-address="Gemm.F13:Gemm.F15" chart:label-cell-address="Gemm.F11:Gemm.F12" chart:attached-axis="secondary-y">
            <chart:data-point chart:repeated="3"/>
          </chart:series>
          <chart:series chart:values-cell-range-address="Gemm.G13:Gemm.G15" chart:label-cell-address="Gemm.G11:Gemm.G12" chart:attached-axis="secondary-y">
            <chart:data-point chart:repeated="3"/>
          </chart:series>
          <chart:series chart:values-cell-range-address="Gemm.I13:Gemm.I15" chart:label-cell-address="Gemm.I11:Gemm.I12" chart:attached-axis="secondary-y">
            <chart:data-point chart:repeated="3"/>
          </chart:series>
          <chart:series chart:values-cell-range-address="Gemm.J13:Gemm.J15" chart:label-cell-address="Gemm.J11:Gemm.J12" chart:attached-axis="secondary-y">
            <chart:data-point chart:repeated="3"/>
          </chart:series>
          <chart:series chart:values-cell-range-address="Gemm.K13:Gemm.K15" chart:label-cell-address="Gemm.K11:Gemm.K12" chart:attached-axis="secondary-y">
            <chart:data-point chart:repeated="3"/>
          </chart:series>
          <chart:series chart:values-cell-range-address="Gemm.M13:Gemm.M15" chart:attached-axis="secondary-y">
            <chart:data-point chart:repeated="3"/>
          </chart:series>
          <chart:series chart:values-cell-range-address="Gemm.N13:Gemm.N15" chart:attached-axis="secondary-y">
            <chart:data-point chart:repeated="3"/>
          </chart:series>
          <chart:series chart:values-cell-range-address="Gemm.O13:Gemm.O15" chart:label-cell-address="Gemm.O11:Gemm.O12" chart:attached-axis="secondary-y">
            <chart:data-point chart:repeated="3"/>
          </chart:series>
          <chart:stock-gain-marker chart:style-name="ch14"/>
          <chart:stock-loss-marker chart:style-name="ch15"/>
          <chart:stock-range-line chart:style-name="ch16"/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Parallel SpeedUp</text:p>
                <text:list>
                  <text:list-item>
                    <text:p>UserParallel</text:p>
                  </text:list-item>
                  <text:list-item>
                    <text:p>SpeedUp</text:p>
                  </text:list-item>
                </text:list>
                <draw:g>
                  <svg:desc>Gemm.D11:Gemm.D12</svg:desc>
                </draw:g>
              </table:table-cell>
              <table:table-cell office:value-type="string">
                <text:p>AutoParallel SpeedUp</text:p>
                <text:list>
                  <text:list-item>
                    <text:p>AutoParallel</text:p>
                  </text:list-item>
                  <text:list-item>
                    <text:p>SpeedUp</text:p>
                  </text:list-item>
                </text:list>
                <draw:g>
                  <svg:desc>Gemm.H11:Gemm.H12</svg:desc>
                </draw:g>
              </table:table-cell>
              <table:table-cell office:value-type="string">
                <text:p>AutoParallel LT SpeedUp</text:p>
                <text:list>
                  <text:list-item>
                    <text:p>AutoParallel LT</text:p>
                  </text:list-item>
                  <text:list-item>
                    <text:p>SpeedUp</text:p>
                  </text:list-item>
                </text:list>
                <draw:g>
                  <svg:desc>Gemm.L11:Gemm.L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Gemm.E11:Gemm.E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Gemm.F11:Gemm.F12</svg:desc>
                </draw:g>
              </table:table-cell>
              <table:table-cell office:value-type="string">
                <text:p>UserParallel Execution Time</text:p>
                <text:list>
                  <text:list-item>
                    <text:p>UserParallel</text:p>
                  </text:list-item>
                  <text:list-item>
                    <text:p>Execution Time</text:p>
                  </text:list-item>
                </text:list>
                <draw:g>
                  <svg:desc>Gemm.G11:Gemm.G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Gemm.I11:Gemm.I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Gemm.J11:Gemm.J12</svg:desc>
                </draw:g>
              </table:table-cell>
              <table:table-cell office:value-type="string">
                <text:p>AutoParallel Execution Time</text:p>
                <text:list>
                  <text:list-item>
                    <text:p>AutoParallel</text:p>
                  </text:list-item>
                  <text:list-item>
                    <text:p>Execution Time</text:p>
                  </text:list-item>
                </text:list>
                <draw:g>
                  <svg:desc>Gemm.K11:Gemm.K12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AutoParallel LT Execution Time</text:p>
                <text:list>
                  <text:list-item>
                    <text:p>AutoParallel LT</text:p>
                  </text:list-item>
                  <text:list-item>
                    <text:p>Execution Time</text:p>
                  </text:list-item>
                </text:list>
                <draw:g>
                  <svg:desc>Gemm.O11:Gemm.O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48)</text:p>
                <draw:g>
                  <svg:desc>Gemm.C13:Gemm.C15</svg:desc>
                </draw:g>
              </table:table-cell>
              <table:table-cell office:value-type="float" office:value="1">
                <text:p>1</text:p>
                <draw:g>
                  <svg:desc>Gemm.D13:Gemm.D15</svg:desc>
                </draw:g>
              </table:table-cell>
              <table:table-cell office:value-type="float" office:value="1.0164940295434">
                <text:p>1.0164940295434</text:p>
                <draw:g>
                  <svg:desc>Gemm.H13:Gemm.H15</svg:desc>
                </draw:g>
              </table:table-cell>
              <table:table-cell office:value-type="float" office:value="1.05634578988609">
                <text:p>1.05634578988609</text:p>
                <draw:g>
                  <svg:desc>Gemm.L13:Gemm.L15</svg:desc>
                </draw:g>
              </table:table-cell>
              <table:table-cell office:value-type="float" office:value="303.325202942">
                <text:p>303.325202942</text:p>
                <draw:g>
                  <svg:desc>Gemm.E13:Gemm.E15</svg:desc>
                </draw:g>
              </table:table-cell>
              <table:table-cell office:value-type="float" office:value="343.825436831">
                <text:p>343.825436831</text:p>
                <draw:g>
                  <svg:desc>Gemm.F13:Gemm.F15</svg:desc>
                </draw:g>
              </table:table-cell>
              <table:table-cell office:value-type="float" office:value="324.995395422">
                <text:p>324.995395422</text:p>
                <draw:g>
                  <svg:desc>Gemm.G13:Gemm.G15</svg:desc>
                </draw:g>
              </table:table-cell>
              <table:table-cell office:value-type="float" office:value="319.721893072">
                <text:p>319.721893072</text:p>
                <draw:g>
                  <svg:desc>Gemm.I13:Gemm.I15</svg:desc>
                </draw:g>
              </table:table-cell>
              <table:table-cell office:value-type="float" office:value="319.721893072">
                <text:p>319.721893072</text:p>
                <draw:g>
                  <svg:desc>Gemm.J13:Gemm.J15</svg:desc>
                </draw:g>
              </table:table-cell>
              <table:table-cell office:value-type="float" office:value="319.721893072">
                <text:p>319.721893072</text:p>
                <draw:g>
                  <svg:desc>Gemm.K13:Gemm.K15</svg:desc>
                </draw:g>
              </table:table-cell>
              <table:table-cell office:value-type="float" office:value="302.602935076">
                <text:p>302.602935076</text:p>
                <draw:g>
                  <svg:desc>Gemm.M13:Gemm.M15</svg:desc>
                </draw:g>
              </table:table-cell>
              <table:table-cell office:value-type="float" office:value="313.668729067">
                <text:p>313.668729067</text:p>
                <draw:g>
                  <svg:desc>Gemm.N13:Gemm.N15</svg:desc>
                </draw:g>
              </table:table-cell>
              <table:table-cell office:value-type="float" office:value="307.660047054333">
                <text:p>307.660047054333</text:p>
                <draw:g>
                  <svg:desc>Gemm.O13:Gemm.O15</svg:desc>
                </draw:g>
              </table:table-cell>
            </table:table-row>
            <table:table-row>
              <table:table-cell office:value-type="string">
                <text:p>2 (96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 (192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04">
      <style:chart-properties chart:display-label="true" chart:logarithmic="true" chart:maximum="8.04" chart:origin="1" chart:interval-major="0.301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04">
      <style:chart-properties chart:link-data-style-to-source="true"/>
      <style:graphic-properties draw:stroke="none" draw:fill-color="#4682b4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04">
      <style:chart-properties chart:link-data-style-to-source="true"/>
      <style:graphic-properties draw:stroke="none" draw:fill-color="#3cb371" dr3d:edge-rounding="5%"/>
      <style:text-properties fo:font-size="10pt" style:font-size-asian="10pt" style:font-size-complex="10pt"/>
    </style:style>
    <style:style style:name="ch13" style:family="chart" style:data-style-name="N104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fill-color="#ffffff"/>
    </style:style>
    <style:style style:name="ch15" style:family="chart">
      <style:graphic-properties svg:stroke-color="#b3b3b3" draw:fill-color="#000000"/>
    </style:style>
    <style:style style:name="ch16" style:family="chart">
      <style:graphic-properties svg:stroke-width="0.05cm" svg:stroke-color="#f4a46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4.062cm" svg:height="8.395cm" xlink:href=".." xlink:type="simple" chart:class="chart:stock" chart:style-name="ch1">
        <chart:legend chart:legend-position="top" svg:x="1.346cm" svg:y="0.185cm" style:legend-expansion="wide" chart:style-name="ch2"/>
        <chart:plot-area chart:style-name="ch3" table:cell-range-address="FDTD_1D.C13:FDTD_1D.G15 FDTD_1D.C11:FDTD_1D.G12 FDTD_1D.H11:FDTD_1D.L15 FDTD_1D.O11:FDTD_1D.O15 FDTD_1D.M13:FDTD_1D.N15" chart:data-source-has-labels="both" svg:x="1.24cm" svg:y="1.787cm" svg:width="11.751cm" svg:height="5.512cm">
          <chartooo:coordinate-region svg:x="1.967cm" svg:y="1.96cm" svg:width="10.216cm" svg:height="4.745cm"/>
          <chart:axis chart:dimension="x" chart:name="primary-x" chart:style-name="ch4" chartooo:axis-type="auto">
            <chartooo:date-scale/>
            <chart:title svg:x="5.735cm" svg:y="7.466cm" chart:style-name="ch5">
              <text:p>#Workers (#cores)</text:p>
            </chart:title>
            <chart:categories table:cell-range-address="FDTD_1D.C13:FDTD_1D.C15"/>
            <chart:grid chart:style-name="ch6" chart:class="major"/>
          </chart:axis>
          <chart:axis chart:dimension="y" chart:name="primary-y" chart:style-name="ch7">
            <chart:title svg:x="0.451cm" svg:y="5.526cm" chart:style-name="ch8">
              <text:p>SpeedUp (u)</text:p>
            </chart:title>
            <chart:grid chart:style-name="ch6" chart:class="major"/>
          </chart:axis>
          <chart:axis chart:dimension="y" chart:name="secondary-y" chart:style-name="ch9">
            <chart:title svg:x="13.272cm" svg:y="5.936cm" chart:style-name="ch8">
              <text:p>Execution Time (s)</text:p>
            </chart:title>
          </chart:axis>
          <chart:series chart:attached-axis="primary-y" chart:style-name="ch10" chart:values-cell-range-address="FDTD_1D.D13:FDTD_1D.D15" chart:label-cell-address="FDTD_1D.D11:FDTD_1D.D12" chart:class="chart:bar">
            <chart:data-point/>
            <chart:data-point chart:style-name="ch11" chart:repeated="2"/>
          </chart:series>
          <chart:series chart:attached-axis="primary-y" chart:style-name="ch12" chart:values-cell-range-address="FDTD_1D.H13:FDTD_1D.H15" chart:label-cell-address="FDTD_1D.H11:FDTD_1D.H12" chart:class="chart:bar">
            <chart:data-point chart:repeated="3"/>
          </chart:series>
          <chart:series chart:attached-axis="primary-y" chart:style-name="ch13" chart:values-cell-range-address="FDTD_1D.L13:FDTD_1D.L15" chart:label-cell-address="FDTD_1D.L11:FDTD_1D.L12" chart:class="chart:bar">
            <chart:data-point chart:repeated="3"/>
          </chart:series>
          <chart:series chart:values-cell-range-address="FDTD_1D.E13:FDTD_1D.E15" chart:label-cell-address="FDTD_1D.E11:FDTD_1D.E12" chart:attached-axis="secondary-y">
            <chart:data-point chart:repeated="3"/>
          </chart:series>
          <chart:series chart:values-cell-range-address="FDTD_1D.F13:FDTD_1D.F15" chart:label-cell-address="FDTD_1D.F11:FDTD_1D.F12" chart:attached-axis="secondary-y">
            <chart:data-point chart:repeated="3"/>
          </chart:series>
          <chart:series chart:values-cell-range-address="FDTD_1D.G13:FDTD_1D.G15" chart:label-cell-address="FDTD_1D.G11:FDTD_1D.G12" chart:attached-axis="secondary-y">
            <chart:data-point chart:repeated="3"/>
          </chart:series>
          <chart:series chart:values-cell-range-address="FDTD_1D.I13:FDTD_1D.I15" chart:label-cell-address="FDTD_1D.I11:FDTD_1D.I12" chart:attached-axis="secondary-y">
            <chart:data-point chart:repeated="3"/>
          </chart:series>
          <chart:series chart:values-cell-range-address="FDTD_1D.J13:FDTD_1D.J15" chart:label-cell-address="FDTD_1D.J11:FDTD_1D.J12" chart:attached-axis="secondary-y">
            <chart:data-point chart:repeated="3"/>
          </chart:series>
          <chart:series chart:values-cell-range-address="FDTD_1D.K13:FDTD_1D.K15" chart:label-cell-address="FDTD_1D.K11:FDTD_1D.K12" chart:attached-axis="secondary-y">
            <chart:data-point chart:repeated="3"/>
          </chart:series>
          <chart:series chart:values-cell-range-address="FDTD_1D.M13:FDTD_1D.M15" chart:attached-axis="secondary-y">
            <chart:data-point chart:repeated="3"/>
          </chart:series>
          <chart:series chart:values-cell-range-address="FDTD_1D.N13:FDTD_1D.N15" chart:attached-axis="secondary-y">
            <chart:data-point chart:repeated="3"/>
          </chart:series>
          <chart:series chart:values-cell-range-address="FDTD_1D.O13:FDTD_1D.O15" chart:label-cell-address="FDTD_1D.O11:FDTD_1D.O12" chart:attached-axis="secondary-y">
            <chart:data-point chart:repeated="3"/>
          </chart:series>
          <chart:stock-gain-marker chart:style-name="ch14"/>
          <chart:stock-loss-marker chart:style-name="ch15"/>
          <chart:stock-range-line chart:style-name="ch16"/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Parallel SpeedUp</text:p>
                <text:list>
                  <text:list-item>
                    <text:p>UserParallel</text:p>
                  </text:list-item>
                  <text:list-item>
                    <text:p>SpeedUp</text:p>
                  </text:list-item>
                </text:list>
                <draw:g>
                  <svg:desc>FDTD_1D.D11:FDTD_1D.D12</svg:desc>
                </draw:g>
              </table:table-cell>
              <table:table-cell office:value-type="string">
                <text:p>AutoParallel SpeedUp</text:p>
                <text:list>
                  <text:list-item>
                    <text:p>AutoParallel</text:p>
                  </text:list-item>
                  <text:list-item>
                    <text:p>SpeedUp</text:p>
                  </text:list-item>
                </text:list>
                <draw:g>
                  <svg:desc>FDTD_1D.H11:FDTD_1D.H12</svg:desc>
                </draw:g>
              </table:table-cell>
              <table:table-cell office:value-type="string">
                <text:p>AutoParallel LT SpeedUp</text:p>
                <text:list>
                  <text:list-item>
                    <text:p>AutoParallel LT</text:p>
                  </text:list-item>
                  <text:list-item>
                    <text:p>SpeedUp</text:p>
                  </text:list-item>
                </text:list>
                <draw:g>
                  <svg:desc>FDTD_1D.L11:FDTD_1D.L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FDTD_1D.E11:FDTD_1D.E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FDTD_1D.F11:FDTD_1D.F12</svg:desc>
                </draw:g>
              </table:table-cell>
              <table:table-cell office:value-type="string">
                <text:p>UserParallel Execution Time</text:p>
                <text:list>
                  <text:list-item>
                    <text:p>UserParallel</text:p>
                  </text:list-item>
                  <text:list-item>
                    <text:p>Execution Time</text:p>
                  </text:list-item>
                </text:list>
                <draw:g>
                  <svg:desc>FDTD_1D.G11:FDTD_1D.G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FDTD_1D.I11:FDTD_1D.I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FDTD_1D.J11:FDTD_1D.J12</svg:desc>
                </draw:g>
              </table:table-cell>
              <table:table-cell office:value-type="string">
                <text:p>AutoParallel Execution Time</text:p>
                <text:list>
                  <text:list-item>
                    <text:p>AutoParallel</text:p>
                  </text:list-item>
                  <text:list-item>
                    <text:p>Execution Time</text:p>
                  </text:list-item>
                </text:list>
                <draw:g>
                  <svg:desc>FDTD_1D.K11:FDTD_1D.K12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AutoParallel LT Execution Time</text:p>
                <text:list>
                  <text:list-item>
                    <text:p>AutoParallel LT</text:p>
                  </text:list-item>
                  <text:list-item>
                    <text:p>Execution Time</text:p>
                  </text:list-item>
                </text:list>
                <draw:g>
                  <svg:desc>FDTD_1D.O11:FDTD_1D.O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48)</text:p>
                <draw:g>
                  <svg:desc>FDTD_1D.C13:FDTD_1D.C15</svg:desc>
                </draw:g>
              </table:table-cell>
              <table:table-cell office:value-type="float" office:value="1">
                <text:p>1</text:p>
                <draw:g>
                  <svg:desc>FDTD_1D.D13:FDTD_1D.D15</svg:desc>
                </draw:g>
              </table:table-cell>
              <table:table-cell office:value-type="float" office:value="1.01415778368749">
                <text:p>1.01415778368749</text:p>
                <draw:g>
                  <svg:desc>FDTD_1D.H13:FDTD_1D.H15</svg:desc>
                </draw:g>
              </table:table-cell>
              <table:table-cell office:value-type="float" office:value="0.26701678603983">
                <text:p>0.26701678603983</text:p>
                <draw:g>
                  <svg:desc>FDTD_1D.L13:FDTD_1D.L15</svg:desc>
                </draw:g>
              </table:table-cell>
              <table:table-cell office:value-type="float" office:value="102.732650042">
                <text:p>102.732650042</text:p>
                <draw:g>
                  <svg:desc>FDTD_1D.E13:FDTD_1D.E15</svg:desc>
                </draw:g>
              </table:table-cell>
              <table:table-cell office:value-type="float" office:value="164.355841875">
                <text:p>164.355841875</text:p>
                <draw:g>
                  <svg:desc>FDTD_1D.F13:FDTD_1D.F15</svg:desc>
                </draw:g>
              </table:table-cell>
              <table:table-cell office:value-type="float" office:value="126.283444523833">
                <text:p>126.283444523833</text:p>
                <draw:g>
                  <svg:desc>FDTD_1D.G13:FDTD_1D.G15</svg:desc>
                </draw:g>
              </table:table-cell>
              <table:table-cell office:value-type="float" office:value="115.995300055">
                <text:p>115.995300055</text:p>
                <draw:g>
                  <svg:desc>FDTD_1D.I13:FDTD_1D.I15</svg:desc>
                </draw:g>
              </table:table-cell>
              <table:table-cell office:value-type="float" office:value="133.0457201">
                <text:p>133.0457201</text:p>
                <draw:g>
                  <svg:desc>FDTD_1D.J13:FDTD_1D.J15</svg:desc>
                </draw:g>
              </table:table-cell>
              <table:table-cell office:value-type="float" office:value="124.5205100775">
                <text:p>124.5205100775</text:p>
                <draw:g>
                  <svg:desc>FDTD_1D.K13:FDTD_1D.K15</svg:desc>
                </draw:g>
              </table:table-cell>
              <table:table-cell office:value-type="float" office:value="472.941968918">
                <text:p>472.941968918</text:p>
                <draw:g>
                  <svg:desc>FDTD_1D.M13:FDTD_1D.M15</svg:desc>
                </draw:g>
              </table:table-cell>
              <table:table-cell office:value-type="float" office:value="472.941968918">
                <text:p>472.941968918</text:p>
                <draw:g>
                  <svg:desc>FDTD_1D.N13:FDTD_1D.N15</svg:desc>
                </draw:g>
              </table:table-cell>
              <table:table-cell office:value-type="float" office:value="472.941968918">
                <text:p>472.941968918</text:p>
                <draw:g>
                  <svg:desc>FDTD_1D.O13:FDTD_1D.O15</svg:desc>
                </draw:g>
              </table:table-cell>
            </table:table-row>
            <table:table-row>
              <table:table-cell office:value-type="string">
                <text:p>2 (96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 (192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04">
      <style:chart-properties chart:display-label="true" chart:logarithmic="true" chart:maximum="8.04" chart:origin="1" chart:interval-major="0.301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04">
      <style:chart-properties chart:link-data-style-to-source="true"/>
      <style:graphic-properties draw:stroke="none" draw:fill-color="#4682b4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04">
      <style:chart-properties chart:link-data-style-to-source="true"/>
      <style:graphic-properties draw:stroke="none" draw:fill-color="#3cb371" dr3d:edge-rounding="5%"/>
      <style:text-properties fo:font-size="10pt" style:font-size-asian="10pt" style:font-size-complex="10pt"/>
    </style:style>
    <style:style style:name="ch13" style:family="chart">
      <style:graphic-properties draw:fill-color="#ffffff"/>
    </style:style>
    <style:style style:name="ch14" style:family="chart">
      <style:graphic-properties svg:stroke-color="#b3b3b3" draw:fill-color="#000000"/>
    </style:style>
    <style:style style:name="ch15" style:family="chart">
      <style:graphic-properties svg:stroke-width="0.05cm" svg:stroke-color="#f4a46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538cm" svg:height="8.395cm" xlink:href=".." xlink:type="simple" chart:class="chart:stock" chart:column-mapping="0 4 1 2 3 5 6 7" chart:style-name="ch1">
        <chart:legend chart:legend-position="top" svg:x="0.322cm" svg:y="0.185cm" style:legend-expansion="wide" chart:style-name="ch2"/>
        <chart:plot-area chart:style-name="ch3" table:cell-range-address="LU.C13:LU.G15 LU.C11:LU.G12 LU.H11:LU.K15" chart:data-source-has-labels="both" svg:x="1.189cm" svg:y="1.342cm" svg:width="9.38cm" svg:height="5.957cm">
          <chartooo:coordinate-region svg:x="1.916cm" svg:y="1.516cm" svg:width="7.845cm" svg:height="5.189cm"/>
          <chart:axis chart:dimension="x" chart:name="primary-x" chart:style-name="ch4" chartooo:axis-type="auto">
            <chartooo:date-scale/>
            <chart:title svg:x="4.499cm" svg:y="7.466cm" chart:style-name="ch5">
              <text:p>#Workers (#cores)</text:p>
            </chart:title>
            <chart:categories table:cell-range-address="LU.C13:LU.C15"/>
            <chart:grid chart:style-name="ch6" chart:class="major"/>
          </chart:axis>
          <chart:axis chart:dimension="y" chart:name="primary-y" chart:style-name="ch7">
            <chart:title svg:x="0.451cm" svg:y="5.303cm" chart:style-name="ch8">
              <text:p>SpeedUp (u)</text:p>
            </chart:title>
            <chart:grid chart:style-name="ch6" chart:class="major"/>
          </chart:axis>
          <chart:axis chart:dimension="y" chart:name="secondary-y" chart:style-name="ch9">
            <chart:title svg:x="10.799cm" svg:y="5.713cm" chart:style-name="ch8">
              <text:p>Execution Time (s)</text:p>
            </chart:title>
          </chart:axis>
          <chart:series chart:attached-axis="primary-y" chart:style-name="ch10" chart:values-cell-range-address="LU.D13:LU.D15" chart:label-cell-address="LU.D11:LU.D12" chart:class="chart:bar">
            <chart:data-point/>
            <chart:data-point chart:style-name="ch11" chart:repeated="2"/>
          </chart:series>
          <chart:series chart:attached-axis="primary-y" chart:style-name="ch12" chart:values-cell-range-address="LU.H13:LU.H15" chart:label-cell-address="LU.H11:LU.H12" chart:class="chart:bar">
            <chart:data-point chart:repeated="3"/>
          </chart:series>
          <chart:series chart:values-cell-range-address="LU.E13:LU.E15" chart:label-cell-address="LU.E11:LU.E12" chart:attached-axis="secondary-y">
            <chart:data-point chart:repeated="3"/>
          </chart:series>
          <chart:series chart:values-cell-range-address="LU.F13:LU.F15" chart:label-cell-address="LU.F11:LU.F12" chart:attached-axis="secondary-y">
            <chart:data-point chart:repeated="3"/>
          </chart:series>
          <chart:series chart:values-cell-range-address="LU.G13:LU.G15" chart:label-cell-address="LU.G11:LU.G12" chart:attached-axis="secondary-y">
            <chart:data-point chart:repeated="3"/>
          </chart:series>
          <chart:series chart:values-cell-range-address="LU.I13:LU.I15" chart:label-cell-address="LU.I11:LU.I12" chart:attached-axis="secondary-y">
            <chart:data-point chart:repeated="3"/>
          </chart:series>
          <chart:series chart:values-cell-range-address="LU.J13:LU.J15" chart:label-cell-address="LU.J11:LU.J12" chart:attached-axis="secondary-y">
            <chart:data-point chart:repeated="3"/>
          </chart:series>
          <chart:series chart:values-cell-range-address="LU.K13:LU.K15" chart:label-cell-address="LU.K11:LU.K12" chart:attached-axis="secondary-y">
            <chart:data-point chart:repeated="3"/>
          </chart:series>
          <chart:stock-gain-marker chart:style-name="ch13"/>
          <chart:stock-loss-marker chart:style-name="ch14"/>
          <chart:stock-range-line chart:style-name="ch15"/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Parallel SpeedUp</text:p>
                <text:list>
                  <text:list-item>
                    <text:p>UserParallel</text:p>
                  </text:list-item>
                  <text:list-item>
                    <text:p>SpeedUp</text:p>
                  </text:list-item>
                </text:list>
                <draw:g>
                  <svg:desc>LU.D11:LU.D12</svg:desc>
                </draw:g>
              </table:table-cell>
              <table:table-cell office:value-type="string">
                <text:p>AutoParallel SpeedUp</text:p>
                <text:list>
                  <text:list-item>
                    <text:p>AutoParallel</text:p>
                  </text:list-item>
                  <text:list-item>
                    <text:p>SpeedUp</text:p>
                  </text:list-item>
                </text:list>
                <draw:g>
                  <svg:desc>LU.H11:LU.H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LU.E11:LU.E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LU.F11:LU.F12</svg:desc>
                </draw:g>
              </table:table-cell>
              <table:table-cell office:value-type="string">
                <text:p>UserParallel Execution Time</text:p>
                <text:list>
                  <text:list-item>
                    <text:p>UserParallel</text:p>
                  </text:list-item>
                  <text:list-item>
                    <text:p>Execution Time</text:p>
                  </text:list-item>
                </text:list>
                <draw:g>
                  <svg:desc>LU.G11:LU.G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LU.I11:LU.I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LU.J11:LU.J12</svg:desc>
                </draw:g>
              </table:table-cell>
              <table:table-cell office:value-type="string">
                <text:p>AutoParallel Execution Time</text:p>
                <text:list>
                  <text:list-item>
                    <text:p>AutoParallel</text:p>
                  </text:list-item>
                  <text:list-item>
                    <text:p>Execution Time</text:p>
                  </text:list-item>
                </text:list>
                <draw:g>
                  <svg:desc>LU.K11:LU.K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48)</text:p>
                <draw:g>
                  <svg:desc>LU.C13:LU.C15</svg:desc>
                </draw:g>
              </table:table-cell>
              <table:table-cell office:value-type="float" office:value="1">
                <text:p>1</text:p>
                <draw:g>
                  <svg:desc>LU.D13:LU.D15</svg:desc>
                </draw:g>
              </table:table-cell>
              <table:table-cell office:value-type="float" office:value="1.93667047316026">
                <text:p>1.93667047316026</text:p>
                <draw:g>
                  <svg:desc>LU.H13:LU.H15</svg:desc>
                </draw:g>
              </table:table-cell>
              <table:table-cell office:value-type="float" office:value="435.805259228">
                <text:p>435.805259228</text:p>
                <draw:g>
                  <svg:desc>LU.E13:LU.E15</svg:desc>
                </draw:g>
              </table:table-cell>
              <table:table-cell office:value-type="float" office:value="451.588932991">
                <text:p>451.588932991</text:p>
                <draw:g>
                  <svg:desc>LU.F13:LU.F15</svg:desc>
                </draw:g>
              </table:table-cell>
              <table:table-cell office:value-type="float" office:value="445.592809558">
                <text:p>445.592809558</text:p>
                <draw:g>
                  <svg:desc>LU.G13:LU.G15</svg:desc>
                </draw:g>
              </table:table-cell>
              <table:table-cell office:value-type="float" office:value="216.084392071">
                <text:p>216.084392071</text:p>
                <draw:g>
                  <svg:desc>LU.I13:LU.I15</svg:desc>
                </draw:g>
              </table:table-cell>
              <table:table-cell office:value-type="float" office:value="259.43186307">
                <text:p>259.43186307</text:p>
                <draw:g>
                  <svg:desc>LU.J13:LU.J15</svg:desc>
                </draw:g>
              </table:table-cell>
              <table:table-cell office:value-type="float" office:value="230.081893504">
                <text:p>230.081893504</text:p>
                <draw:g>
                  <svg:desc>LU.K13:LU.K15</svg:desc>
                </draw:g>
              </table:table-cell>
            </table:table-row>
            <table:table-row>
              <table:table-cell office:value-type="string">
                <text:p>2 (96)</text:p>
              </table:table-cell>
              <table:table-cell office:value-type="float" office:value="1.29633522710105">
                <text:p>1.29633522710105</text:p>
              </table:table-cell>
              <table:table-cell office:value-type="float" office:value="2.36912046153787">
                <text:p>2.36912046153787</text:p>
              </table:table-cell>
              <table:table-cell office:value-type="float" office:value="337.729044914">
                <text:p>337.729044914</text:p>
              </table:table-cell>
              <table:table-cell office:value-type="float" office:value="349.736357927">
                <text:p>349.736357927</text:p>
              </table:table-cell>
              <table:table-cell office:value-type="float" office:value="343.7327014205">
                <text:p>343.7327014205</text:p>
              </table:table-cell>
              <table:table-cell office:value-type="float" office:value="156.518908024">
                <text:p>156.518908024</text:p>
              </table:table-cell>
              <table:table-cell office:value-type="float" office:value="256.685142994">
                <text:p>256.685142994</text:p>
              </table:table-cell>
              <table:table-cell office:value-type="float" office:value="188.0836440325">
                <text:p>188.0836440325</text:p>
              </table:table-cell>
            </table:table-row>
            <table:table-row>
              <table:table-cell office:value-type="string">
                <text:p>4 (192)</text:p>
              </table:table-cell>
              <table:table-cell office:value-type="float" office:value="1.54686122121035">
                <text:p>1.54686122121035</text:p>
              </table:table-cell>
              <table:table-cell office:value-type="float" office:value="2.90325923036993">
                <text:p>2.90325923036993</text:p>
              </table:table-cell>
              <table:table-cell office:value-type="float" office:value="281.615010977">
                <text:p>281.615010977</text:p>
              </table:table-cell>
              <table:table-cell office:value-type="float" office:value="294.510117054">
                <text:p>294.510117054</text:p>
              </table:table-cell>
              <table:table-cell office:value-type="float" office:value="288.0625640155">
                <text:p>288.0625640155</text:p>
              </table:table-cell>
              <table:table-cell office:value-type="float" office:value="135.691849947">
                <text:p>135.691849947</text:p>
              </table:table-cell>
              <table:table-cell office:value-type="float" office:value="197.18343401">
                <text:p>197.18343401</text:p>
              </table:table-cell>
              <table:table-cell office:value-type="float" office:value="153.48020076775">
                <text:p>153.480200767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04">
      <style:chart-properties chart:display-label="true" chart:logarithmic="true" chart:maximum="8.04" chart:origin="1" chart:interval-major="0.301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04">
      <style:chart-properties chart:link-data-style-to-source="true"/>
      <style:graphic-properties draw:stroke="none" draw:fill-color="#4682b4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04">
      <style:chart-properties chart:link-data-style-to-source="true"/>
      <style:graphic-properties draw:stroke="none" draw:fill-color="#3cb371" dr3d:edge-rounding="5%"/>
      <style:text-properties fo:font-size="10pt" style:font-size-asian="10pt" style:font-size-complex="10pt"/>
    </style:style>
    <style:style style:name="ch13" style:family="chart" style:data-style-name="N104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fill-color="#ffffff"/>
    </style:style>
    <style:style style:name="ch15" style:family="chart">
      <style:graphic-properties svg:stroke-color="#b3b3b3" draw:fill-color="#000000"/>
    </style:style>
    <style:style style:name="ch16" style:family="chart">
      <style:graphic-properties svg:stroke-width="0.05cm" svg:stroke-color="#f4a46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4.393cm" svg:height="8.394cm" xlink:href=".." xlink:type="simple" chart:class="chart:stock" chart:style-name="ch1">
        <chart:legend chart:legend-position="top" svg:x="1.511cm" svg:y="0.185cm" style:legend-expansion="wide" chart:style-name="ch2"/>
        <chart:plot-area chart:style-name="ch3" table:cell-range-address="Floyd.C13:Floyd.G15 Floyd.C11:Floyd.G12 Floyd.H11:Floyd.L15 Floyd.O11:Floyd.O15 Floyd.M13:Floyd.N15" chart:data-source-has-labels="both" svg:x="1.246cm" svg:y="1.787cm" svg:width="12.064cm" svg:height="5.511cm">
          <chartooo:coordinate-region svg:x="1.973cm" svg:y="1.961cm" svg:width="10.715cm" svg:height="4.743cm"/>
          <chart:axis chart:dimension="x" chart:name="primary-x" chart:style-name="ch4" chartooo:axis-type="auto">
            <chartooo:date-scale/>
            <chart:title svg:x="5.898cm" svg:y="7.465cm" chart:style-name="ch5">
              <text:p>#Workers (#cores)</text:p>
            </chart:title>
            <chart:categories table:cell-range-address="Floyd.C13:Floyd.C15"/>
            <chart:grid chart:style-name="ch6" chart:class="major"/>
          </chart:axis>
          <chart:axis chart:dimension="y" chart:name="primary-y" chart:style-name="ch7">
            <chart:title svg:x="0.451cm" svg:y="5.525cm" chart:style-name="ch8">
              <text:p>SpeedUp (u)</text:p>
            </chart:title>
            <chart:grid chart:style-name="ch6" chart:class="major"/>
          </chart:axis>
          <chart:axis chart:dimension="y" chart:name="secondary-y" chart:style-name="ch9">
            <chart:title svg:x="13.597cm" svg:y="5.935cm" chart:style-name="ch8">
              <text:p>Execution Time (s)</text:p>
            </chart:title>
          </chart:axis>
          <chart:series chart:attached-axis="primary-y" chart:style-name="ch10" chart:values-cell-range-address="Floyd.D13:Floyd.D15" chart:label-cell-address="Floyd.D11:Floyd.D12" chart:class="chart:bar">
            <chart:data-point/>
            <chart:data-point chart:style-name="ch11" chart:repeated="2"/>
          </chart:series>
          <chart:series chart:attached-axis="primary-y" chart:style-name="ch12" chart:values-cell-range-address="Floyd.H13:Floyd.H15" chart:label-cell-address="Floyd.H11:Floyd.H12" chart:class="chart:bar">
            <chart:data-point chart:repeated="3"/>
          </chart:series>
          <chart:series chart:attached-axis="primary-y" chart:style-name="ch13" chart:values-cell-range-address="Floyd.L13:Floyd.L15" chart:label-cell-address="Floyd.L11:Floyd.L12" chart:class="chart:bar">
            <chart:data-point chart:repeated="3"/>
          </chart:series>
          <chart:series chart:values-cell-range-address="Floyd.E13:Floyd.E15" chart:label-cell-address="Floyd.E11:Floyd.E12" chart:attached-axis="secondary-y">
            <chart:data-point chart:repeated="3"/>
          </chart:series>
          <chart:series chart:values-cell-range-address="Floyd.F13:Floyd.F15" chart:label-cell-address="Floyd.F11:Floyd.F12" chart:attached-axis="secondary-y">
            <chart:data-point chart:repeated="3"/>
          </chart:series>
          <chart:series chart:values-cell-range-address="Floyd.G13:Floyd.G15" chart:label-cell-address="Floyd.G11:Floyd.G12" chart:attached-axis="secondary-y">
            <chart:data-point chart:repeated="3"/>
          </chart:series>
          <chart:series chart:values-cell-range-address="Floyd.I13:Floyd.I15" chart:label-cell-address="Floyd.I11:Floyd.I12" chart:attached-axis="secondary-y">
            <chart:data-point chart:repeated="3"/>
          </chart:series>
          <chart:series chart:values-cell-range-address="Floyd.J13:Floyd.J15" chart:label-cell-address="Floyd.J11:Floyd.J12" chart:attached-axis="secondary-y">
            <chart:data-point chart:repeated="3"/>
          </chart:series>
          <chart:series chart:values-cell-range-address="Floyd.K13:Floyd.K15" chart:label-cell-address="Floyd.K11:Floyd.K12" chart:attached-axis="secondary-y">
            <chart:data-point chart:repeated="3"/>
          </chart:series>
          <chart:series chart:values-cell-range-address="Floyd.M13:Floyd.M15" chart:attached-axis="secondary-y">
            <chart:data-point chart:repeated="3"/>
          </chart:series>
          <chart:series chart:values-cell-range-address="Floyd.N13:Floyd.N15" chart:attached-axis="secondary-y">
            <chart:data-point chart:repeated="3"/>
          </chart:series>
          <chart:series chart:values-cell-range-address="Floyd.O13:Floyd.O15" chart:label-cell-address="Floyd.O11:Floyd.O12" chart:attached-axis="secondary-y">
            <chart:data-point chart:repeated="3"/>
          </chart:series>
          <chart:stock-gain-marker chart:style-name="ch14"/>
          <chart:stock-loss-marker chart:style-name="ch15"/>
          <chart:stock-range-line chart:style-name="ch16"/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Parallel SpeedUp</text:p>
                <text:list>
                  <text:list-item>
                    <text:p>UserParallel</text:p>
                  </text:list-item>
                  <text:list-item>
                    <text:p>SpeedUp</text:p>
                  </text:list-item>
                </text:list>
                <draw:g>
                  <svg:desc>Floyd.D11:Floyd.D12</svg:desc>
                </draw:g>
              </table:table-cell>
              <table:table-cell office:value-type="string">
                <text:p>AutoParallel SpeedUp</text:p>
                <text:list>
                  <text:list-item>
                    <text:p>AutoParallel</text:p>
                  </text:list-item>
                  <text:list-item>
                    <text:p>SpeedUp</text:p>
                  </text:list-item>
                </text:list>
                <draw:g>
                  <svg:desc>Floyd.H11:Floyd.H12</svg:desc>
                </draw:g>
              </table:table-cell>
              <table:table-cell office:value-type="string">
                <text:p>AutoParallel LT SpeedUp</text:p>
                <text:list>
                  <text:list-item>
                    <text:p>AutoParallel LT</text:p>
                  </text:list-item>
                  <text:list-item>
                    <text:p>SpeedUp</text:p>
                  </text:list-item>
                </text:list>
                <draw:g>
                  <svg:desc>Floyd.L11:Floyd.L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Floyd.E11:Floyd.E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Floyd.F11:Floyd.F12</svg:desc>
                </draw:g>
              </table:table-cell>
              <table:table-cell office:value-type="string">
                <text:p>UserParallel Execution Time</text:p>
                <text:list>
                  <text:list-item>
                    <text:p>UserParallel</text:p>
                  </text:list-item>
                  <text:list-item>
                    <text:p>Execution Time</text:p>
                  </text:list-item>
                </text:list>
                <draw:g>
                  <svg:desc>Floyd.G11:Floyd.G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Floyd.I11:Floyd.I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Floyd.J11:Floyd.J12</svg:desc>
                </draw:g>
              </table:table-cell>
              <table:table-cell office:value-type="string">
                <text:p>AutoParallel Execution Time</text:p>
                <text:list>
                  <text:list-item>
                    <text:p>AutoParallel</text:p>
                  </text:list-item>
                  <text:list-item>
                    <text:p>Execution Time</text:p>
                  </text:list-item>
                </text:list>
                <draw:g>
                  <svg:desc>Floyd.K11:Floyd.K12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AutoParallel LT Execution Time</text:p>
                <text:list>
                  <text:list-item>
                    <text:p>AutoParallel LT</text:p>
                  </text:list-item>
                  <text:list-item>
                    <text:p>Execution Time</text:p>
                  </text:list-item>
                </text:list>
                <draw:g>
                  <svg:desc>Floyd.O11:Floyd.O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48)</text:p>
                <draw:g>
                  <svg:desc>Floyd.C13:Floyd.C15</svg:desc>
                </draw:g>
              </table:table-cell>
              <table:table-cell office:value-type="float" office:value="1">
                <text:p>1</text:p>
                <draw:g>
                  <svg:desc>Floyd.D13:Floyd.D15</svg:desc>
                </draw:g>
              </table:table-cell>
              <table:table-cell office:value-type="float" office:value="1.33226313776241">
                <text:p>1.33226313776241</text:p>
                <draw:g>
                  <svg:desc>Floyd.H13:Floyd.H15</svg:desc>
                </draw:g>
              </table:table-cell>
              <table:table-cell office:value-type="float" office:value="0.687030927349874">
                <text:p>0.687030927349874</text:p>
                <draw:g>
                  <svg:desc>Floyd.L13:Floyd.L15</svg:desc>
                </draw:g>
              </table:table-cell>
              <table:table-cell office:value-type="float" office:value="45.9049949646">
                <text:p>45.9049949646</text:p>
                <draw:g>
                  <svg:desc>Floyd.E13:Floyd.E15</svg:desc>
                </draw:g>
              </table:table-cell>
              <table:table-cell office:value-type="float" office:value="49.2629599571">
                <text:p>49.2629599571</text:p>
                <draw:g>
                  <svg:desc>Floyd.F13:Floyd.F15</svg:desc>
                </draw:g>
              </table:table-cell>
              <table:table-cell office:value-type="float" office:value="47.235261440275">
                <text:p>47.235261440275</text:p>
                <draw:g>
                  <svg:desc>Floyd.G13:Floyd.G15</svg:desc>
                </draw:g>
              </table:table-cell>
              <table:table-cell office:value-type="float" office:value="35.454903841">
                <text:p>35.454903841</text:p>
                <draw:g>
                  <svg:desc>Floyd.I13:Floyd.I15</svg:desc>
                </draw:g>
              </table:table-cell>
              <table:table-cell office:value-type="float" office:value="35.454903841">
                <text:p>35.454903841</text:p>
                <draw:g>
                  <svg:desc>Floyd.J13:Floyd.J15</svg:desc>
                </draw:g>
              </table:table-cell>
              <table:table-cell office:value-type="float" office:value="35.454903841">
                <text:p>35.454903841</text:p>
                <draw:g>
                  <svg:desc>Floyd.K13:Floyd.K15</svg:desc>
                </draw:g>
              </table:table-cell>
              <table:table-cell office:value-type="float" office:value="67.7738149166">
                <text:p>67.7738149166</text:p>
                <draw:g>
                  <svg:desc>Floyd.M13:Floyd.M15</svg:desc>
                </draw:g>
              </table:table-cell>
              <table:table-cell office:value-type="float" office:value="69.7316730022">
                <text:p>69.7316730022</text:p>
                <draw:g>
                  <svg:desc>Floyd.N13:Floyd.N15</svg:desc>
                </draw:g>
              </table:table-cell>
              <table:table-cell office:value-type="float" office:value="68.7527439594">
                <text:p>68.7527439594</text:p>
                <draw:g>
                  <svg:desc>Floyd.O13:Floyd.O15</svg:desc>
                </draw:g>
              </table:table-cell>
            </table:table-row>
            <table:table-row>
              <table:table-cell office:value-type="string">
                <text:p>2 (96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 (192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Linux_X86_64 LibreOffice_project/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04">
      <style:chart-properties chart:display-label="true" chart:logarithmic="true" chart:maximum="8.04" chart:origin="1" chart:interval-major="0.301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04">
      <style:chart-properties chart:link-data-style-to-source="true"/>
      <style:graphic-properties draw:stroke="none" draw:fill-color="#4682b4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04">
      <style:chart-properties chart:link-data-style-to-source="true"/>
      <style:graphic-properties draw:stroke="none" draw:fill-color="#3cb371" dr3d:edge-rounding="5%"/>
      <style:text-properties fo:font-size="10pt" style:font-size-asian="10pt" style:font-size-complex="10pt"/>
    </style:style>
    <style:style style:name="ch13" style:family="chart" style:data-style-name="N104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fill-color="#ffffff"/>
    </style:style>
    <style:style style:name="ch15" style:family="chart">
      <style:graphic-properties svg:stroke-color="#b3b3b3" draw:fill-color="#000000"/>
    </style:style>
    <style:style style:name="ch16" style:family="chart">
      <style:graphic-properties svg:stroke-width="0.05cm" svg:stroke-color="#f4a46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08cm" svg:height="8.395cm" xlink:href=".." xlink:type="simple" chart:class="chart:stock" chart:style-name="ch1">
        <chart:legend chart:legend-position="top" svg:x="1.855cm" svg:y="0.185cm" style:legend-expansion="wide" chart:style-name="ch2"/>
        <chart:plot-area chart:style-name="ch3" table:cell-range-address="Jacobi_1D.C13:Jacobi_1D.G15 Jacobi_1D.C11:Jacobi_1D.G12 Jacobi_1D.H11:Jacobi_1D.L15 Jacobi_1D.O11:Jacobi_1D.O15 Jacobi_1D.M13:Jacobi_1D.N15" chart:data-source-has-labels="both" svg:x="1.26cm" svg:y="1.787cm" svg:width="12.709cm" svg:height="5.512cm">
          <chartooo:coordinate-region svg:x="1.987cm" svg:y="1.961cm" svg:width="11.174cm" svg:height="4.744cm"/>
          <chart:axis chart:dimension="x" chart:name="primary-x" chart:style-name="ch4" chartooo:axis-type="auto">
            <chartooo:date-scale/>
            <chart:title svg:x="6.234cm" svg:y="7.466cm" chart:style-name="ch5">
              <text:p>#Workers (#cores)</text:p>
            </chart:title>
            <chart:categories table:cell-range-address="Jacobi_1D.C13:Jacobi_1D.C15"/>
            <chart:grid chart:style-name="ch6" chart:class="major"/>
          </chart:axis>
          <chart:axis chart:dimension="y" chart:name="primary-y" chart:style-name="ch7">
            <chart:title svg:x="0.451cm" svg:y="5.526cm" chart:style-name="ch8">
              <text:p>SpeedUp (u)</text:p>
            </chart:title>
            <chart:grid chart:style-name="ch6" chart:class="major"/>
          </chart:axis>
          <chart:axis chart:dimension="y" chart:name="secondary-y" chart:style-name="ch9">
            <chart:title svg:x="14.27cm" svg:y="5.936cm" chart:style-name="ch8">
              <text:p>Execution Time (s)</text:p>
            </chart:title>
          </chart:axis>
          <chart:series chart:attached-axis="primary-y" chart:style-name="ch10" chart:values-cell-range-address="Jacobi_1D.D13:Jacobi_1D.D15" chart:label-cell-address="Jacobi_1D.D11:Jacobi_1D.D12" chart:class="chart:bar">
            <chart:data-point/>
            <chart:data-point chart:style-name="ch11" chart:repeated="2"/>
          </chart:series>
          <chart:series chart:attached-axis="primary-y" chart:style-name="ch12" chart:values-cell-range-address="Jacobi_1D.H13:Jacobi_1D.H15" chart:label-cell-address="Jacobi_1D.H11:Jacobi_1D.H12" chart:class="chart:bar">
            <chart:data-point chart:repeated="3"/>
          </chart:series>
          <chart:series chart:attached-axis="primary-y" chart:style-name="ch13" chart:values-cell-range-address="Jacobi_1D.L13:Jacobi_1D.L15" chart:label-cell-address="Jacobi_1D.L11:Jacobi_1D.L12" chart:class="chart:bar">
            <chart:data-point chart:repeated="3"/>
          </chart:series>
          <chart:series chart:values-cell-range-address="Jacobi_1D.E13:Jacobi_1D.E15" chart:label-cell-address="Jacobi_1D.E11:Jacobi_1D.E12" chart:attached-axis="secondary-y">
            <chart:data-point chart:repeated="3"/>
          </chart:series>
          <chart:series chart:values-cell-range-address="Jacobi_1D.F13:Jacobi_1D.F15" chart:label-cell-address="Jacobi_1D.F11:Jacobi_1D.F12" chart:attached-axis="secondary-y">
            <chart:data-point chart:repeated="3"/>
          </chart:series>
          <chart:series chart:values-cell-range-address="Jacobi_1D.G13:Jacobi_1D.G15" chart:label-cell-address="Jacobi_1D.G11:Jacobi_1D.G12" chart:attached-axis="secondary-y">
            <chart:data-point chart:repeated="3"/>
          </chart:series>
          <chart:series chart:values-cell-range-address="Jacobi_1D.I13:Jacobi_1D.I15" chart:label-cell-address="Jacobi_1D.I11:Jacobi_1D.I12" chart:attached-axis="secondary-y">
            <chart:data-point chart:repeated="3"/>
          </chart:series>
          <chart:series chart:values-cell-range-address="Jacobi_1D.J13:Jacobi_1D.J15" chart:label-cell-address="Jacobi_1D.J11:Jacobi_1D.J12" chart:attached-axis="secondary-y">
            <chart:data-point chart:repeated="3"/>
          </chart:series>
          <chart:series chart:values-cell-range-address="Jacobi_1D.K13:Jacobi_1D.K15" chart:label-cell-address="Jacobi_1D.K11:Jacobi_1D.K12" chart:attached-axis="secondary-y">
            <chart:data-point chart:repeated="3"/>
          </chart:series>
          <chart:series chart:values-cell-range-address="Jacobi_1D.M13:Jacobi_1D.M15" chart:attached-axis="secondary-y">
            <chart:data-point chart:repeated="3"/>
          </chart:series>
          <chart:series chart:values-cell-range-address="Jacobi_1D.N13:Jacobi_1D.N15" chart:attached-axis="secondary-y">
            <chart:data-point chart:repeated="3"/>
          </chart:series>
          <chart:series chart:values-cell-range-address="Jacobi_1D.O13:Jacobi_1D.O15" chart:label-cell-address="Jacobi_1D.O11:Jacobi_1D.O12" chart:attached-axis="secondary-y">
            <chart:data-point chart:repeated="3"/>
          </chart:series>
          <chart:stock-gain-marker chart:style-name="ch14"/>
          <chart:stock-loss-marker chart:style-name="ch15"/>
          <chart:stock-range-line chart:style-name="ch16"/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Parallel SpeedUp</text:p>
                <text:list>
                  <text:list-item>
                    <text:p>UserParallel</text:p>
                  </text:list-item>
                  <text:list-item>
                    <text:p>SpeedUp</text:p>
                  </text:list-item>
                </text:list>
                <draw:g>
                  <svg:desc>Jacobi_1D.D11:Jacobi_1D.D12</svg:desc>
                </draw:g>
              </table:table-cell>
              <table:table-cell office:value-type="string">
                <text:p>AutoParallel SpeedUp</text:p>
                <text:list>
                  <text:list-item>
                    <text:p>AutoParallel</text:p>
                  </text:list-item>
                  <text:list-item>
                    <text:p>SpeedUp</text:p>
                  </text:list-item>
                </text:list>
                <draw:g>
                  <svg:desc>Jacobi_1D.H11:Jacobi_1D.H12</svg:desc>
                </draw:g>
              </table:table-cell>
              <table:table-cell office:value-type="string">
                <text:p>AutoParallel LT SpeedUp</text:p>
                <text:list>
                  <text:list-item>
                    <text:p>AutoParallel LT</text:p>
                  </text:list-item>
                  <text:list-item>
                    <text:p>SpeedUp</text:p>
                  </text:list-item>
                </text:list>
                <draw:g>
                  <svg:desc>Jacobi_1D.L11:Jacobi_1D.L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Jacobi_1D.E11:Jacobi_1D.E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Jacobi_1D.F11:Jacobi_1D.F12</svg:desc>
                </draw:g>
              </table:table-cell>
              <table:table-cell office:value-type="string">
                <text:p>UserParallel Execution Time</text:p>
                <text:list>
                  <text:list-item>
                    <text:p>UserParallel</text:p>
                  </text:list-item>
                  <text:list-item>
                    <text:p>Execution Time</text:p>
                  </text:list-item>
                </text:list>
                <draw:g>
                  <svg:desc>Jacobi_1D.G11:Jacobi_1D.G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Jacobi_1D.I11:Jacobi_1D.I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Jacobi_1D.J11:Jacobi_1D.J12</svg:desc>
                </draw:g>
              </table:table-cell>
              <table:table-cell office:value-type="string">
                <text:p>AutoParallel Execution Time</text:p>
                <text:list>
                  <text:list-item>
                    <text:p>AutoParallel</text:p>
                  </text:list-item>
                  <text:list-item>
                    <text:p>Execution Time</text:p>
                  </text:list-item>
                </text:list>
                <draw:g>
                  <svg:desc>Jacobi_1D.K11:Jacobi_1D.K12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AutoParallel LT Execution Time</text:p>
                <text:list>
                  <text:list-item>
                    <text:p>AutoParallel LT</text:p>
                  </text:list-item>
                  <text:list-item>
                    <text:p>Execution Time</text:p>
                  </text:list-item>
                </text:list>
                <draw:g>
                  <svg:desc>Jacobi_1D.O11:Jacobi_1D.O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48)</text:p>
                <draw:g>
                  <svg:desc>Jacobi_1D.C13:Jacobi_1D.C15</svg:desc>
                </draw:g>
              </table:table-cell>
              <table:table-cell office:value-type="float" office:value="1">
                <text:p>1</text:p>
                <draw:g>
                  <svg:desc>Jacobi_1D.D13:Jacobi_1D.D15</svg:desc>
                </draw:g>
              </table:table-cell>
              <table:table-cell office:value-type="float" office:value="1.49086457235738">
                <text:p>1.49086457235738</text:p>
                <draw:g>
                  <svg:desc>Jacobi_1D.H13:Jacobi_1D.H15</svg:desc>
                </draw:g>
              </table:table-cell>
              <table:table-cell office:value-type="float" office:value="0.601991926461184">
                <text:p>0.601991926461184</text:p>
                <draw:g>
                  <svg:desc>Jacobi_1D.L13:Jacobi_1D.L15</svg:desc>
                </draw:g>
              </table:table-cell>
              <table:table-cell office:value-type="float" office:value="173.452980042">
                <text:p>173.452980042</text:p>
                <draw:g>
                  <svg:desc>Jacobi_1D.E13:Jacobi_1D.E15</svg:desc>
                </draw:g>
              </table:table-cell>
              <table:table-cell office:value-type="float" office:value="189.826517105">
                <text:p>189.826517105</text:p>
                <draw:g>
                  <svg:desc>Jacobi_1D.F13:Jacobi_1D.F15</svg:desc>
                </draw:g>
              </table:table-cell>
              <table:table-cell office:value-type="float" office:value="182.530524333333">
                <text:p>182.530524333333</text:p>
                <draw:g>
                  <svg:desc>Jacobi_1D.G13:Jacobi_1D.G15</svg:desc>
                </draw:g>
              </table:table-cell>
              <table:table-cell office:value-type="float" office:value="122.169183016">
                <text:p>122.169183016</text:p>
                <draw:g>
                  <svg:desc>Jacobi_1D.I13:Jacobi_1D.I15</svg:desc>
                </draw:g>
              </table:table-cell>
              <table:table-cell office:value-type="float" office:value="122.696149111">
                <text:p>122.696149111</text:p>
                <draw:g>
                  <svg:desc>Jacobi_1D.J13:Jacobi_1D.J15</svg:desc>
                </draw:g>
              </table:table-cell>
              <table:table-cell office:value-type="float" office:value="122.4326660635">
                <text:p>122.4326660635</text:p>
                <draw:g>
                  <svg:desc>Jacobi_1D.K13:Jacobi_1D.K15</svg:desc>
                </draw:g>
              </table:table-cell>
              <table:table-cell office:value-type="float" office:value="290.447978973">
                <text:p>290.447978973</text:p>
                <draw:g>
                  <svg:desc>Jacobi_1D.M13:Jacobi_1D.M15</svg:desc>
                </draw:g>
              </table:table-cell>
              <table:table-cell office:value-type="float" office:value="315.973855972">
                <text:p>315.973855972</text:p>
                <draw:g>
                  <svg:desc>Jacobi_1D.N13:Jacobi_1D.N15</svg:desc>
                </draw:g>
              </table:table-cell>
              <table:table-cell office:value-type="float" office:value="303.2109174725">
                <text:p>303.2109174725</text:p>
                <draw:g>
                  <svg:desc>Jacobi_1D.O13:Jacobi_1D.O15</svg:desc>
                </draw:g>
              </table:table-cell>
            </table:table-row>
            <table:table-row>
              <table:table-cell office:value-type="string">
                <text:p>2 (96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 (192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Linux_X86_64 LibreOffice_project/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04">
      <style:chart-properties chart:display-label="true" chart:logarithmic="true" chart:maximum="8.04" chart:origin="1" chart:interval-major="0.301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04">
      <style:chart-properties chart:link-data-style-to-source="true"/>
      <style:graphic-properties draw:stroke="none" draw:fill-color="#4682b4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04">
      <style:chart-properties chart:link-data-style-to-source="true"/>
      <style:graphic-properties draw:stroke="none" draw:fill-color="#3cb371" dr3d:edge-rounding="5%"/>
      <style:text-properties fo:font-size="10pt" style:font-size-asian="10pt" style:font-size-complex="10pt"/>
    </style:style>
    <style:style style:name="ch13" style:family="chart" style:data-style-name="N104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fill-color="#ffffff"/>
    </style:style>
    <style:style style:name="ch15" style:family="chart">
      <style:graphic-properties svg:stroke-color="#b3b3b3" draw:fill-color="#000000"/>
    </style:style>
    <style:style style:name="ch16" style:family="chart">
      <style:graphic-properties svg:stroke-width="0.05cm" svg:stroke-color="#f4a46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411cm" svg:height="8.394cm" xlink:href=".." xlink:type="simple" chart:class="chart:stock" chart:style-name="ch1">
        <chart:legend chart:legend-position="top" svg:x="2.02cm" svg:y="0.185cm" style:legend-expansion="wide" chart:style-name="ch2"/>
        <chart:plot-area chart:style-name="ch3" table:cell-range-address="Seidel.C13:Seidel.G15 Seidel.C11:Seidel.G12 Seidel.H11:Seidel.L15 Seidel.O11:Seidel.O15 Seidel.M13:Seidel.N15" chart:data-source-has-labels="both" svg:x="1.267cm" svg:y="1.787cm" svg:width="13.019cm" svg:height="5.511cm">
          <chartooo:coordinate-region svg:x="1.994cm" svg:y="1.961cm" svg:width="11.299cm" svg:height="4.743cm"/>
          <chart:axis chart:dimension="x" chart:name="primary-x" chart:style-name="ch4" chartooo:axis-type="auto">
            <chartooo:date-scale/>
            <chart:title svg:x="6.396cm" svg:y="7.465cm" chart:style-name="ch5">
              <text:p>#Workers (#cores)</text:p>
            </chart:title>
            <chart:categories table:cell-range-address="Seidel.C13:Seidel.C15"/>
            <chart:grid chart:style-name="ch6" chart:class="major"/>
          </chart:axis>
          <chart:axis chart:dimension="y" chart:name="primary-y" chart:style-name="ch7">
            <chart:title svg:x="0.451cm" svg:y="5.525cm" chart:style-name="ch8">
              <text:p>SpeedUp (u)</text:p>
            </chart:title>
            <chart:grid chart:style-name="ch6" chart:class="major"/>
          </chart:axis>
          <chart:axis chart:dimension="y" chart:name="secondary-y" chart:style-name="ch9">
            <chart:title svg:x="14.594cm" svg:y="5.935cm" chart:style-name="ch8">
              <text:p>Execution Time (s)</text:p>
            </chart:title>
          </chart:axis>
          <chart:series chart:attached-axis="primary-y" chart:style-name="ch10" chart:values-cell-range-address="Seidel.D13:Seidel.D15" chart:label-cell-address="Seidel.D11:Seidel.D12" chart:class="chart:bar">
            <chart:data-point/>
            <chart:data-point chart:style-name="ch11" chart:repeated="2"/>
          </chart:series>
          <chart:series chart:attached-axis="primary-y" chart:style-name="ch12" chart:values-cell-range-address="Seidel.H13:Seidel.H15" chart:label-cell-address="Seidel.H11:Seidel.H12" chart:class="chart:bar">
            <chart:data-point chart:repeated="3"/>
          </chart:series>
          <chart:series chart:attached-axis="primary-y" chart:style-name="ch13" chart:values-cell-range-address="Seidel.L13:Seidel.L15" chart:label-cell-address="Seidel.L11:Seidel.L12" chart:class="chart:bar">
            <chart:data-point chart:repeated="3"/>
          </chart:series>
          <chart:series chart:values-cell-range-address="Seidel.E13:Seidel.E15" chart:label-cell-address="Seidel.E11:Seidel.E12" chart:attached-axis="secondary-y">
            <chart:data-point chart:repeated="3"/>
          </chart:series>
          <chart:series chart:values-cell-range-address="Seidel.F13:Seidel.F15" chart:label-cell-address="Seidel.F11:Seidel.F12" chart:attached-axis="secondary-y">
            <chart:data-point chart:repeated="3"/>
          </chart:series>
          <chart:series chart:values-cell-range-address="Seidel.G13:Seidel.G15" chart:label-cell-address="Seidel.G11:Seidel.G12" chart:attached-axis="secondary-y">
            <chart:data-point chart:repeated="3"/>
          </chart:series>
          <chart:series chart:values-cell-range-address="Seidel.I13:Seidel.I15" chart:label-cell-address="Seidel.I11:Seidel.I12" chart:attached-axis="secondary-y">
            <chart:data-point chart:repeated="3"/>
          </chart:series>
          <chart:series chart:values-cell-range-address="Seidel.J13:Seidel.J15" chart:label-cell-address="Seidel.J11:Seidel.J12" chart:attached-axis="secondary-y">
            <chart:data-point chart:repeated="3"/>
          </chart:series>
          <chart:series chart:values-cell-range-address="Seidel.K13:Seidel.K15" chart:label-cell-address="Seidel.K11:Seidel.K12" chart:attached-axis="secondary-y">
            <chart:data-point chart:repeated="3"/>
          </chart:series>
          <chart:series chart:values-cell-range-address="Seidel.M13:Seidel.M15" chart:attached-axis="secondary-y">
            <chart:data-point chart:repeated="3"/>
          </chart:series>
          <chart:series chart:values-cell-range-address="Seidel.N13:Seidel.N15" chart:attached-axis="secondary-y">
            <chart:data-point chart:repeated="3"/>
          </chart:series>
          <chart:series chart:values-cell-range-address="Seidel.O13:Seidel.O15" chart:label-cell-address="Seidel.O11:Seidel.O12" chart:attached-axis="secondary-y">
            <chart:data-point chart:repeated="3"/>
          </chart:series>
          <chart:stock-gain-marker chart:style-name="ch14"/>
          <chart:stock-loss-marker chart:style-name="ch15"/>
          <chart:stock-range-line chart:style-name="ch16"/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Parallel SpeedUp</text:p>
                <text:list>
                  <text:list-item>
                    <text:p>UserParallel</text:p>
                  </text:list-item>
                  <text:list-item>
                    <text:p>SpeedUp</text:p>
                  </text:list-item>
                </text:list>
                <draw:g>
                  <svg:desc>Seidel.D11:Seidel.D12</svg:desc>
                </draw:g>
              </table:table-cell>
              <table:table-cell office:value-type="string">
                <text:p>AutoParallel SpeedUp</text:p>
                <text:list>
                  <text:list-item>
                    <text:p>AutoParallel</text:p>
                  </text:list-item>
                  <text:list-item>
                    <text:p>SpeedUp</text:p>
                  </text:list-item>
                </text:list>
                <draw:g>
                  <svg:desc>Seidel.H11:Seidel.H12</svg:desc>
                </draw:g>
              </table:table-cell>
              <table:table-cell office:value-type="string">
                <text:p>AutoParallel LT SpeedUp</text:p>
                <text:list>
                  <text:list-item>
                    <text:p>AutoParallel LT</text:p>
                  </text:list-item>
                  <text:list-item>
                    <text:p>SpeedUp</text:p>
                  </text:list-item>
                </text:list>
                <draw:g>
                  <svg:desc>Seidel.L11:Seidel.L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Seidel.E11:Seidel.E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Seidel.F11:Seidel.F12</svg:desc>
                </draw:g>
              </table:table-cell>
              <table:table-cell office:value-type="string">
                <text:p>UserParallel Execution Time</text:p>
                <text:list>
                  <text:list-item>
                    <text:p>UserParallel</text:p>
                  </text:list-item>
                  <text:list-item>
                    <text:p>Execution Time</text:p>
                  </text:list-item>
                </text:list>
                <draw:g>
                  <svg:desc>Seidel.G11:Seidel.G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Seidel.I11:Seidel.I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Seidel.J11:Seidel.J12</svg:desc>
                </draw:g>
              </table:table-cell>
              <table:table-cell office:value-type="string">
                <text:p>AutoParallel Execution Time</text:p>
                <text:list>
                  <text:list-item>
                    <text:p>AutoParallel</text:p>
                  </text:list-item>
                  <text:list-item>
                    <text:p>Execution Time</text:p>
                  </text:list-item>
                </text:list>
                <draw:g>
                  <svg:desc>Seidel.K11:Seidel.K12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AutoParallel LT Execution Time</text:p>
                <text:list>
                  <text:list-item>
                    <text:p>AutoParallel LT</text:p>
                  </text:list-item>
                  <text:list-item>
                    <text:p>Execution Time</text:p>
                  </text:list-item>
                </text:list>
                <draw:g>
                  <svg:desc>Seidel.O11:Seidel.O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48)</text:p>
                <draw:g>
                  <svg:desc>Seidel.C13:Seidel.C15</svg:desc>
                </draw:g>
              </table:table-cell>
              <table:table-cell office:value-type="float" office:value="1">
                <text:p>1</text:p>
                <draw:g>
                  <svg:desc>Seidel.D13:Seidel.D15</svg:desc>
                </draw:g>
              </table:table-cell>
              <table:table-cell office:value-type="float" office:value="1.00963338940054">
                <text:p>1.00963338940054</text:p>
                <draw:g>
                  <svg:desc>Seidel.H13:Seidel.H15</svg:desc>
                </draw:g>
              </table:table-cell>
              <table:table-cell office:value-type="float" office:value="0.844654581710199">
                <text:p>0.844654581710199</text:p>
                <draw:g>
                  <svg:desc>Seidel.L13:Seidel.L15</svg:desc>
                </draw:g>
              </table:table-cell>
              <table:table-cell office:value-type="float" office:value="998.146447182">
                <text:p>998.146447182</text:p>
                <draw:g>
                  <svg:desc>Seidel.E13:Seidel.E15</svg:desc>
                </draw:g>
              </table:table-cell>
              <table:table-cell office:value-type="float" office:value="1161.44841409">
                <text:p>1161.44841409</text:p>
                <draw:g>
                  <svg:desc>Seidel.F13:Seidel.F15</svg:desc>
                </draw:g>
              </table:table-cell>
              <table:table-cell office:value-type="float" office:value="1078.2528440355">
                <text:p>1078.2528440355</text:p>
                <draw:g>
                  <svg:desc>Seidel.G13:Seidel.G15</svg:desc>
                </draw:g>
              </table:table-cell>
              <table:table-cell office:value-type="float" office:value="1035.73093009">
                <text:p>1035.73093009</text:p>
                <draw:g>
                  <svg:desc>Seidel.I13:Seidel.I15</svg:desc>
                </draw:g>
              </table:table-cell>
              <table:table-cell office:value-type="float" office:value="1121.13522005">
                <text:p>1121.13522005</text:p>
                <draw:g>
                  <svg:desc>Seidel.J13:Seidel.J15</svg:desc>
                </draw:g>
              </table:table-cell>
              <table:table-cell office:value-type="float" office:value="1067.96472398333">
                <text:p>1067.96472398333</text:p>
                <draw:g>
                  <svg:desc>Seidel.K13:Seidel.K15</svg:desc>
                </draw:g>
              </table:table-cell>
              <table:table-cell office:value-type="float" office:value="1276.56069994">
                <text:p>1276.56069994</text:p>
                <draw:g>
                  <svg:desc>Seidel.M13:Seidel.M15</svg:desc>
                </draw:g>
              </table:table-cell>
              <table:table-cell office:value-type="float" office:value="1276.56069994">
                <text:p>1276.56069994</text:p>
                <draw:g>
                  <svg:desc>Seidel.N13:Seidel.N15</svg:desc>
                </draw:g>
              </table:table-cell>
              <table:table-cell office:value-type="float" office:value="1276.56069994">
                <text:p>1276.56069994</text:p>
                <draw:g>
                  <svg:desc>Seidel.O13:Seidel.O15</svg:desc>
                </draw:g>
              </table:table-cell>
            </table:table-row>
            <table:table-row>
              <table:table-cell office:value-type="string">
                <text:p>2 (96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 (192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Linux_X86_64 LibreOffice_project/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